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2" svg:font-family="'Arial Unicode M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Lucida Sans Unicode" svg:font-family="'Lucida Sans Unicode'" style:font-family-generic="swiss" style:font-pitch="variable"/>
    <style:font-face style:name="Arial Unicode MS1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6.108cm" table:align="right" table:border-model="separating"/>
    </style:style>
    <style:style style:name="Таблица1.A" style:family="table-column">
      <style:table-column-properties style:column-width="3.836cm"/>
    </style:style>
    <style:style style:name="Таблица1.B" style:family="table-column">
      <style:table-column-properties style:column-width="1.499cm"/>
    </style:style>
    <style:style style:name="Таблица1.C" style:family="table-column">
      <style:table-column-properties style:column-width="0.773cm"/>
    </style:style>
    <style:style style:name="Таблица1.1" style:family="table-row">
      <style:table-row-properties style:row-height="0.503cm"/>
    </style:style>
    <style:style style:name="Таблица1.A1" style:family="table-cell">
      <style:table-cell-properties fo:padding="0.097cm" fo:border="none"/>
    </style:style>
    <style:style style:name="Таблица1.2" style:family="table-row">
      <style:table-row-properties style:row-height="0.582cm"/>
    </style:style>
    <style:style style:name="Таблица2" style:family="table">
      <style:table-properties style:width="6.077cm" table:align="right"/>
    </style:style>
    <style:style style:name="Таблица2.A" style:family="table-column">
      <style:table-column-properties style:column-width="2.619cm"/>
    </style:style>
    <style:style style:name="Таблица2.B" style:family="table-column">
      <style:table-column-properties style:column-width="1.773cm"/>
    </style:style>
    <style:style style:name="Таблица2.C" style:family="table-column">
      <style:table-column-properties style:column-width="1.685cm"/>
    </style:style>
    <style:style style:name="Таблица2.1" style:family="table-row">
      <style:table-row-properties style:row-height="0.503cm"/>
    </style:style>
    <style:style style:name="Таблица2.A1" style:family="table-cell">
      <style:table-cell-properties fo:padding="0.097cm" fo:border="none"/>
    </style:style>
    <style:style style:name="Таблица2.B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C1" style:family="table-cell">
      <style:table-cell-properties fo:padding="0.097cm" fo:border="0.05pt solid #000000"/>
    </style:style>
    <style:style style:name="Таблица2.B2" style:family="table-cell">
      <style:table-cell-properties fo:padding="0.097cm" fo:border-left="0.05pt solid #000000" fo:border-right="none" fo:border-top="none" fo:border-bottom="0.05pt solid #000000"/>
    </style:style>
    <style:style style:name="Таблица2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6.369cm" style:rel-width="91%" table:align="right"/>
    </style:style>
    <style:style style:name="Таблица3.A" style:family="table-column">
      <style:table-column-properties style:column-width="4.135cm" style:rel-column-width="2363*"/>
    </style:style>
    <style:style style:name="Таблица3.B" style:family="table-column">
      <style:table-column-properties style:column-width="2.235cm" style:rel-column-width="1278*"/>
    </style:style>
    <style:style style:name="Таблица3.1" style:family="table-row">
      <style:table-row-properties style:row-height="0.609cm"/>
    </style:style>
    <style:style style:name="Таблица3.A1" style:family="table-cell">
      <style:table-cell-properties fo:padding="0.097cm" fo:border="none"/>
    </style:style>
    <style:style style:name="Таблица3.B1" style:family="table-cell">
      <style:table-cell-properties fo:padding="0.097cm" fo:border="0.05pt solid #000000"/>
    </style:style>
    <style:style style:name="Таблица3.2" style:family="table-row">
      <style:table-row-properties style:row-height="0.9cm"/>
    </style:style>
    <style:style style:name="Таблица3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3" style:family="table-row">
      <style:table-row-properties style:row-height="0.556cm"/>
    </style:style>
    <style:style style:name="Таблица3.4" style:family="table-row">
      <style:table-row-properties style:row-height="0.561cm"/>
    </style:style>
    <style:style style:name="Таблица3.5" style:family="table-row">
      <style:table-row-properties style:row-height="0.582cm"/>
    </style:style>
    <style:style style:name="Таблица3.6" style:family="table-row">
      <style:table-row-properties style:row-height="0.497cm"/>
    </style:style>
    <style:style style:name="Таблица4" style:family="table">
      <style:table-properties style:width="5.68cm" table:align="right" table:border-model="separating"/>
    </style:style>
    <style:style style:name="Таблица4.A" style:family="table-column">
      <style:table-column-properties style:column-width="3.413cm"/>
    </style:style>
    <style:style style:name="Таблица4.B" style:family="table-column">
      <style:table-column-properties style:column-width="1.508cm"/>
    </style:style>
    <style:style style:name="Таблица4.C" style:family="table-column">
      <style:table-column-properties style:column-width="0.758cm"/>
    </style:style>
    <style:style style:name="Таблица4.1" style:family="table-row">
      <style:table-row-properties style:row-height="0.64cm"/>
    </style:style>
    <style:style style:name="Таблица4.A1" style:family="table-cell">
      <style:table-cell-properties fo:padding="0.097cm" fo:border="none"/>
    </style:style>
    <style:style style:name="Таблица4.2" style:family="table-row">
      <style:table-row-properties style:row-height="0.582cm"/>
    </style:style>
    <style:style style:name="Таблица5" style:family="table">
      <style:table-properties style:width="14.7cm" fo:break-before="column" table:align="margins"/>
    </style:style>
    <style:style style:name="Таблица5.A" style:family="table-column">
      <style:table-column-properties style:column-width="2.45cm" style:rel-column-width="10922*"/>
    </style:style>
    <style:style style:name="Таблица5.F" style:family="table-column">
      <style:table-column-properties style:column-width="2.45cm" style:rel-column-width="10925*"/>
    </style:style>
    <style:style style:name="Таблица5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5.F1" style:family="table-cell">
      <style:table-cell-properties fo:padding="0.097cm" fo:border="0.05pt solid #000000"/>
    </style:style>
    <style:style style:name="Таблица5.B2" style:family="table-cell">
      <style:table-cell-properties fo:padding="0.097cm" fo:border-left="0.05pt solid #000000" fo:border-right="none" fo:border-top="none" fo:border-bottom="0.05pt solid #000000"/>
    </style:style>
    <style:style style:name="Таблица5.F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22" style:family="table-row">
      <style:table-row-properties style:min-row-height="0.707cm"/>
    </style:style>
    <style:style style:name="Таблица6" style:family="table">
      <style:table-properties style:width="14.351cm" table:align="margins"/>
    </style:style>
    <style:style style:name="Таблица6.A" style:family="table-column">
      <style:table-column-properties style:column-width="2.392cm" style:rel-column-width="10922*"/>
    </style:style>
    <style:style style:name="Таблица6.F" style:family="table-column">
      <style:table-column-properties style:column-width="2.392cm" style:rel-column-width="10925*"/>
    </style:style>
    <style:style style:name="Таблица6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6.F1" style:family="table-cell">
      <style:table-cell-properties fo:padding="0.097cm" fo:border="0.05pt solid #000000"/>
    </style:style>
    <style:style style:name="Таблица6.B2" style:family="table-cell">
      <style:table-cell-properties fo:padding="0.097cm" fo:border-left="0.05pt solid #000000" fo:border-right="none" fo:border-top="none" fo:border-bottom="0.05pt solid #000000"/>
    </style:style>
    <style:style style:name="Таблица6.F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22" style:family="table-row">
      <style:table-row-properties style:min-row-height="0.707cm"/>
    </style:style>
    <style:style style:name="Таблица7" style:family="table">
      <style:table-properties style:width="14.351cm" table:align="margins"/>
    </style:style>
    <style:style style:name="Таблица7.A" style:family="table-column">
      <style:table-column-properties style:column-width="2.392cm" style:rel-column-width="10922*"/>
    </style:style>
    <style:style style:name="Таблица7.F" style:family="table-column">
      <style:table-column-properties style:column-width="2.392cm" style:rel-column-width="10925*"/>
    </style:style>
    <style:style style:name="Таблица7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7.F1" style:family="table-cell">
      <style:table-cell-properties fo:padding="0.097cm" fo:border="0.05pt solid #000000"/>
    </style:style>
    <style:style style:name="Таблица7.B2" style:family="table-cell">
      <style:table-cell-properties fo:padding="0.097cm" fo:border-left="0.05pt solid #000000" fo:border-right="none" fo:border-top="none" fo:border-bottom="0.05pt solid #000000"/>
    </style:style>
    <style:style style:name="Таблица7.F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22" style:family="table-row">
      <style:table-row-properties style:min-row-height="0.707cm"/>
    </style:style>
    <style:style style:name="P1" style:family="paragraph" style:parent-style-name="Table_20_Contents">
      <style:paragraph-properties fo:text-align="start" style:justify-single-word="false"/>
      <style:text-properties style:font-name="Lucida Sans Unicode" fo:font-size="7pt" officeooo:paragraph-rsid="001525ec" style:font-size-asian="7pt" style:font-size-complex="7pt"/>
    </style:style>
    <style:style style:name="P2" style:family="paragraph" style:parent-style-name="Table_20_Contents">
      <style:paragraph-properties fo:text-align="end" style:justify-single-word="false"/>
      <style:text-properties style:font-name="Lucida Sans Unicode" fo:font-size="7pt" officeooo:paragraph-rsid="001525ec" style:font-size-asian="7pt" style:font-size-complex="7pt"/>
    </style:style>
    <style:style style:name="P3" style:family="paragraph" style:parent-style-name="Table_20_Contents">
      <style:paragraph-properties fo:text-align="center" style:justify-single-word="false"/>
      <style:text-properties style:font-name="Lucida Sans Unicode" fo:font-size="7pt" officeooo:rsid="001addd5" officeooo:paragraph-rsid="001525ec" style:font-size-asian="7pt" style:font-size-complex="7pt"/>
    </style:style>
    <style:style style:name="P4" style:family="paragraph" style:parent-style-name="Table_20_Contents">
      <style:paragraph-properties fo:text-align="center" style:justify-single-word="false"/>
      <style:text-properties style:font-name="Lucida Sans Unicode" fo:font-size="7pt" officeooo:paragraph-rsid="001525ec" style:font-size-asian="7pt" style:font-size-complex="7pt"/>
    </style:style>
    <style:style style:name="P5" style:family="paragraph" style:parent-style-name="Table_20_Contents">
      <style:paragraph-properties fo:text-align="center" style:justify-single-word="false"/>
      <style:text-properties style:font-name="Arial Unicode MS" fo:font-size="7pt" officeooo:rsid="001bdafd" officeooo:paragraph-rsid="001525ec" style:font-size-asian="7pt" style:font-size-complex="7pt"/>
    </style:style>
    <style:style style:name="P6" style:family="paragraph" style:parent-style-name="Table_20_Contents">
      <style:paragraph-properties fo:text-align="center" style:justify-single-word="false"/>
      <style:text-properties style:font-name="Arial Unicode MS" fo:font-size="7pt" officeooo:paragraph-rsid="001525ec" style:font-size-asian="7pt" style:font-size-complex="7pt"/>
    </style:style>
    <style:style style:name="P7" style:family="paragraph" style:parent-style-name="Table_20_Contents">
      <style:paragraph-properties fo:text-align="start" style:justify-single-word="false"/>
      <style:text-properties style:font-name="Arial Unicode MS" fo:font-size="7pt" officeooo:paragraph-rsid="001525ec" style:font-size-asian="7pt" style:font-size-complex="7pt"/>
    </style:style>
    <style:style style:name="P8" style:family="paragraph" style:parent-style-name="Table_20_Contents">
      <style:paragraph-properties fo:text-align="start" style:justify-single-word="false"/>
      <style:text-properties style:font-name="Arial Unicode MS" fo:font-size="7pt" officeooo:paragraph-rsid="0019ea7e" style:font-size-asian="7pt" style:font-size-complex="7pt"/>
    </style:style>
    <style:style style:name="P9" style:family="paragraph" style:parent-style-name="Table_20_Contents">
      <style:paragraph-properties fo:text-align="end" style:justify-single-word="false"/>
      <style:text-properties style:font-name="Arial Unicode MS" fo:font-size="7pt" officeooo:paragraph-rsid="001525ec" style:font-size-asian="7pt" style:font-size-complex="7pt"/>
    </style:style>
    <style:style style:name="P10" style:family="paragraph" style:parent-style-name="Table_20_Contents">
      <style:paragraph-properties fo:text-align="center" style:justify-single-word="false"/>
      <style:text-properties style:font-name="Arial Unicode MS" fo:font-size="7pt" officeooo:rsid="0025ab6e" officeooo:paragraph-rsid="001525ec" style:font-size-asian="7pt" style:font-size-complex="7pt"/>
    </style:style>
    <style:style style:name="P11" style:family="paragraph" style:parent-style-name="Table_20_Contents">
      <style:paragraph-properties fo:text-align="start" style:justify-single-word="false"/>
      <style:text-properties style:font-name="Arial Unicode MS" fo:font-size="7pt" officeooo:rsid="0025ab6e" officeooo:paragraph-rsid="001525ec" style:font-size-asian="7pt" style:font-size-complex="7pt"/>
    </style:style>
    <style:style style:name="P12" style:family="paragraph" style:parent-style-name="Table_20_Contents">
      <style:paragraph-properties fo:text-align="start" style:justify-single-word="false"/>
      <style:text-properties style:font-name="Arial Unicode MS" fo:font-size="7pt" officeooo:rsid="0025ab6e" officeooo:paragraph-rsid="00186f1d" style:font-size-asian="7pt" style:font-size-complex="7pt"/>
    </style:style>
    <style:style style:name="P13" style:family="paragraph" style:parent-style-name="Table_20_Contents">
      <style:paragraph-properties fo:text-align="start" style:justify-single-word="false"/>
      <style:text-properties style:font-name="Arial Unicode MS" fo:font-size="7pt" officeooo:rsid="0025ab6e" officeooo:paragraph-rsid="001c8a2b" style:font-size-asian="7pt" style:font-size-complex="7pt"/>
    </style:style>
    <style:style style:name="P14" style:family="paragraph" style:parent-style-name="Table_20_Contents">
      <style:paragraph-properties fo:text-align="start" style:justify-single-word="false"/>
      <style:text-properties style:font-name="Arial Unicode MS" fo:font-size="7pt" officeooo:rsid="001b9ed3" officeooo:paragraph-rsid="001b9ed3" style:font-size-asian="7pt" style:font-size-complex="7pt"/>
    </style:style>
    <style:style style:name="P15" style:family="paragraph" style:parent-style-name="Table_20_Contents">
      <style:paragraph-properties fo:text-align="start" style:justify-single-word="false"/>
      <style:text-properties style:font-name="Arial Unicode MS" fo:font-size="7pt" fo:language="en" fo:country="US" officeooo:rsid="0025ab6e" officeooo:paragraph-rsid="001525ec" style:font-size-asian="7pt" style:font-size-complex="7pt"/>
    </style:style>
    <style:style style:name="P16" style:family="paragraph" style:parent-style-name="Table_20_Contents">
      <style:paragraph-properties fo:text-align="start" style:justify-single-word="false"/>
      <style:text-properties style:font-name="Arial Unicode MS" fo:font-size="7pt" fo:language="en" fo:country="US" officeooo:rsid="0016bb01" officeooo:paragraph-rsid="0016bb01" style:font-size-asian="7pt" style:font-size-complex="7pt"/>
    </style:style>
    <style:style style:name="P17" style:family="paragraph" style:parent-style-name="Table_20_Contents">
      <style:paragraph-properties fo:text-align="center" style:justify-single-word="false"/>
      <style:text-properties fo:font-size="7pt" officeooo:paragraph-rsid="001525ec" style:font-size-asian="7pt" style:font-size-complex="7pt"/>
    </style:style>
    <style:style style:name="P18" style:family="paragraph" style:parent-style-name="Table_20_Contents">
      <style:paragraph-properties fo:margin-left="-0.123cm" fo:margin-right="0.009cm" fo:text-align="end" style:justify-single-word="false" fo:text-indent="0cm" style:auto-text-indent="false"/>
      <style:text-properties style:font-name="Lucida Sans Unicode" fo:font-size="7pt" officeooo:paragraph-rsid="001525ec" style:font-size-asian="7pt" style:font-size-complex="7pt"/>
    </style:style>
    <style:style style:name="P19" style:family="paragraph" style:parent-style-name="Table_20_Contents">
      <style:paragraph-properties fo:margin-left="-0.123cm" fo:margin-right="0.009cm" fo:text-align="center" style:justify-single-word="false" fo:text-indent="0cm" style:auto-text-indent="false"/>
      <style:text-properties style:font-name="Lucida Sans Unicode" fo:font-size="7pt" officeooo:rsid="001addd5" officeooo:paragraph-rsid="001525ec" style:font-size-asian="7pt" style:font-size-complex="7pt"/>
    </style:style>
    <style:style style:name="P20" style:family="paragraph" style:parent-style-name="Table_20_Contents">
      <style:paragraph-properties fo:margin-left="-0.123cm" fo:margin-right="0.009cm" fo:text-align="center" style:justify-single-word="false" fo:text-indent="0cm" style:auto-text-indent="false"/>
      <style:text-properties style:font-name="Arial Unicode MS" fo:font-size="7pt" officeooo:rsid="001bdafd" officeooo:paragraph-rsid="001525ec" style:font-size-asian="7pt" style:font-size-complex="7pt"/>
    </style:style>
    <style:style style:name="P21" style:family="paragraph" style:parent-style-name="Table_20_Contents">
      <style:paragraph-properties fo:margin-left="-0.123cm" fo:margin-right="0.009cm" fo:text-align="end" style:justify-single-word="false" fo:text-indent="0cm" style:auto-text-indent="false"/>
      <style:text-properties style:font-name="Arial Unicode MS" fo:font-size="7pt" officeooo:paragraph-rsid="001525ec" style:font-size-asian="7pt" style:font-size-complex="7pt"/>
    </style:style>
    <style:style style:name="P22" style:family="paragraph" style:parent-style-name="Standard">
      <style:paragraph-properties fo:margin-left="-0.123cm" fo:margin-right="0.009cm" fo:text-align="start" style:justify-single-word="false" fo:text-indent="0cm" style:auto-text-indent="false"/>
      <style:text-properties style:font-name="Arial Unicode MS" fo:font-size="7pt" fo:language="ru" fo:country="RU" style:text-underline-style="none" fo:font-weight="normal" officeooo:rsid="0019606e" officeooo:paragraph-rsid="001525ec" style:font-size-asian="7pt" style:font-weight-asian="normal" style:font-size-complex="7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Arial Unicode MS" fo:font-size="7pt" style:text-underline-style="solid" style:text-underline-width="auto" style:text-underline-color="font-color" officeooo:rsid="001705bf" officeooo:paragraph-rsid="001525ec" style:font-size-asian="7pt" style:font-size-complex="7pt"/>
    </style:style>
    <style:style style:name="P24" style:family="paragraph" style:parent-style-name="Standard">
      <style:text-properties style:font-name="Arial Unicode MS" fo:font-size="7pt" officeooo:rsid="00166d93" officeooo:paragraph-rsid="001525ec" style:font-size-asian="7pt" style:font-size-complex="7pt"/>
    </style:style>
    <style:style style:name="P25" style:family="paragraph" style:parent-style-name="Standard">
      <style:text-properties style:font-name="Arial Unicode MS" fo:font-size="7pt" officeooo:paragraph-rsid="001525ec" style:font-size-asian="7pt" style:font-size-complex="7pt"/>
    </style:style>
    <style:style style:name="P26" style:family="paragraph" style:parent-style-name="Standard">
      <style:paragraph-properties fo:text-align="start" style:justify-single-word="false"/>
      <style:text-properties style:font-name="Arial Unicode MS" fo:font-size="7pt" style:text-underline-style="none" officeooo:paragraph-rsid="001525ec" style:font-size-asian="7pt" style:font-size-complex="7pt"/>
    </style:style>
    <style:style style:name="P27" style:family="paragraph" style:parent-style-name="Standard">
      <style:paragraph-properties fo:text-align="center" style:justify-single-word="false"/>
      <style:text-properties style:font-name="Arial Unicode MS" fo:font-size="7pt" fo:language="ru" fo:country="RU" style:text-underline-style="solid" style:text-underline-width="auto" style:text-underline-color="font-color" officeooo:rsid="001705bf" officeooo:paragraph-rsid="001525ec" style:font-size-asian="7pt" style:font-size-complex="7pt"/>
    </style:style>
    <style:style style:name="P28" style:family="paragraph" style:parent-style-name="Standard">
      <style:paragraph-properties fo:text-align="start" style:justify-single-word="false"/>
      <style:text-properties style:font-name="Arial Unicode MS" fo:font-size="7pt" fo:language="ru" fo:country="RU" style:text-underline-style="solid" style:text-underline-width="auto" style:text-underline-color="font-color" fo:font-weight="normal" officeooo:rsid="00187593" officeooo:paragraph-rsid="001525ec" style:font-size-asian="7pt" style:font-weight-asian="normal" style:font-size-complex="7pt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Arial Unicode MS" fo:font-size="7pt" fo:language="ru" fo:country="RU" style:text-underline-style="solid" style:text-underline-width="auto" style:text-underline-color="font-color" fo:font-weight="normal" officeooo:rsid="00187593" officeooo:paragraph-rsid="00186f1d" style:font-size-asian="7pt" style:font-weight-asian="normal" style:font-size-complex="7pt" style:font-weight-complex="normal"/>
    </style:style>
    <style:style style:name="P30" style:family="paragraph" style:parent-style-name="Standard">
      <style:paragraph-properties fo:text-align="end" style:justify-single-word="false"/>
      <style:text-properties style:font-name="Arial Unicode MS" fo:font-size="7pt" fo:language="ru" fo:country="RU" style:text-underline-style="solid" style:text-underline-width="auto" style:text-underline-color="font-color" fo:font-weight="bold" officeooo:rsid="001705bf" officeooo:paragraph-rsid="001525ec" style:font-size-asian="7pt" style:font-weight-asian="bold" style:font-size-complex="7pt" style:font-weight-complex="bold"/>
    </style:style>
    <style:style style:name="P31" style:family="paragraph" style:parent-style-name="Standard">
      <style:paragraph-properties fo:text-align="end" style:justify-single-word="false"/>
      <style:text-properties style:font-name="Arial Unicode MS" fo:font-size="7pt" fo:language="ru" fo:country="RU" style:text-underline-style="solid" style:text-underline-width="auto" style:text-underline-color="font-color" fo:font-weight="bold" officeooo:rsid="002444d4" officeooo:paragraph-rsid="001525ec" style:font-size-asian="7pt" style:font-weight-asian="bold" style:font-size-complex="7pt" style:font-weight-complex="bold"/>
    </style:style>
    <style:style style:name="P32" style:family="paragraph" style:parent-style-name="Standard">
      <style:paragraph-properties fo:text-align="start" style:justify-single-word="false"/>
      <style:text-properties style:font-name="Arial Unicode MS" fo:font-size="7pt" fo:language="ru" fo:country="RU" style:text-underline-style="none" officeooo:rsid="001705bf" officeooo:paragraph-rsid="001525ec" style:font-size-asian="7pt" style:font-size-complex="7pt"/>
    </style:style>
    <style:style style:name="P33" style:family="paragraph" style:parent-style-name="Standard">
      <style:paragraph-properties fo:text-align="start" style:justify-single-word="false"/>
      <style:text-properties style:font-name="Arial Unicode MS" fo:font-size="7pt" fo:language="ru" fo:country="RU" style:text-underline-style="none" fo:font-weight="bold" officeooo:rsid="001705bf" officeooo:paragraph-rsid="001525ec" style:font-size-asian="7pt" style:font-weight-asian="bold" style:font-size-complex="7pt" style:font-weight-complex="bold"/>
    </style:style>
    <style:style style:name="P34" style:family="paragraph" style:parent-style-name="Standard">
      <style:paragraph-properties fo:text-align="start" style:justify-single-word="false"/>
      <style:text-properties style:font-name="Arial Unicode MS" fo:font-size="7pt" fo:language="ru" fo:country="RU" style:text-underline-style="none" fo:font-weight="normal" officeooo:rsid="001705bf" officeooo:paragraph-rsid="001525ec" style:font-size-asian="7pt" style:font-weight-asian="normal" style:font-size-complex="7pt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font-name="Arial Unicode MS" fo:font-size="7pt" fo:language="ru" fo:country="RU" style:text-underline-style="none" fo:font-weight="normal" officeooo:rsid="00187593" officeooo:paragraph-rsid="001525ec" style:font-size-asian="7pt" style:font-weight-asian="normal" style:font-size-complex="7pt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font-name="Arial Unicode MS" fo:font-size="7pt" fo:language="ru" fo:country="RU" style:text-underline-style="none" fo:font-weight="normal" officeooo:rsid="002444d4" officeooo:paragraph-rsid="001525ec" style:font-size-asian="7pt" style:font-weight-asian="normal" style:font-size-complex="7pt" style:font-weight-complex="normal"/>
    </style:style>
    <style:style style:name="P37" style:family="paragraph" style:parent-style-name="Standard">
      <style:paragraph-properties fo:text-align="end" style:justify-single-word="false"/>
      <style:text-properties style:font-name="Arial Unicode MS" fo:font-size="7pt" fo:language="en" fo:country="US" style:text-underline-style="solid" style:text-underline-width="auto" style:text-underline-color="font-color" fo:font-weight="bold" officeooo:rsid="001705bf" officeooo:paragraph-rsid="001525ec" style:font-size-asian="7pt" style:font-weight-asian="bold" style:font-size-complex="7pt" style:font-weight-complex="bold"/>
    </style:style>
    <style:style style:name="P38" style:family="paragraph" style:parent-style-name="Standard">
      <style:paragraph-properties fo:text-align="center" style:justify-single-word="false"/>
      <style:text-properties style:font-name="Arial Unicode MS" fo:font-size="7pt" fo:language="en" fo:country="US" style:text-underline-style="solid" style:text-underline-width="auto" style:text-underline-color="font-color" fo:font-weight="bold" officeooo:rsid="001705bf" officeooo:paragraph-rsid="001525ec" style:font-size-asian="7pt" style:font-weight-asian="bold" style:font-size-complex="7pt" style:font-weight-complex="bold"/>
    </style:style>
    <style:style style:name="P39" style:family="paragraph" style:parent-style-name="Standard">
      <style:paragraph-properties fo:text-align="center" style:justify-single-word="false"/>
      <style:text-properties style:font-name="Arial Unicode MS" fo:font-size="6pt" style:text-underline-style="none" officeooo:rsid="00166d93" officeooo:paragraph-rsid="001525ec" style:font-size-asian="6pt" style:font-size-complex="6pt"/>
    </style:style>
    <style:style style:name="P40" style:family="paragraph" style:parent-style-name="Standard">
      <style:paragraph-properties fo:text-align="center" style:justify-single-word="false"/>
      <style:text-properties style:font-name="Arial Unicode MS" fo:font-size="6pt" style:text-underline-style="none" officeooo:rsid="001705bf" officeooo:paragraph-rsid="001525ec" style:font-size-asian="6pt" style:font-size-complex="6pt"/>
    </style:style>
    <style:style style:name="P41" style:family="paragraph" style:parent-style-name="Standard">
      <style:paragraph-properties fo:text-align="end" style:justify-single-word="false"/>
      <style:text-properties style:font-name="Arial Unicode MS" fo:font-size="6pt" fo:language="ru" fo:country="RU" style:text-underline-style="none" fo:font-weight="normal" officeooo:rsid="00187593" officeooo:paragraph-rsid="001525ec" style:font-size-asian="6pt" style:font-weight-asian="normal" style:font-size-complex="6pt" style:font-weight-complex="normal"/>
    </style:style>
    <style:style style:name="P42" style:family="paragraph" style:parent-style-name="Standard">
      <style:paragraph-properties fo:text-align="center" style:justify-single-word="false"/>
      <style:text-properties style:font-name="Arial Unicode MS" fo:font-size="6pt" fo:language="ru" fo:country="RU" style:text-underline-style="none" fo:font-weight="normal" officeooo:rsid="00187593" officeooo:paragraph-rsid="001525ec" style:font-size-asian="6pt" style:font-weight-asian="normal" style:font-size-complex="6pt" style:font-weight-complex="normal"/>
    </style:style>
    <style:style style:name="P43" style:family="paragraph" style:parent-style-name="Standard">
      <style:paragraph-properties fo:text-align="center" style:justify-single-word="false"/>
      <style:text-properties fo:font-size="7pt" fo:language="ru" fo:country="RU" style:text-underline-style="none" fo:font-weight="bold" officeooo:paragraph-rsid="001525ec" style:font-size-asian="7pt" style:font-weight-asian="bold" style:font-size-complex="7pt" style:font-weight-complex="bold"/>
    </style:style>
    <style:style style:name="P44" style:family="paragraph" style:parent-style-name="Standard">
      <style:paragraph-properties fo:text-align="start" style:justify-single-word="false"/>
      <style:text-properties fo:font-size="7pt" fo:language="ru" fo:country="RU" style:text-underline-style="none" fo:font-weight="bold" officeooo:paragraph-rsid="001525ec" style:font-size-asian="7pt" style:font-weight-asian="bold" style:font-size-complex="7pt" style:font-weight-complex="bold"/>
    </style:style>
    <style:style style:name="P45" style:family="paragraph" style:parent-style-name="Standard">
      <style:text-properties officeooo:paragraph-rsid="001525ec"/>
    </style:style>
    <style:style style:name="P46" style:family="paragraph" style:parent-style-name="Standard">
      <style:paragraph-properties fo:text-align="center" style:justify-single-word="false" fo:padding="0.074cm" fo:border-left="none" fo:border-right="none" fo:border-top="none" fo:border-bottom="0.99pt solid #000000" style:join-border="false"/>
      <style:text-properties style:font-name="Arial Unicode MS" fo:font-size="6pt" fo:language="ru" fo:country="RU" style:text-underline-style="none" fo:font-weight="normal" officeooo:rsid="00187593" officeooo:paragraph-rsid="001525ec" style:font-size-asian="6pt" style:font-weight-asian="normal" style:font-size-complex="6pt" style:font-weight-complex="normal"/>
    </style:style>
    <style:style style:name="P47" style:family="paragraph" style:parent-style-name="Standard">
      <style:paragraph-properties fo:text-align="end" style:justify-single-word="false" fo:break-before="column"/>
      <style:text-properties style:font-name="Arial Unicode MS" fo:font-size="7pt" fo:language="ru" fo:country="RU" style:text-underline-style="solid" style:text-underline-width="auto" style:text-underline-color="font-color" fo:font-weight="bold" officeooo:rsid="001705bf" officeooo:paragraph-rsid="001525ec" style:font-size-asian="7pt" style:font-weight-asian="bold" style:font-size-complex="7pt" style:font-weight-complex="bold"/>
    </style:style>
    <style:style style:name="P48" style:family="paragraph" style:parent-style-name="Standard">
      <style:paragraph-properties fo:margin-left="0cm" fo:margin-right="0cm" fo:text-align="start" style:justify-single-word="false" fo:text-indent="0.609cm" style:auto-text-indent="false"/>
      <style:text-properties style:font-name="Arial Unicode MS" fo:font-size="7pt" fo:language="en" fo:country="US" style:text-underline-style="solid" style:text-underline-width="auto" style:text-underline-color="font-color" fo:font-weight="bold" officeooo:rsid="001705bf" officeooo:paragraph-rsid="001525ec" style:font-size-asian="7pt" style:font-weight-asian="bold" style:font-size-complex="7pt" style:font-weight-complex="bold"/>
    </style:style>
    <style:style style:name="P49" style:family="paragraph" style:parent-style-name="Standard">
      <style:paragraph-properties fo:margin-left="-0.12cm" fo:margin-right="0.014cm" fo:text-align="start" style:justify-single-word="false" fo:text-indent="0cm" style:auto-text-indent="false"/>
      <style:text-properties style:font-name="Lucida Sans Unicode" fo:font-size="7pt" fo:language="ru" fo:country="RU" style:text-underline-style="none" fo:font-weight="normal" officeooo:rsid="0019606e" officeooo:paragraph-rsid="001525ec" style:font-size-asian="7pt" style:font-weight-asian="normal" style:font-size-complex="7pt" style:font-weight-complex="normal"/>
    </style:style>
    <style:style style:name="P50" style:family="paragraph" style:parent-style-name="Standard">
      <style:paragraph-properties fo:margin-left="0.582cm" fo:margin-right="0cm" fo:text-align="start" style:justify-single-word="false" fo:text-indent="0cm" style:auto-text-indent="false"/>
      <style:text-properties style:font-name="Lucida Sans Unicode" fo:font-size="7pt" fo:language="ru" fo:country="RU" style:text-underline-style="none" fo:font-weight="bold" officeooo:rsid="001acc12" officeooo:paragraph-rsid="001525ec" style:font-size-asian="7pt" style:font-weight-asian="bold" style:font-size-complex="7pt" style:font-weight-complex="bold"/>
    </style:style>
    <style:style style:name="P51" style:family="paragraph" style:parent-style-name="Standard">
      <style:paragraph-properties fo:margin-left="0.582cm" fo:margin-right="0cm" fo:text-align="start" style:justify-single-word="false" fo:text-indent="0cm" style:auto-text-indent="false"/>
      <style:text-properties style:font-name="Lucida Sans Unicode" fo:font-size="7pt" fo:language="ru" fo:country="RU" style:text-underline-style="none" fo:font-weight="normal" officeooo:rsid="001addd5" officeooo:paragraph-rsid="00182a6c" style:font-size-asian="7pt" style:font-weight-asian="normal" style:font-size-complex="7pt" style:font-weight-complex="normal"/>
    </style:style>
    <style:style style:name="P52" style:family="paragraph" style:parent-style-name="Standard">
      <style:paragraph-properties fo:margin-left="0.582cm" fo:margin-right="0cm" fo:text-align="center" style:justify-single-word="false" fo:text-indent="0cm" style:auto-text-indent="false"/>
      <style:text-properties style:font-name="Arial Unicode MS" fo:font-size="7pt" fo:language="ru" fo:country="RU" style:text-underline-style="none" fo:font-weight="normal" officeooo:rsid="001addd5" officeooo:paragraph-rsid="001525ec" style:font-size-asian="7pt" style:font-weight-asian="normal" style:font-size-complex="7pt" style:font-weight-complex="normal"/>
    </style:style>
    <style:style style:name="P53" style:family="paragraph" style:parent-style-name="Standard">
      <style:paragraph-properties fo:margin-left="0.582cm" fo:margin-right="0cm" fo:text-align="start" style:justify-single-word="false" fo:text-indent="0cm" style:auto-text-indent="false"/>
      <style:text-properties style:font-name="Arial Unicode MS" fo:font-size="7pt" fo:language="ru" fo:country="RU" style:text-underline-style="none" fo:font-weight="normal" officeooo:rsid="001addd5" officeooo:paragraph-rsid="001525ec" style:font-size-asian="7pt" style:font-weight-asian="normal" style:font-size-complex="7pt" style:font-weight-complex="normal"/>
    </style:style>
    <style:style style:name="P54" style:family="paragraph" style:parent-style-name="Standard">
      <style:paragraph-properties fo:margin-left="0.582cm" fo:margin-right="0cm" fo:text-align="start" style:justify-single-word="false" fo:text-indent="0cm" style:auto-text-indent="false"/>
      <style:text-properties style:font-name="Arial Unicode MS" fo:font-size="7pt" fo:language="ru" fo:country="RU" style:text-underline-style="none" fo:font-weight="normal" officeooo:rsid="001bdafd" officeooo:paragraph-rsid="001525ec" style:font-size-asian="7pt" style:font-weight-asian="normal" style:font-size-complex="7pt" style:font-weight-complex="normal"/>
    </style:style>
    <style:style style:name="P55" style:family="paragraph" style:parent-style-name="Standard">
      <style:paragraph-properties fo:margin-left="0.582cm" fo:margin-right="0cm" fo:text-align="start" style:justify-single-word="false" fo:text-indent="0cm" style:auto-text-indent="false"/>
      <style:text-properties style:font-name="Arial Unicode MS" fo:font-size="7pt" fo:language="ru" fo:country="RU" style:text-underline-style="none" fo:font-weight="normal" officeooo:rsid="001f6a3e" officeooo:paragraph-rsid="001525ec" style:font-size-asian="7pt" style:font-weight-asian="normal" style:font-size-complex="7pt" style:font-weight-complex="normal"/>
    </style:style>
    <style:style style:name="P56" style:family="paragraph" style:parent-style-name="Standard">
      <style:paragraph-properties fo:margin-left="0.582cm" fo:margin-right="0cm" fo:text-align="start" style:justify-single-word="false" fo:text-indent="0cm" style:auto-text-indent="false"/>
      <style:text-properties style:font-name="Arial Unicode MS" fo:font-size="7pt" fo:language="ru" fo:country="RU" style:text-underline-style="none" fo:font-weight="normal" officeooo:rsid="001acc12" officeooo:paragraph-rsid="00186f1d" style:font-size-asian="7pt" style:font-weight-asian="normal" style:font-size-complex="7pt" style:font-weight-complex="normal"/>
    </style:style>
    <style:style style:name="P57" style:family="paragraph" style:parent-style-name="Standard">
      <style:paragraph-properties fo:margin-left="0.582cm" fo:margin-right="0cm" fo:text-align="start" style:justify-single-word="false" fo:text-indent="0cm" style:auto-text-indent="false"/>
      <style:text-properties style:text-outline="false" style:text-line-through-style="none" style:font-name="Arial Unicode MS" fo:font-size="7pt" fo:language="ru" fo:country="RU" fo:font-style="normal" fo:text-shadow="none" style:text-underline-style="none" fo:font-weight="normal" officeooo:rsid="001addd5" officeooo:paragraph-rsid="001525ec" style:font-size-asian="7pt" style:font-style-asian="normal" style:font-weight-asian="normal" style:font-size-complex="7pt" style:font-weight-complex="normal" style:text-emphasize="none"/>
    </style:style>
    <style:style style:name="P58" style:family="paragraph" style:parent-style-name="Standard">
      <style:paragraph-properties fo:margin-left="-0.441cm" fo:margin-right="0.009cm" fo:text-align="end" style:justify-single-word="false" fo:text-indent="-0.423cm" style:auto-text-indent="false">
        <style:tab-stops/>
      </style:paragraph-properties>
      <style:text-properties style:font-name="Lucida Sans Unicode" fo:font-size="7pt" fo:language="ru" fo:country="RU" style:text-underline-style="none" fo:font-weight="normal" officeooo:rsid="001addd5" officeooo:paragraph-rsid="001525ec" style:font-size-asian="7pt" style:font-weight-asian="normal" style:font-size-complex="7pt" style:font-weight-complex="normal"/>
    </style:style>
    <style:style style:name="P59" style:family="paragraph" style:parent-style-name="Standard">
      <style:paragraph-properties fo:margin-left="-0.123cm" fo:margin-right="0.009cm" fo:text-align="center" style:justify-single-word="false" fo:text-indent="0.053cm" style:auto-text-indent="false">
        <style:tab-stops/>
      </style:paragraph-properties>
      <style:text-properties style:font-name="Arial Unicode MS" fo:font-size="7pt" fo:language="ru" fo:country="RU" style:text-underline-style="none" fo:font-weight="normal" officeooo:rsid="001bdafd" officeooo:paragraph-rsid="001525ec" style:font-size-asian="7pt" style:font-weight-asian="normal" style:font-size-complex="7pt" style:font-weight-complex="normal"/>
    </style:style>
    <style:style style:name="P60" style:family="paragraph" style:parent-style-name="Standard">
      <style:paragraph-properties fo:margin-left="-0.123cm" fo:margin-right="0.009cm" fo:text-align="start" style:justify-single-word="false" fo:text-indent="0.053cm" style:auto-text-indent="false">
        <style:tab-stops/>
      </style:paragraph-properties>
      <style:text-properties style:font-name="Arial Unicode MS" fo:font-size="7pt" fo:language="ru" fo:country="RU" style:text-underline-style="none" fo:font-weight="normal" officeooo:rsid="001bdafd" officeooo:paragraph-rsid="001525ec" style:font-size-asian="7pt" style:font-weight-asian="normal" style:font-size-complex="7pt" style:font-weight-complex="normal"/>
    </style:style>
    <style:style style:name="P61" style:family="paragraph" style:parent-style-name="Standard">
      <style:paragraph-properties fo:margin-left="-0.123cm" fo:margin-right="0.009cm" fo:text-align="end" style:justify-single-word="false" fo:text-indent="0.053cm" style:auto-text-indent="false">
        <style:tab-stops/>
      </style:paragraph-properties>
      <style:text-properties style:font-name="Arial Unicode MS" fo:font-size="7pt" fo:language="ru" fo:country="RU" style:text-underline-style="none" fo:font-weight="normal" officeooo:rsid="001bdafd" officeooo:paragraph-rsid="001525ec" style:font-size-asian="7pt" style:font-weight-asian="normal" style:font-size-complex="7pt" style:font-weight-complex="normal"/>
    </style:style>
    <style:style style:name="P62" style:family="paragraph" style:parent-style-name="Standard">
      <style:paragraph-properties fo:margin-left="-0.123cm" fo:margin-right="0.009cm" fo:text-align="start" style:justify-single-word="false" fo:text-indent="0.053cm" style:auto-text-indent="false">
        <style:tab-stops/>
      </style:paragraph-properties>
      <style:text-properties style:font-name="Arial Unicode MS" fo:font-size="7pt" fo:language="ru" fo:country="RU" style:text-underline-style="none" fo:font-weight="normal" officeooo:rsid="001c2176" officeooo:paragraph-rsid="001525ec" style:font-size-asian="7pt" style:font-weight-asian="normal" style:font-size-complex="7pt" style:font-weight-complex="normal"/>
    </style:style>
    <style:style style:name="P63" style:family="paragraph" style:parent-style-name="Standard">
      <style:paragraph-properties fo:margin-left="-0.12cm" fo:margin-right="0.014cm" fo:text-align="start" style:justify-single-word="false" fo:text-indent="0.155cm" style:auto-text-indent="false">
        <style:tab-stops/>
      </style:paragraph-properties>
      <style:text-properties style:font-name="Arial Unicode MS" fo:font-size="7pt" fo:language="ru" fo:country="RU" style:text-underline-style="none" fo:font-weight="normal" officeooo:paragraph-rsid="001525ec" style:font-size-asian="7pt" style:font-weight-asian="normal" style:font-size-complex="7pt" style:font-weight-complex="normal"/>
    </style:style>
    <style:style style:name="P6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 Unicode MS" fo:font-size="7pt" fo:language="ru" fo:country="RU" style:text-underline-style="none" fo:font-weight="normal" officeooo:rsid="001acc12" officeooo:paragraph-rsid="001525ec" style:font-size-asian="7pt" style:font-weight-asian="normal" style:font-size-complex="7pt" style:font-weight-complex="normal"/>
    </style:style>
    <style:style style:name="P65" style:family="paragraph" style:parent-style-name="Standard">
      <style:paragraph-properties fo:margin-left="-0.12cm" fo:margin-right="0.014cm" fo:text-align="start" style:justify-single-word="false" fo:text-indent="0.132cm" style:auto-text-indent="false">
        <style:tab-stops/>
      </style:paragraph-properties>
      <style:text-properties style:font-name="Lucida Sans Unicode" fo:font-size="7pt" fo:language="ru" fo:country="RU" style:text-underline-style="none" fo:font-weight="normal" officeooo:rsid="0019606e" officeooo:paragraph-rsid="001525ec" style:font-size-asian="7pt" style:font-weight-asian="normal" style:font-size-complex="7pt" style:font-weight-complex="normal"/>
    </style:style>
    <style:style style:name="P66" style:family="paragraph" style:parent-style-name="Standard">
      <style:paragraph-properties fo:margin-left="0cm" fo:margin-right="0.009cm" fo:text-align="start" style:justify-single-word="false" fo:text-indent="0cm" style:auto-text-indent="false">
        <style:tab-stops/>
      </style:paragraph-properties>
      <style:text-properties style:font-name="Arial Unicode MS" fo:font-size="7pt" fo:language="ru" fo:country="RU" style:text-underline-style="none" fo:font-weight="normal" officeooo:rsid="0019606e" officeooo:paragraph-rsid="001525ec" style:font-size-asian="7pt" style:font-weight-asian="normal" style:font-size-complex="7pt" style:font-weight-complex="normal"/>
    </style:style>
    <style:style style:name="P67" style:family="paragraph" style:parent-style-name="Standard" style:master-page-name="Standard">
      <style:paragraph-properties style:page-number="auto"/>
      <style:text-properties style:font-name="Arial Unicode MS" fo:font-size="7pt" officeooo:rsid="00166d93" officeooo:paragraph-rsid="001525ec" style:font-size-asian="7pt" style:font-size-complex="7pt"/>
    </style:style>
    <style:style style:name="T1" style:family="text">
      <style:text-properties officeooo:rsid="00166d93"/>
    </style:style>
    <style:style style:name="T2" style:family="text">
      <style:text-properties style:text-underline-style="solid" style:text-underline-width="auto" style:text-underline-color="font-color" officeooo:rsid="00166d93"/>
    </style:style>
    <style:style style:name="T3" style:family="text">
      <style:text-properties style:text-underline-style="none"/>
    </style:style>
    <style:style style:name="T4" style:family="text">
      <style:text-properties style:text-underline-style="none" officeooo:rsid="001acc12"/>
    </style:style>
    <style:style style:name="T5" style:family="text">
      <style:text-properties style:font-name="Arial Unicode MS" officeooo:rsid="00187593"/>
    </style:style>
    <style:style style:name="T6" style:family="text">
      <style:text-properties style:font-name="Arial Unicode MS" style:text-underline-style="solid" style:text-underline-width="auto" style:text-underline-color="font-color" fo:font-weight="normal" officeooo:rsid="00187593" style:font-weight-asian="normal" style:font-weight-complex="normal"/>
    </style:style>
    <style:style style:name="T7" style:family="text">
      <style:text-properties style:font-name="Arial Unicode MS" style:text-underline-style="solid" style:text-underline-width="auto" style:text-underline-color="font-color" officeooo:rsid="001705bf"/>
    </style:style>
    <style:style style:name="T8" style:family="text">
      <style:text-properties style:font-name="Arial Unicode MS" fo:font-weight="normal" officeooo:rsid="001705bf" style:font-weight-asian="normal" style:font-weight-complex="normal"/>
    </style:style>
    <style:style style:name="T9" style:family="text">
      <style:text-properties style:font-name="Arial Unicode MS" officeooo:rsid="001705bf"/>
    </style:style>
    <style:style style:name="T10" style:family="text">
      <style:text-properties style:font-name="Arial Unicode MS" fo:language="en" fo:country="US" style:text-underline-style="solid" style:text-underline-width="auto" style:text-underline-color="font-color" officeooo:rsid="001705bf"/>
    </style:style>
    <style:style style:name="T11" style:family="text">
      <style:text-properties officeooo:rsid="0019606e"/>
    </style:style>
    <style:style style:name="T12" style:family="text">
      <style:text-properties officeooo:rsid="001c2a6b"/>
    </style:style>
    <style:style style:name="T13" style:family="text">
      <style:text-properties officeooo:rsid="001f6a3e"/>
    </style:style>
    <style:style style:name="T14" style:family="text">
      <style:text-properties officeooo:rsid="0022edc8"/>
    </style:style>
    <style:style style:name="T15" style:family="text">
      <style:text-properties officeooo:rsid="0024526d"/>
    </style:style>
    <style:style style:name="T16" style:family="text">
      <style:text-properties fo:language="en" fo:country="US" officeooo:rsid="0024526d"/>
    </style:style>
    <style:style style:name="Sect1" style:family="section">
      <style:section-properties text:dont-balance-text-columns="true" style:editable="false">
        <style:columns fo:column-count="3">
          <style:column style:rel-width="3969*" fo:start-indent="0cm" fo:end-indent="0cm"/>
          <style:column style:rel-width="3969*" fo:start-indent="0cm" fo:end-indent="0cm"/>
          <style:column style:rel-width="8334*" fo:start-indent="0cm" fo:end-indent="0cm"/>
        </style:columns>
      </style:section-properties>
    </style:style>
    <style:style style:name="Sect2" style:family="section">
      <style:section-properties text:dont-balance-text-columns="tru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Адрес_Подачи" text:name="Адрес_Подачи"/>
        <text:user-field-decl office:value-type="string" office:string-value="Спидометр_НачМесяц" text:name="Спидометр_НачМесяц"/>
        <text:user-field-decl office:value-type="string" office:string-value="Марка_Горючего" text:name="Марка_Горючего"/>
        <text:user-field-decl office:value-type="string" office:string-value="Выдано_ЗаМесяц" text:name="Выдано_ЗаМесяц"/>
        <text:user-field-decl office:value-type="string" office:string-value="Остаток_ПриВыезде" text:name="Остаток_ПриВыезде"/>
        <text:user-field-decl office:value-type="string" office:string-value="Остаток_ПриВозвращении" text:name="Остаток_ПриВозвращении"/>
        <text:user-field-decl office:value-type="string" office:string-value="Расход_ПоНорме" text:name="Расход_ПоНорме"/>
        <text:user-field-decl office:value-type="string" office:string-value="Расход_ФактЗаМесяц" text:name="Расход_ФактЗаМесяц"/>
        <text:user-field-decl office:value-type="string" office:string-value="Спидометр_КонецМесяц" text:name="Спидометр_КонецМесяц"/>
        <text:user-field-decl office:value-type="string" office:string-value="ФИО_Водитель" text:name="ФИО_Водитель"/>
        <text:user-field-decl office:value-type="string" office:string-value="ФИО_Механик" text:name="ФИО_Механик"/>
        <text:user-field-decl office:value-type="string" office:string-value="ФИО_Водитель_полностью" text:name="ФИО_Водитель_полностью"/>
        <text:user-field-decl office:value-type="string" office:string-value="Марка_Авто" text:name="Марка_Авто"/>
        <text:user-field-decl office:value-type="string" office:string-value="Номер_Авто" text:name="Номер_Авто"/>
        <text:user-field-decl office:value-type="string" office:string-value="Дата_Начало" text:name="Дата_Начало"/>
        <text:user-field-decl office:value-type="string" office:string-value="Дата_Конец" text:name="Дата_Конец"/>
        <text:user-field-decl office:value-type="string" office:string-value="Год" text:name="Год"/>
        <text:user-field-decl office:value-type="string" office:string-value="Удостоверение" text:name="Удостоверение"/>
        <text:user-field-decl office:value-type="string" office:string-value="Категория_Прав" text:name="Категория_Прав"/>
        <text:user-field-decl office:value-type="string" office:string-value="Дата1" text:name="Дата1"/>
        <text:user-field-decl office:value-type="string" office:string-value="Старт1" text:name="Старт1"/>
        <text:user-field-decl office:value-type="string" office:string-value="Финиш1" text:name="Финиш1"/>
        <text:user-field-decl office:value-type="string" office:string-value="Км_Начало1" text:name="Км_Начало1"/>
        <text:user-field-decl office:value-type="string" office:string-value="Км_Конец1" text:name="Км_Конец1"/>
        <text:user-field-decl office:value-type="string" office:string-value="Пройдено1" text:name="Пройдено1"/>
        <text:user-field-decl office:value-type="string" office:string-value="Дата2" text:name="Дата2"/>
        <text:user-field-decl office:value-type="string" office:string-value="Дата3" text:name="Дата3"/>
        <text:user-field-decl office:value-type="string" office:string-value="Дата4" text:name="Дата4"/>
        <text:user-field-decl office:value-type="string" office:string-value="Дата5" text:name="Дата5"/>
        <text:user-field-decl office:value-type="string" office:string-value="Дата6" text:name="Дата6"/>
        <text:user-field-decl office:value-type="string" office:string-value="Дата7" text:name="Дата7"/>
        <text:user-field-decl office:value-type="string" office:string-value="Дата8" text:name="Дата8"/>
        <text:user-field-decl office:value-type="string" office:string-value="Дата9" text:name="Дата9"/>
        <text:user-field-decl office:value-type="string" office:string-value="Дата10" text:name="Дата10"/>
        <text:user-field-decl office:value-type="string" office:string-value="Дата11" text:name="Дата11"/>
        <text:user-field-decl office:value-type="string" office:string-value="Дата12" text:name="Дата12"/>
        <text:user-field-decl office:value-type="string" office:string-value="Дата13" text:name="Дата13"/>
        <text:user-field-decl office:value-type="string" office:string-value="Дата14" text:name="Дата14"/>
        <text:user-field-decl office:value-type="string" office:string-value="Дата15" text:name="Дата15"/>
        <text:user-field-decl office:value-type="string" office:string-value="Дата16" text:name="Дата16"/>
        <text:user-field-decl office:value-type="string" office:string-value="Дата17" text:name="Дата17"/>
        <text:user-field-decl office:value-type="string" office:string-value="Дата18" text:name="Дата18"/>
        <text:user-field-decl office:value-type="string" office:string-value="Дата19" text:name="Дата19"/>
        <text:user-field-decl office:value-type="string" office:string-value="Дата20" text:name="Дата20"/>
        <text:user-field-decl office:value-type="string" office:string-value="Дата21" text:name="Дата21"/>
        <text:user-field-decl office:value-type="string" office:string-value="Дата22" text:name="Дата22"/>
        <text:user-field-decl office:value-type="string" office:string-value="Дата23" text:name="Дата23"/>
        <text:user-field-decl office:value-type="string" office:string-value="Дата24" text:name="Дата24"/>
        <text:user-field-decl office:value-type="string" office:string-value="Дата25" text:name="Дата25"/>
        <text:user-field-decl office:value-type="string" office:string-value="Дата26" text:name="Дата26"/>
        <text:user-field-decl office:value-type="string" office:string-value="Дата27" text:name="Дата27"/>
        <text:user-field-decl office:value-type="string" office:string-value="Дата28" text:name="Дата28"/>
        <text:user-field-decl office:value-type="string" office:string-value="Дата29" text:name="Дата29"/>
        <text:user-field-decl office:value-type="string" office:string-value="Дата30" text:name="Дата30"/>
        <text:user-field-decl office:value-type="string" office:string-value="Дата31" text:name="Дата31"/>
        <text:user-field-decl office:value-type="string" office:string-value="Дата32" text:name="Дата32"/>
        <text:user-field-decl office:value-type="string" office:string-value="Дата33" text:name="Дата33"/>
        <text:user-field-decl office:value-type="string" office:string-value="Дата34" text:name="Дата34"/>
        <text:user-field-decl office:value-type="string" office:string-value="Дата35" text:name="Дата35"/>
        <text:user-field-decl office:value-type="string" office:string-value="Дата36" text:name="Дата36"/>
        <text:user-field-decl office:value-type="string" office:string-value="Дата37" text:name="Дата37"/>
        <text:user-field-decl office:value-type="string" office:string-value="Дата38" text:name="Дата38"/>
        <text:user-field-decl office:value-type="string" office:string-value="Дата39" text:name="Дата39"/>
        <text:user-field-decl office:value-type="string" office:string-value="Дата40" text:name="Дата40"/>
        <text:user-field-decl office:value-type="string" office:string-value="Дата41" text:name="Дата41"/>
        <text:user-field-decl office:value-type="string" office:string-value="Дата42" text:name="Дата42"/>
        <text:user-field-decl office:value-type="string" office:string-value="Дата43" text:name="Дата43"/>
        <text:user-field-decl office:value-type="string" office:string-value="Дата44" text:name="Дата44"/>
        <text:user-field-decl office:value-type="string" office:string-value="Дата45" text:name="Дата45"/>
        <text:user-field-decl office:value-type="string" office:string-value="Дата46" text:name="Дата46"/>
        <text:user-field-decl office:value-type="string" office:string-value="Дата47" text:name="Дата47"/>
        <text:user-field-decl office:value-type="string" office:string-value="Дата48" text:name="Дата48"/>
        <text:user-field-decl office:value-type="string" office:string-value="Дата49" text:name="Дата49"/>
        <text:user-field-decl office:value-type="string" office:string-value="Дата50" text:name="Дата50"/>
        <text:user-field-decl office:value-type="string" office:string-value="Дата51" text:name="Дата51"/>
        <text:user-field-decl office:value-type="string" office:string-value="Дата52" text:name="Дата52"/>
        <text:user-field-decl office:value-type="string" office:string-value="Дата53" text:name="Дата53"/>
        <text:user-field-decl office:value-type="string" office:string-value="Дата54" text:name="Дата54"/>
        <text:user-field-decl office:value-type="string" office:string-value="Дата55" text:name="Дата55"/>
        <text:user-field-decl office:value-type="string" office:string-value="Дата56" text:name="Дата56"/>
        <text:user-field-decl office:value-type="string" office:string-value="Дата57" text:name="Дата57"/>
        <text:user-field-decl office:value-type="string" office:string-value="Дата58" text:name="Дата58"/>
        <text:user-field-decl office:value-type="string" office:string-value="Дата59" text:name="Дата59"/>
        <text:user-field-decl office:value-type="string" office:string-value="Дата60" text:name="Дата60"/>
        <text:user-field-decl office:value-type="string" office:string-value="Дата61" text:name="Дата61"/>
        <text:user-field-decl office:value-type="string" office:string-value="Дата62" text:name="Дата62"/>
        <text:user-field-decl office:value-type="string" office:string-value="Дата63" text:name="Дата63"/>
        <text:user-field-decl office:value-type="string" office:string-value="Дата64" text:name="Дата64"/>
        <text:user-field-decl office:value-type="string" office:string-value="Дата65" text:name="Дата65"/>
        <text:user-field-decl office:value-type="string" office:string-value="Дата66" text:name="Дата66"/>
        <text:user-field-decl office:value-type="string" office:string-value="Дата67" text:name="Дата67"/>
        <text:user-field-decl office:value-type="string" office:string-value="Дата68" text:name="Дата68"/>
        <text:user-field-decl office:value-type="string" office:string-value="Дата69" text:name="Дата69"/>
        <text:user-field-decl office:value-type="string" office:string-value="Дата70" text:name="Дата70"/>
        <text:user-field-decl office:value-type="string" office:string-value="Дата71" text:name="Дата71"/>
        <text:user-field-decl office:value-type="string" office:string-value="Дата72" text:name="Дата72"/>
        <text:user-field-decl office:value-type="string" office:string-value="Дата73" text:name="Дата73"/>
        <text:user-field-decl office:value-type="string" office:string-value="Дата74" text:name="Дата74"/>
        <text:user-field-decl office:value-type="string" office:string-value="Дата75" text:name="Дата75"/>
        <text:user-field-decl office:value-type="string" office:string-value="Дата76" text:name="Дата76"/>
        <text:user-field-decl office:value-type="string" office:string-value="Дата77" text:name="Дата77"/>
        <text:user-field-decl office:value-type="string" office:string-value="Дата78" text:name="Дата78"/>
        <text:user-field-decl office:value-type="string" office:string-value="Дата79" text:name="Дата79"/>
        <text:user-field-decl office:value-type="string" office:string-value="Дата80" text:name="Дата80"/>
        <text:user-field-decl office:value-type="string" office:string-value="Дата81" text:name="Дата81"/>
        <text:user-field-decl office:value-type="string" office:string-value="Дата82" text:name="Дата82"/>
        <text:user-field-decl office:value-type="string" office:string-value="Дата83" text:name="Дата83"/>
        <text:user-field-decl office:value-type="string" office:string-value="Дата84" text:name="Дата84"/>
        <text:user-field-decl office:value-type="string" office:string-value="Дата85" text:name="Дата85"/>
        <text:user-field-decl office:value-type="string" office:string-value="Дата86" text:name="Дата86"/>
        <text:user-field-decl office:value-type="string" office:string-value="Дата87" text:name="Дата87"/>
        <text:user-field-decl office:value-type="string" office:string-value="Старт2" text:name="Старт2"/>
        <text:user-field-decl office:value-type="string" office:string-value="Старт3" text:name="Старт3"/>
        <text:user-field-decl office:value-type="string" office:string-value="Старт4" text:name="Старт4"/>
        <text:user-field-decl office:value-type="string" office:string-value="Старт5" text:name="Старт5"/>
        <text:user-field-decl office:value-type="string" office:string-value="Старт6" text:name="Старт6"/>
        <text:user-field-decl office:value-type="string" office:string-value="Старт7" text:name="Старт7"/>
        <text:user-field-decl office:value-type="string" office:string-value="Старт8" text:name="Старт8"/>
        <text:user-field-decl office:value-type="string" office:string-value="Старт9" text:name="Старт9"/>
        <text:user-field-decl office:value-type="string" office:string-value="Старт10" text:name="Старт10"/>
        <text:user-field-decl office:value-type="string" office:string-value="Старт11" text:name="Старт11"/>
        <text:user-field-decl office:value-type="string" office:string-value="Старт12" text:name="Старт12"/>
        <text:user-field-decl office:value-type="string" office:string-value="Старт13" text:name="Старт13"/>
        <text:user-field-decl office:value-type="string" office:string-value="Старт14" text:name="Старт14"/>
        <text:user-field-decl office:value-type="string" office:string-value="Старт15" text:name="Старт15"/>
        <text:user-field-decl office:value-type="string" office:string-value="Старт16" text:name="Старт16"/>
        <text:user-field-decl office:value-type="string" office:string-value="Старт17" text:name="Старт17"/>
        <text:user-field-decl office:value-type="string" office:string-value="Старт18" text:name="Старт18"/>
        <text:user-field-decl office:value-type="string" office:string-value="Старт19" text:name="Старт19"/>
        <text:user-field-decl office:value-type="string" office:string-value="Старт20" text:name="Старт20"/>
        <text:user-field-decl office:value-type="string" office:string-value="Старт21" text:name="Старт21"/>
        <text:user-field-decl office:value-type="string" office:string-value="Старт22" text:name="Старт22"/>
        <text:user-field-decl office:value-type="string" office:string-value="Старт23" text:name="Старт23"/>
        <text:user-field-decl office:value-type="string" office:string-value="Старт24" text:name="Старт24"/>
        <text:user-field-decl office:value-type="string" office:string-value="Старт25" text:name="Старт25"/>
        <text:user-field-decl office:value-type="string" office:string-value="Старт26" text:name="Старт26"/>
        <text:user-field-decl office:value-type="string" office:string-value="Старт27" text:name="Старт27"/>
        <text:user-field-decl office:value-type="string" office:string-value="Старт28" text:name="Старт28"/>
        <text:user-field-decl office:value-type="string" office:string-value="Старт29" text:name="Старт29"/>
        <text:user-field-decl office:value-type="string" office:string-value="Финиш2" text:name="Финиш2"/>
        <text:user-field-decl office:value-type="string" office:string-value="Финиш3" text:name="Финиш3"/>
        <text:user-field-decl office:value-type="string" office:string-value="Финиш4" text:name="Финиш4"/>
        <text:user-field-decl office:value-type="string" office:string-value="Финиш5" text:name="Финиш5"/>
        <text:user-field-decl office:value-type="string" office:string-value="Финиш6" text:name="Финиш6"/>
        <text:user-field-decl office:value-type="string" office:string-value="Финиш7" text:name="Финиш7"/>
        <text:user-field-decl office:value-type="string" office:string-value="Финиш8" text:name="Финиш8"/>
        <text:user-field-decl office:value-type="string" office:string-value="Финиш9" text:name="Финиш9"/>
        <text:user-field-decl office:value-type="string" office:string-value="Финиш10" text:name="Финиш10"/>
        <text:user-field-decl office:value-type="string" office:string-value="Финиш11" text:name="Финиш11"/>
        <text:user-field-decl office:value-type="string" office:string-value="Финиш12" text:name="Финиш12"/>
        <text:user-field-decl office:value-type="string" office:string-value="Финиш13" text:name="Финиш13"/>
        <text:user-field-decl office:value-type="string" office:string-value="Финиш14" text:name="Финиш14"/>
        <text:user-field-decl office:value-type="string" office:string-value="Финиш15" text:name="Финиш15"/>
        <text:user-field-decl office:value-type="string" office:string-value="Финиш16" text:name="Финиш16"/>
        <text:user-field-decl office:value-type="string" office:string-value="Финиш17" text:name="Финиш17"/>
        <text:user-field-decl office:value-type="string" office:string-value="Финиш18" text:name="Финиш18"/>
        <text:user-field-decl office:value-type="string" office:string-value="Финиш19" text:name="Финиш19"/>
        <text:user-field-decl office:value-type="string" office:string-value="Финиш20" text:name="Финиш20"/>
        <text:user-field-decl office:value-type="string" office:string-value="Финиш21" text:name="Финиш21"/>
        <text:user-field-decl office:value-type="string" office:string-value="Финиш23" text:name="Финиш23"/>
        <text:user-field-decl office:value-type="string" office:string-value="Финиш24" text:name="Финиш24"/>
        <text:user-field-decl office:value-type="string" office:string-value="Финиш25" text:name="Финиш25"/>
        <text:user-field-decl office:value-type="string" office:string-value="Финиш22" text:name="Финиш22"/>
        <text:user-field-decl office:value-type="string" office:string-value="Финиш26" text:name="Финиш26"/>
        <text:user-field-decl office:value-type="string" office:string-value="Финиш27" text:name="Финиш27"/>
        <text:user-field-decl office:value-type="string" office:string-value="Финиш28" text:name="Финиш28"/>
        <text:user-field-decl office:value-type="string" office:string-value="Финиш29" text:name="Финиш29"/>
        <text:user-field-decl office:value-type="string" office:string-value="Км_Начало2" text:name="Км_Начало2"/>
        <text:user-field-decl office:value-type="string" office:string-value="Км_Начало3" text:name="Км_Начало3"/>
        <text:user-field-decl office:value-type="string" office:string-value="Км_Начало4" text:name="Км_Начало4"/>
        <text:user-field-decl office:value-type="string" office:string-value="Км_Начало5" text:name="Км_Начало5"/>
        <text:user-field-decl office:value-type="string" office:string-value="Км_Начало6" text:name="Км_Начало6"/>
        <text:user-field-decl office:value-type="string" office:string-value="Км_Начало7" text:name="Км_Начало7"/>
        <text:user-field-decl office:value-type="string" office:string-value="Км_Начало8" text:name="Км_Начало8"/>
        <text:user-field-decl office:value-type="string" office:string-value="Км_Начало9" text:name="Км_Начало9"/>
        <text:user-field-decl office:value-type="string" office:string-value="Км_Начало10" text:name="Км_Начало10"/>
        <text:user-field-decl office:value-type="string" office:string-value="Км_Начало11" text:name="Км_Начало11"/>
        <text:user-field-decl office:value-type="string" office:string-value="Км_Начало12" text:name="Км_Начало12"/>
        <text:user-field-decl office:value-type="string" office:string-value="Км_Начало13" text:name="Км_Начало13"/>
        <text:user-field-decl office:value-type="string" office:string-value="Км_Начало14" text:name="Км_Начало14"/>
        <text:user-field-decl office:value-type="string" office:string-value="Км_Начало15" text:name="Км_Начало15"/>
        <text:user-field-decl office:value-type="string" office:string-value="Км_Начало16" text:name="Км_Начало16"/>
        <text:user-field-decl office:value-type="string" office:string-value="Км_Начало17" text:name="Км_Начало17"/>
        <text:user-field-decl office:value-type="string" office:string-value="Км_Начало18" text:name="Км_Начало18"/>
        <text:user-field-decl office:value-type="string" office:string-value="Км_Начало19" text:name="Км_Начало19"/>
        <text:user-field-decl office:value-type="string" office:string-value="Км_Начало20" text:name="Км_Начало20"/>
        <text:user-field-decl office:value-type="string" office:string-value="Км_Начало21" text:name="Км_Начало21"/>
        <text:user-field-decl office:value-type="string" office:string-value="Км_Начало22" text:name="Км_Начало22"/>
        <text:user-field-decl office:value-type="string" office:string-value="Км_Начало23" text:name="Км_Начало23"/>
        <text:user-field-decl office:value-type="string" office:string-value="Км_Начало24" text:name="Км_Начало24"/>
        <text:user-field-decl office:value-type="string" office:string-value="Км_Начало25" text:name="Км_Начало25"/>
        <text:user-field-decl office:value-type="string" office:string-value="Км_Начало26" text:name="Км_Начало26"/>
        <text:user-field-decl office:value-type="string" office:string-value="Км_Начало27" text:name="Км_Начало27"/>
        <text:user-field-decl office:value-type="string" office:string-value="Км_Начало28" text:name="Км_Начало28"/>
        <text:user-field-decl office:value-type="string" office:string-value="Км_Начало29" text:name="Км_Начало29"/>
        <text:user-field-decl office:value-type="string" office:string-value="Км_Конец2" text:name="Км_Конец2"/>
        <text:user-field-decl office:value-type="string" office:string-value="Км_Конец3" text:name="Км_Конец3"/>
        <text:user-field-decl office:value-type="string" office:string-value="Км_Конец4" text:name="Км_Конец4"/>
        <text:user-field-decl office:value-type="string" office:string-value="Км_Конец5" text:name="Км_Конец5"/>
        <text:user-field-decl office:value-type="string" office:string-value="Км_Конец6" text:name="Км_Конец6"/>
        <text:user-field-decl office:value-type="string" office:string-value="Км_Конец7" text:name="Км_Конец7"/>
        <text:user-field-decl office:value-type="string" office:string-value="Км_Конец8" text:name="Км_Конец8"/>
        <text:user-field-decl office:value-type="string" office:string-value="Км_Конец9" text:name="Км_Конец9"/>
        <text:user-field-decl office:value-type="string" office:string-value="Км_Конец10" text:name="Км_Конец10"/>
        <text:user-field-decl office:value-type="string" office:string-value="Км_Конец12" text:name="Км_Конец12"/>
        <text:user-field-decl office:value-type="string" office:string-value="Км_Конец11" text:name="Км_Конец11"/>
        <text:user-field-decl office:value-type="string" office:string-value="Км_Конец13" text:name="Км_Конец13"/>
        <text:user-field-decl office:value-type="string" office:string-value="Км_Конец14" text:name="Км_Конец14"/>
        <text:user-field-decl office:value-type="string" office:string-value="Км_Конец15" text:name="Км_Конец15"/>
        <text:user-field-decl office:value-type="string" office:string-value="Км_Конец16" text:name="Км_Конец16"/>
        <text:user-field-decl office:value-type="string" office:string-value="Км_Конец17" text:name="Км_Конец17"/>
        <text:user-field-decl office:value-type="string" office:string-value="Км_Конец18" text:name="Км_Конец18"/>
        <text:user-field-decl office:value-type="string" office:string-value="Км_Конец19" text:name="Км_Конец19"/>
        <text:user-field-decl office:value-type="string" office:string-value="Км_Конец20" text:name="Км_Конец20"/>
        <text:user-field-decl office:value-type="string" office:string-value="Км_Конец21" text:name="Км_Конец21"/>
        <text:user-field-decl office:value-type="string" office:string-value="Км_Конец22" text:name="Км_Конец22"/>
        <text:user-field-decl office:value-type="string" office:string-value="Км_Конец23" text:name="Км_Конец23"/>
        <text:user-field-decl office:value-type="string" office:string-value="Км_Конец24" text:name="Км_Конец24"/>
        <text:user-field-decl office:value-type="string" office:string-value="Км_Конец25" text:name="Км_Конец25"/>
        <text:user-field-decl office:value-type="string" office:string-value="Км_Конец26" text:name="Км_Конец26"/>
        <text:user-field-decl office:value-type="string" office:string-value="Км_Конец27" text:name="Км_Конец27"/>
        <text:user-field-decl office:value-type="string" office:string-value="Км_Конец28" text:name="Км_Конец28"/>
        <text:user-field-decl office:value-type="string" office:string-value="Км_Конец29" text:name="Км_Конец29"/>
        <text:user-field-decl office:value-type="string" office:string-value="Пройдено2" text:name="Пройдено2"/>
        <text:user-field-decl office:value-type="string" office:string-value="Пройдено3" text:name="Пройдено3"/>
        <text:user-field-decl office:value-type="string" office:string-value="Пройдено4" text:name="Пройдено4"/>
        <text:user-field-decl office:value-type="string" office:string-value="Пройдено5" text:name="Пройдено5"/>
        <text:user-field-decl office:value-type="string" office:string-value="Пройдено6" text:name="Пройдено6"/>
        <text:user-field-decl office:value-type="string" office:string-value="Пройдено7" text:name="Пройдено7"/>
        <text:user-field-decl office:value-type="string" office:string-value="Пройдено8" text:name="Пройдено8"/>
        <text:user-field-decl office:value-type="string" office:string-value="Пройдено9" text:name="Пройдено9"/>
        <text:user-field-decl office:value-type="string" office:string-value="Пройдено10" text:name="Пройдено10"/>
        <text:user-field-decl office:value-type="string" office:string-value="Пройдено11" text:name="Пройдено11"/>
        <text:user-field-decl office:value-type="string" office:string-value="Пройдено12" text:name="Пройдено12"/>
        <text:user-field-decl office:value-type="string" office:string-value="Пройдено13" text:name="Пройдено13"/>
        <text:user-field-decl office:value-type="string" office:string-value="Пройдено14" text:name="Пройдено14"/>
        <text:user-field-decl office:value-type="string" office:string-value="Пройдено15" text:name="Пройдено15"/>
        <text:user-field-decl office:value-type="string" office:string-value="Пройдено16" text:name="Пройдено16"/>
        <text:user-field-decl office:value-type="string" office:string-value="Пройдено17" text:name="Пройдено17"/>
        <text:user-field-decl office:value-type="string" office:string-value="Пройдено18" text:name="Пройдено18"/>
        <text:user-field-decl office:value-type="string" office:string-value="Пройдено19" text:name="Пройдено19"/>
        <text:user-field-decl office:value-type="string" office:string-value="Пройдено20" text:name="Пройдено20"/>
        <text:user-field-decl office:value-type="string" office:string-value="Пройдено21" text:name="Пройдено21"/>
        <text:user-field-decl office:value-type="string" office:string-value="Пройдено22" text:name="Пройдено22"/>
        <text:user-field-decl office:value-type="string" office:string-value="Пройдено23" text:name="Пройдено23"/>
        <text:user-field-decl office:value-type="string" office:string-value="Пройдено24" text:name="Пройдено24"/>
        <text:user-field-decl office:value-type="string" office:string-value="Пройдено25" text:name="Пройдено25"/>
        <text:user-field-decl office:value-type="string" office:string-value="Пройдено26" text:name="Пройдено26"/>
        <text:user-field-decl office:value-type="string" office:string-value="Пройдено27" text:name="Пройдено27"/>
        <text:user-field-decl office:value-type="string" office:string-value="Пройдено28" text:name="Пройдено28"/>
        <text:user-field-decl office:value-type="string" office:string-value="Пройдено29" text:name="Пройдено29"/>
        <text:user-field-decl office:value-type="string" office:string-value="Пройдено30" text:name="Пройдено30"/>
        <text:user-field-decl office:value-type="string" office:string-value="Пройдено31" text:name="Пройдено31"/>
        <text:user-field-decl office:value-type="string" office:string-value="Пройдено32" text:name="Пройдено32"/>
        <text:user-field-decl office:value-type="string" office:string-value="Пройдено33" text:name="Пройдено33"/>
        <text:user-field-decl office:value-type="string" office:string-value="Пройдено34" text:name="Пройдено34"/>
        <text:user-field-decl office:value-type="string" office:string-value="Пройдено35" text:name="Пройдено35"/>
        <text:user-field-decl office:value-type="string" office:string-value="Пройдено36" text:name="Пройдено36"/>
        <text:user-field-decl office:value-type="string" office:string-value="Пройдено37" text:name="Пройдено37"/>
        <text:user-field-decl office:value-type="string" office:string-value="Пройдено38" text:name="Пройдено38"/>
        <text:user-field-decl office:value-type="string" office:string-value="Пройдено39" text:name="Пройдено39"/>
        <text:user-field-decl office:value-type="string" office:string-value="Пройдено40" text:name="Пройдено40"/>
        <text:user-field-decl office:value-type="string" office:string-value="Пройдено41" text:name="Пройдено41"/>
        <text:user-field-decl office:value-type="string" office:string-value="Пройдено42" text:name="Пройдено42"/>
        <text:user-field-decl office:value-type="string" office:string-value="Пройдено43" text:name="Пройдено43"/>
        <text:user-field-decl office:value-type="string" office:string-value="Пройдено44" text:name="Пройдено44"/>
        <text:user-field-decl office:value-type="string" office:string-value="Пройдено45" text:name="Пройдено45"/>
        <text:user-field-decl office:value-type="string" office:string-value="Пройдено46" text:name="Пройдено46"/>
        <text:user-field-decl office:value-type="string" office:string-value="Пройдено47" text:name="Пройдено47"/>
        <text:user-field-decl office:value-type="string" office:string-value="Пройдено48" text:name="Пройдено48"/>
        <text:user-field-decl office:value-type="string" office:string-value="Пройдено49" text:name="Пройдено49"/>
        <text:user-field-decl office:value-type="string" office:string-value="Пройдено50" text:name="Пройдено50"/>
        <text:user-field-decl office:value-type="string" office:string-value="Пройдено51" text:name="Пройдено51"/>
        <text:user-field-decl office:value-type="string" office:string-value="Пройдено52" text:name="Пройдено52"/>
        <text:user-field-decl office:value-type="string" office:string-value="Пройдено53" text:name="Пройдено53"/>
        <text:user-field-decl office:value-type="string" office:string-value="Пройдено54" text:name="Пройдено54"/>
        <text:user-field-decl office:value-type="string" office:string-value="Пройдено55" text:name="Пройдено55"/>
        <text:user-field-decl office:value-type="string" office:string-value="Пройдено56" text:name="Пройдено56"/>
        <text:user-field-decl office:value-type="string" office:string-value="Пройдено57" text:name="Пройдено57"/>
        <text:user-field-decl office:value-type="string" office:string-value="Пройдено58" text:name="Пройдено58"/>
        <text:user-field-decl office:value-type="string" office:string-value="Пройдено59" text:name="Пройдено59"/>
        <text:user-field-decl office:value-type="string" office:string-value="Пройдено60" text:name="Пройдено60"/>
        <text:user-field-decl office:value-type="string" office:string-value="Пройдено61" text:name="Пройдено61"/>
        <text:user-field-decl office:value-type="string" office:string-value="Пройдено62" text:name="Пройдено62"/>
        <text:user-field-decl office:value-type="string" office:string-value="Пройдено63" text:name="Пройдено63"/>
        <text:user-field-decl office:value-type="string" office:string-value="Пройдено64" text:name="Пройдено64"/>
        <text:user-field-decl office:value-type="string" office:string-value="Пройдено65" text:name="Пройдено65"/>
        <text:user-field-decl office:value-type="string" office:string-value="Пройдено66" text:name="Пройдено66"/>
        <text:user-field-decl office:value-type="string" office:string-value="Пройдено67" text:name="Пройдено67"/>
        <text:user-field-decl office:value-type="string" office:string-value="Пройдено68" text:name="Пройдено68"/>
        <text:user-field-decl office:value-type="string" office:string-value="Пройдено69" text:name="Пройдено69"/>
        <text:user-field-decl office:value-type="string" office:string-value="Пройдено70" text:name="Пройдено70"/>
        <text:user-field-decl office:value-type="string" office:string-value="Пройдено71" text:name="Пройдено71"/>
        <text:user-field-decl office:value-type="string" office:string-value="Пройдено72" text:name="Пройдено72"/>
        <text:user-field-decl office:value-type="string" office:string-value="Пройдено73" text:name="Пройдено73"/>
        <text:user-field-decl office:value-type="string" office:string-value="Пройдено74" text:name="Пройдено74"/>
        <text:user-field-decl office:value-type="string" office:string-value="Пройдено75" text:name="Пройдено75"/>
        <text:user-field-decl office:value-type="string" office:string-value="Пройдено76" text:name="Пройдено76"/>
        <text:user-field-decl office:value-type="string" office:string-value="Пройдено77" text:name="Пройдено77"/>
        <text:user-field-decl office:value-type="string" office:string-value="Пройдено78" text:name="Пройдено78"/>
        <text:user-field-decl office:value-type="string" office:string-value="Пройдено79" text:name="Пройдено79"/>
        <text:user-field-decl office:value-type="string" office:string-value="Пройдено80" text:name="Пройдено80"/>
        <text:user-field-decl office:value-type="string" office:string-value="Пройдено81" text:name="Пройдено81"/>
        <text:user-field-decl office:value-type="string" office:string-value="Пройдено82" text:name="Пройдено82"/>
        <text:user-field-decl office:value-type="string" office:string-value="Пройдено83" text:name="Пройдено83"/>
        <text:user-field-decl office:value-type="string" office:string-value="Пройдено84" text:name="Пройдено84"/>
        <text:user-field-decl office:value-type="string" office:string-value="Пройдено85" text:name="Пройдено85"/>
        <text:user-field-decl office:value-type="string" office:string-value="Пройдено86" text:name="Пройдено86"/>
        <text:user-field-decl office:value-type="string" office:string-value="Пройдено87" text:name="Пройдено87"/>
        <text:user-field-decl office:value-type="string" office:string-value="Старт30" text:name="Старт30"/>
        <text:user-field-decl office:value-type="string" office:string-value="Старт31" text:name="Старт31"/>
        <text:user-field-decl office:value-type="string" office:string-value="Старт32" text:name="Старт32"/>
        <text:user-field-decl office:value-type="string" office:string-value="Старт34" text:name="Старт34"/>
        <text:user-field-decl office:value-type="string" office:string-value="Старт33" text:name="Старт33"/>
        <text:user-field-decl office:value-type="string" office:string-value="Старт35" text:name="Старт35"/>
        <text:user-field-decl office:value-type="string" office:string-value="Старт36" text:name="Старт36"/>
        <text:user-field-decl office:value-type="string" office:string-value="Старт37" text:name="Старт37"/>
        <text:user-field-decl office:value-type="string" office:string-value="Старт38" text:name="Старт38"/>
        <text:user-field-decl office:value-type="string" office:string-value="Старт39" text:name="Старт39"/>
        <text:user-field-decl office:value-type="string" office:string-value="Старт40" text:name="Старт40"/>
        <text:user-field-decl office:value-type="string" office:string-value="Старт41" text:name="Старт41"/>
        <text:user-field-decl office:value-type="string" office:string-value="Старт42" text:name="Старт42"/>
        <text:user-field-decl office:value-type="string" office:string-value="Старт43" text:name="Старт43"/>
        <text:user-field-decl office:value-type="string" office:string-value="Старт44" text:name="Старт44"/>
        <text:user-field-decl office:value-type="string" office:string-value="Старт45" text:name="Старт45"/>
        <text:user-field-decl office:value-type="string" office:string-value="Старт46" text:name="Старт46"/>
        <text:user-field-decl office:value-type="string" office:string-value="Старт47" text:name="Старт47"/>
        <text:user-field-decl office:value-type="string" office:string-value="Старт48" text:name="Старт48"/>
        <text:user-field-decl office:value-type="string" office:string-value="Старт49" text:name="Старт49"/>
        <text:user-field-decl office:value-type="string" office:string-value="Старт50" text:name="Старт50"/>
        <text:user-field-decl office:value-type="string" office:string-value="Старт51" text:name="Старт51"/>
        <text:user-field-decl office:value-type="string" office:string-value="Старт52" text:name="Старт52"/>
        <text:user-field-decl office:value-type="string" office:string-value="Старт53" text:name="Старт53"/>
        <text:user-field-decl office:value-type="string" office:string-value="Старт54" text:name="Старт54"/>
        <text:user-field-decl office:value-type="string" office:string-value="Старт55" text:name="Старт55"/>
        <text:user-field-decl office:value-type="string" office:string-value="Старт56" text:name="Старт56"/>
        <text:user-field-decl office:value-type="string" office:string-value="Старт57" text:name="Старт57"/>
        <text:user-field-decl office:value-type="string" office:string-value="Старт58" text:name="Старт58"/>
        <text:user-field-decl office:value-type="string" office:string-value="Старт59" text:name="Старт59"/>
        <text:user-field-decl office:value-type="string" office:string-value="Старт60" text:name="Старт60"/>
        <text:user-field-decl office:value-type="string" office:string-value="Старт61" text:name="Старт61"/>
        <text:user-field-decl office:value-type="string" office:string-value="Старт62" text:name="Старт62"/>
        <text:user-field-decl office:value-type="string" office:string-value="Старт63" text:name="Старт63"/>
        <text:user-field-decl office:value-type="string" office:string-value="Старт64" text:name="Старт64"/>
        <text:user-field-decl office:value-type="string" office:string-value="Старт65" text:name="Старт65"/>
        <text:user-field-decl office:value-type="string" office:string-value="Старт66" text:name="Старт66"/>
        <text:user-field-decl office:value-type="string" office:string-value="Старт67" text:name="Старт67"/>
        <text:user-field-decl office:value-type="string" office:string-value="Старт68" text:name="Старт68"/>
        <text:user-field-decl office:value-type="string" office:string-value="Старт69" text:name="Старт69"/>
        <text:user-field-decl office:value-type="string" office:string-value="Старт70" text:name="Старт70"/>
        <text:user-field-decl office:value-type="string" office:string-value="Старт71" text:name="Старт71"/>
        <text:user-field-decl office:value-type="string" office:string-value="Старт72" text:name="Старт72"/>
        <text:user-field-decl office:value-type="string" office:string-value="Старт73" text:name="Старт73"/>
        <text:user-field-decl office:value-type="string" office:string-value="Старт74" text:name="Старт74"/>
        <text:user-field-decl office:value-type="string" office:string-value="Старт75" text:name="Старт75"/>
        <text:user-field-decl office:value-type="string" office:string-value="Старт76" text:name="Старт76"/>
        <text:user-field-decl office:value-type="string" office:string-value="Старт77" text:name="Старт77"/>
        <text:user-field-decl office:value-type="string" office:string-value="Старт78" text:name="Старт78"/>
        <text:user-field-decl office:value-type="string" office:string-value="Старт79" text:name="Старт79"/>
        <text:user-field-decl office:value-type="string" office:string-value="Старт80" text:name="Старт80"/>
        <text:user-field-decl office:value-type="string" office:string-value="Старт81" text:name="Старт81"/>
        <text:user-field-decl office:value-type="string" office:string-value="Старт82" text:name="Старт82"/>
        <text:user-field-decl office:value-type="string" office:string-value="Старт83" text:name="Старт83"/>
        <text:user-field-decl office:value-type="string" office:string-value="Старт84" text:name="Старт84"/>
        <text:user-field-decl office:value-type="string" office:string-value="Старт85" text:name="Старт85"/>
        <text:user-field-decl office:value-type="string" office:string-value="Старт86" text:name="Старт86"/>
        <text:user-field-decl office:value-type="string" office:string-value="Старт87" text:name="Старт87"/>
        <text:user-field-decl office:value-type="string" office:string-value="Финиш30" text:name="Финиш30"/>
        <text:user-field-decl office:value-type="string" office:string-value="Финиш31" text:name="Финиш31"/>
        <text:user-field-decl office:value-type="string" office:string-value="Финиш32" text:name="Финиш32"/>
        <text:user-field-decl office:value-type="string" office:string-value="Финиш33" text:name="Финиш33"/>
        <text:user-field-decl office:value-type="string" office:string-value="Финиш34" text:name="Финиш34"/>
        <text:user-field-decl office:value-type="string" office:string-value="Финиш35" text:name="Финиш35"/>
        <text:user-field-decl office:value-type="string" office:string-value="Финиш36" text:name="Финиш36"/>
        <text:user-field-decl office:value-type="string" office:string-value="Финиш37" text:name="Финиш37"/>
        <text:user-field-decl office:value-type="string" office:string-value="Финиш38" text:name="Финиш38"/>
        <text:user-field-decl office:value-type="string" office:string-value="Финиш39" text:name="Финиш39"/>
        <text:user-field-decl office:value-type="string" office:string-value="Финиш40" text:name="Финиш40"/>
        <text:user-field-decl office:value-type="string" office:string-value="Финиш41" text:name="Финиш41"/>
        <text:user-field-decl office:value-type="string" office:string-value="Финиш42" text:name="Финиш42"/>
        <text:user-field-decl office:value-type="string" office:string-value="Финиш43" text:name="Финиш43"/>
        <text:user-field-decl office:value-type="string" office:string-value="Финиш44" text:name="Финиш44"/>
        <text:user-field-decl office:value-type="string" office:string-value="Финиш45" text:name="Финиш45"/>
        <text:user-field-decl office:value-type="string" office:string-value="Финиш46" text:name="Финиш46"/>
        <text:user-field-decl office:value-type="string" office:string-value="Финиш47" text:name="Финиш47"/>
        <text:user-field-decl office:value-type="string" office:string-value="Финиш48" text:name="Финиш48"/>
        <text:user-field-decl office:value-type="string" office:string-value="Финиш49" text:name="Финиш49"/>
        <text:user-field-decl office:value-type="string" office:string-value="Финиш50" text:name="Финиш50"/>
        <text:user-field-decl office:value-type="string" office:string-value="Финиш51" text:name="Финиш51"/>
        <text:user-field-decl office:value-type="string" office:string-value="Финиш52" text:name="Финиш52"/>
        <text:user-field-decl office:value-type="string" office:string-value="Финиш53" text:name="Финиш53"/>
        <text:user-field-decl office:value-type="string" office:string-value="Финиш54" text:name="Финиш54"/>
        <text:user-field-decl office:value-type="string" office:string-value="Финиш55" text:name="Финиш55"/>
        <text:user-field-decl office:value-type="string" office:string-value="Финиш56" text:name="Финиш56"/>
        <text:user-field-decl office:value-type="string" office:string-value="Финиш57" text:name="Финиш57"/>
        <text:user-field-decl office:value-type="string" office:string-value="Финиш58" text:name="Финиш58"/>
        <text:user-field-decl office:value-type="string" office:string-value="Финиш59" text:name="Финиш59"/>
        <text:user-field-decl office:value-type="string" office:string-value="Финиш60" text:name="Финиш60"/>
        <text:user-field-decl office:value-type="string" office:string-value="Финиш61" text:name="Финиш61"/>
        <text:user-field-decl office:value-type="string" office:string-value="Финиш62" text:name="Финиш62"/>
        <text:user-field-decl office:value-type="string" office:string-value="Финиш63" text:name="Финиш63"/>
        <text:user-field-decl office:value-type="string" office:string-value="Финиш64" text:name="Финиш64"/>
        <text:user-field-decl office:value-type="string" office:string-value="Финиш65" text:name="Финиш65"/>
        <text:user-field-decl office:value-type="string" office:string-value="Финиш66" text:name="Финиш66"/>
        <text:user-field-decl office:value-type="string" office:string-value="Финиш67" text:name="Финиш67"/>
        <text:user-field-decl office:value-type="string" office:string-value="Финиш68" text:name="Финиш68"/>
        <text:user-field-decl office:value-type="string" office:string-value="Финиш69" text:name="Финиш69"/>
        <text:user-field-decl office:value-type="string" office:string-value="Финиш70" text:name="Финиш70"/>
        <text:user-field-decl office:value-type="string" office:string-value="Финиш71" text:name="Финиш71"/>
        <text:user-field-decl office:value-type="string" office:string-value="Финиш72" text:name="Финиш72"/>
        <text:user-field-decl office:value-type="string" office:string-value="Финиш73" text:name="Финиш73"/>
        <text:user-field-decl office:value-type="string" office:string-value="Финиш74" text:name="Финиш74"/>
        <text:user-field-decl office:value-type="string" office:string-value="Финиш75" text:name="Финиш75"/>
        <text:user-field-decl office:value-type="string" office:string-value="Финиш76" text:name="Финиш76"/>
        <text:user-field-decl office:value-type="string" office:string-value="Финиш77" text:name="Финиш77"/>
        <text:user-field-decl office:value-type="string" office:string-value="Финиш78" text:name="Финиш78"/>
        <text:user-field-decl office:value-type="string" office:string-value="Финиш79" text:name="Финиш79"/>
        <text:user-field-decl office:value-type="string" office:string-value="Финиш80" text:name="Финиш80"/>
        <text:user-field-decl office:value-type="string" office:string-value="Финиш81" text:name="Финиш81"/>
        <text:user-field-decl office:value-type="string" office:string-value="Финиш82" text:name="Финиш82"/>
        <text:user-field-decl office:value-type="string" office:string-value="Финиш83" text:name="Финиш83"/>
        <text:user-field-decl office:value-type="string" office:string-value="Финиш84" text:name="Финиш84"/>
        <text:user-field-decl office:value-type="string" office:string-value="Финиш85" text:name="Финиш85"/>
        <text:user-field-decl office:value-type="string" office:string-value="Финиш86" text:name="Финиш86"/>
        <text:user-field-decl office:value-type="string" office:string-value="Финиш87" text:name="Финиш87"/>
        <text:user-field-decl office:value-type="string" office:string-value="Км_Начало30" text:name="Км_Начало30"/>
        <text:user-field-decl office:value-type="string" office:string-value="Км_Начало31" text:name="Км_Начало31"/>
        <text:user-field-decl office:value-type="string" office:string-value="Км_Начало32" text:name="Км_Начало32"/>
        <text:user-field-decl office:value-type="string" office:string-value="Км_Начало33" text:name="Км_Начало33"/>
        <text:user-field-decl office:value-type="string" office:string-value="Км_Начало34" text:name="Км_Начало34"/>
        <text:user-field-decl office:value-type="string" office:string-value="Км_Начало35" text:name="Км_Начало35"/>
        <text:user-field-decl office:value-type="string" office:string-value="Км_Начало36" text:name="Км_Начало36"/>
        <text:user-field-decl office:value-type="string" office:string-value="Км_Начало37" text:name="Км_Начало37"/>
        <text:user-field-decl office:value-type="string" office:string-value="Км_Начало38" text:name="Км_Начало38"/>
        <text:user-field-decl office:value-type="string" office:string-value="Км_Начало39" text:name="Км_Начало39"/>
        <text:user-field-decl office:value-type="string" office:string-value="Км_Начало40" text:name="Км_Начало40"/>
        <text:user-field-decl office:value-type="string" office:string-value="Км_Начало41" text:name="Км_Начало41"/>
        <text:user-field-decl office:value-type="string" office:string-value="Км_Начало42" text:name="Км_Начало42"/>
        <text:user-field-decl office:value-type="string" office:string-value="Км_Начало43" text:name="Км_Начало43"/>
        <text:user-field-decl office:value-type="string" office:string-value="Км_Начало44" text:name="Км_Начало44"/>
        <text:user-field-decl office:value-type="string" office:string-value="Км_Начало45" text:name="Км_Начало45"/>
        <text:user-field-decl office:value-type="string" office:string-value="Км_Начало46" text:name="Км_Начало46"/>
        <text:user-field-decl office:value-type="string" office:string-value="Км_Начало47" text:name="Км_Начало47"/>
        <text:user-field-decl office:value-type="string" office:string-value="Км_Начало48" text:name="Км_Начало48"/>
        <text:user-field-decl office:value-type="string" office:string-value="Км_Начало49" text:name="Км_Начало49"/>
        <text:user-field-decl office:value-type="string" office:string-value="Км_Начало50" text:name="Км_Начало50"/>
        <text:user-field-decl office:value-type="string" office:string-value="Км_Начало51" text:name="Км_Начало51"/>
        <text:user-field-decl office:value-type="string" office:string-value="Км_Начало52" text:name="Км_Начало52"/>
        <text:user-field-decl office:value-type="string" office:string-value="Км_Начало53" text:name="Км_Начало53"/>
        <text:user-field-decl office:value-type="string" office:string-value="Км_Начало54" text:name="Км_Начало54"/>
        <text:user-field-decl office:value-type="string" office:string-value="Км_Начало55" text:name="Км_Начало55"/>
        <text:user-field-decl office:value-type="string" office:string-value="Км_Начало56" text:name="Км_Начало56"/>
        <text:user-field-decl office:value-type="string" office:string-value="Км_Начало57" text:name="Км_Начало57"/>
        <text:user-field-decl office:value-type="string" office:string-value="Км_Начало58" text:name="Км_Начало58"/>
        <text:user-field-decl office:value-type="string" office:string-value="Км_Начало59" text:name="Км_Начало59"/>
        <text:user-field-decl office:value-type="string" office:string-value="Км_Начало60" text:name="Км_Начало60"/>
        <text:user-field-decl office:value-type="string" office:string-value="Км_Начало61" text:name="Км_Начало61"/>
        <text:user-field-decl office:value-type="string" office:string-value="Км_Начало62" text:name="Км_Начало62"/>
        <text:user-field-decl office:value-type="string" office:string-value="Км_Начало63" text:name="Км_Начало63"/>
        <text:user-field-decl office:value-type="string" office:string-value="Км_Начало64" text:name="Км_Начало64"/>
        <text:user-field-decl office:value-type="string" office:string-value="Км_Начало65" text:name="Км_Начало65"/>
        <text:user-field-decl office:value-type="string" office:string-value="Км_Начало66" text:name="Км_Начало66"/>
        <text:user-field-decl office:value-type="string" office:string-value="Км_Начало67" text:name="Км_Начало67"/>
        <text:user-field-decl office:value-type="string" office:string-value="Км_Начало68" text:name="Км_Начало68"/>
        <text:user-field-decl office:value-type="string" office:string-value="Км_Начало69" text:name="Км_Начало69"/>
        <text:user-field-decl office:value-type="string" office:string-value="Км_Начало70" text:name="Км_Начало70"/>
        <text:user-field-decl office:value-type="string" office:string-value="Км_Начало71" text:name="Км_Начало71"/>
        <text:user-field-decl office:value-type="string" office:string-value="Км_Начало72" text:name="Км_Начало72"/>
        <text:user-field-decl office:value-type="string" office:string-value="Км_Начало73" text:name="Км_Начало73"/>
        <text:user-field-decl office:value-type="string" office:string-value="Км_Начало74" text:name="Км_Начало74"/>
        <text:user-field-decl office:value-type="string" office:string-value="Км_Начало75" text:name="Км_Начало75"/>
        <text:user-field-decl office:value-type="string" office:string-value="Км_Начало76" text:name="Км_Начало76"/>
        <text:user-field-decl office:value-type="string" office:string-value="Км_Начало77" text:name="Км_Начало77"/>
        <text:user-field-decl office:value-type="string" office:string-value="Км_Начало78" text:name="Км_Начало78"/>
        <text:user-field-decl office:value-type="string" office:string-value="Км_Начало79" text:name="Км_Начало79"/>
        <text:user-field-decl office:value-type="string" office:string-value="Км_Начало80" text:name="Км_Начало80"/>
        <text:user-field-decl office:value-type="string" office:string-value="Км_Начало81" text:name="Км_Начало81"/>
        <text:user-field-decl office:value-type="string" office:string-value="Км_Начало82" text:name="Км_Начало82"/>
        <text:user-field-decl office:value-type="string" office:string-value="Км_Начало83" text:name="Км_Начало83"/>
        <text:user-field-decl office:value-type="string" office:string-value="Км_Начало84" text:name="Км_Начало84"/>
        <text:user-field-decl office:value-type="string" office:string-value="Км_Начало85" text:name="Км_Начало85"/>
        <text:user-field-decl office:value-type="string" office:string-value="Км_Начало86" text:name="Км_Начало86"/>
        <text:user-field-decl office:value-type="string" office:string-value="Км_Начало87" text:name="Км_Начало87"/>
        <text:user-field-decl office:value-type="string" office:string-value="Км_Конец30" text:name="Км_Конец30"/>
        <text:user-field-decl office:value-type="string" office:string-value="Км_Конец31" text:name="Км_Конец31"/>
        <text:user-field-decl office:value-type="string" office:string-value="Км_Конец32" text:name="Км_Конец32"/>
        <text:user-field-decl office:value-type="string" office:string-value="Км_Конец33" text:name="Км_Конец33"/>
        <text:user-field-decl office:value-type="string" office:string-value="Км_Конец34" text:name="Км_Конец34"/>
        <text:user-field-decl office:value-type="string" office:string-value="Км_Конец35" text:name="Км_Конец35"/>
        <text:user-field-decl office:value-type="string" office:string-value="Км_Конец36" text:name="Км_Конец36"/>
        <text:user-field-decl office:value-type="string" office:string-value="Км_Конец37" text:name="Км_Конец37"/>
        <text:user-field-decl office:value-type="string" office:string-value="Км_Конец38" text:name="Км_Конец38"/>
        <text:user-field-decl office:value-type="string" office:string-value="Км_Конец39" text:name="Км_Конец39"/>
        <text:user-field-decl office:value-type="string" office:string-value="Км_Конец40" text:name="Км_Конец40"/>
        <text:user-field-decl office:value-type="string" office:string-value="Км_Конец41" text:name="Км_Конец41"/>
        <text:user-field-decl office:value-type="string" office:string-value="Км_Конец42" text:name="Км_Конец42"/>
        <text:user-field-decl office:value-type="string" office:string-value="Км_Конец43" text:name="Км_Конец43"/>
        <text:user-field-decl office:value-type="string" office:string-value="Км_Конец44" text:name="Км_Конец44"/>
        <text:user-field-decl office:value-type="string" office:string-value="Км_Конец45" text:name="Км_Конец45"/>
        <text:user-field-decl office:value-type="string" office:string-value="Км_Конец46" text:name="Км_Конец46"/>
        <text:user-field-decl office:value-type="string" office:string-value="Км_Конец47" text:name="Км_Конец47"/>
        <text:user-field-decl office:value-type="string" office:string-value="Км_Конец48" text:name="Км_Конец48"/>
        <text:user-field-decl office:value-type="string" office:string-value="Км_Конец49" text:name="Км_Конец49"/>
        <text:user-field-decl office:value-type="string" office:string-value="Км_Конец50" text:name="Км_Конец50"/>
        <text:user-field-decl office:value-type="string" office:string-value="Км_Конец51" text:name="Км_Конец51"/>
        <text:user-field-decl office:value-type="string" office:string-value="Км_Конец52" text:name="Км_Конец52"/>
        <text:user-field-decl office:value-type="string" office:string-value="Км_Конец53" text:name="Км_Конец53"/>
        <text:user-field-decl office:value-type="string" office:string-value="Км_Конец54" text:name="Км_Конец54"/>
        <text:user-field-decl office:value-type="string" office:string-value="Км_Конец55" text:name="Км_Конец55"/>
        <text:user-field-decl office:value-type="string" office:string-value="Км_Конец56" text:name="Км_Конец56"/>
        <text:user-field-decl office:value-type="string" office:string-value="Км_Конец57" text:name="Км_Конец57"/>
        <text:user-field-decl office:value-type="string" office:string-value="Км_Конец58" text:name="Км_Конец58"/>
        <text:user-field-decl office:value-type="string" office:string-value="Км_Конец59" text:name="Км_Конец59"/>
        <text:user-field-decl office:value-type="string" office:string-value="Км_Конец60" text:name="Км_Конец60"/>
        <text:user-field-decl office:value-type="string" office:string-value="Км_Конец61" text:name="Км_Конец61"/>
        <text:user-field-decl office:value-type="string" office:string-value="Км_Конец62" text:name="Км_Конец62"/>
        <text:user-field-decl office:value-type="string" office:string-value="Км_Конец63" text:name="Км_Конец63"/>
        <text:user-field-decl office:value-type="string" office:string-value="Км_Конец64" text:name="Км_Конец64"/>
        <text:user-field-decl office:value-type="string" office:string-value="Км_Конец65" text:name="Км_Конец65"/>
        <text:user-field-decl office:value-type="string" office:string-value="Км_Конец66" text:name="Км_Конец66"/>
        <text:user-field-decl office:value-type="string" office:string-value="Км_Конец67" text:name="Км_Конец67"/>
        <text:user-field-decl office:value-type="string" office:string-value="Км_Конец68" text:name="Км_Конец68"/>
        <text:user-field-decl office:value-type="string" office:string-value="Км_Конец69" text:name="Км_Конец69"/>
        <text:user-field-decl office:value-type="string" office:string-value="Км_Конец70" text:name="Км_Конец70"/>
        <text:user-field-decl office:value-type="string" office:string-value="Км_Конец71" text:name="Км_Конец71"/>
        <text:user-field-decl office:value-type="string" office:string-value="Км_Конец72" text:name="Км_Конец72"/>
        <text:user-field-decl office:value-type="string" office:string-value="Км_Конец73" text:name="Км_Конец73"/>
        <text:user-field-decl office:value-type="string" office:string-value="Км_Конец74" text:name="Км_Конец74"/>
        <text:user-field-decl office:value-type="string" office:string-value="Км_Конец75" text:name="Км_Конец75"/>
        <text:user-field-decl office:value-type="string" office:string-value="Км_Конец76" text:name="Км_Конец76"/>
        <text:user-field-decl office:value-type="string" office:string-value="Км_Конец77" text:name="Км_Конец77"/>
        <text:user-field-decl office:value-type="string" office:string-value="Км_Конец78" text:name="Км_Конец78"/>
        <text:user-field-decl office:value-type="string" office:string-value="Км_Конец79" text:name="Км_Конец79"/>
        <text:user-field-decl office:value-type="string" office:string-value="Км_Конец80" text:name="Км_Конец80"/>
        <text:user-field-decl office:value-type="string" office:string-value="Км_Конец81" text:name="Км_Конец81"/>
        <text:user-field-decl office:value-type="string" office:string-value="Км_Конец82" text:name="Км_Конец82"/>
        <text:user-field-decl office:value-type="string" office:string-value="Км_Конец83" text:name="Км_Конец83"/>
        <text:user-field-decl office:value-type="string" office:string-value="Км_Конец84" text:name="Км_Конец84"/>
        <text:user-field-decl office:value-type="string" office:string-value="Км_Конец85" text:name="Км_Конец85"/>
        <text:user-field-decl office:value-type="string" office:string-value="Км_Конец86" text:name="Км_Конец86"/>
        <text:user-field-decl office:value-type="string" office:string-value="Км_Конец87" text:name="Км_Конец87"/>
      </text:user-field-decls>
      <text:section text:style-name="Sect1" text:name="Раздел1">
        <text:p text:style-name="P67">Место для штампа организации</text:p>
        <text:p text:style-name="P24">ПУТЕВОЙ ЛИСТ ЛЕГКОВОГО АВТОМОБИЛЯ №____ Серия</text:p>
        <text:p text:style-name="P24">С <text:user-field-get text:name="Дата_Начало">Дата_Начало</text:user-field-get> ПО <text:user-field-get text:name="Дата_Конец">Дата_Конец</text:user-field-get> <text:user-field-get text:name="Год">Год</text:user-field-get> г.</text:p>
        <text:p text:style-name="P25"><text:span text:style-name="T1">ОРГАНИЗАЦИЯ </text:span><text:span text:style-name="T2">Челябинского филиала <text:s text:c="40"/></text:span></text:p>
        <text:p text:style-name="P39">наименование, адрес, номер телефона</text:p>
        <text:p text:style-name="P26"><text:span text:style-name="T1">Марка автомобиля: </text:span><text:span text:style-name="T2"><text:s text:c="3"/></text:span><text:span text:style-name="T2"><text:user-field-get text:name="Марка_Авто">Марка_Авто</text:user-field-get></text:span><text:span text:style-name="T2"> <text:s/></text:span></text:p>
        <text:p text:style-name="P26"><text:span text:style-name="T1">Государственный номерной знак</text:span><text:span text:style-name="T2">: </text:span><text:span text:style-name="T2"><text:user-field-get text:name="Номер_Авто">Номер_Авто</text:user-field-get></text:span><text:span text:style-name="T2"> <text:s text:c="38"/></text:span></text:p>
        <text:p text:style-name="P23"><text:span text:style-name="T3">Водитель:</text:span> <text:user-field-get text:name="ФИО_Водитель_полностью">ФИО_Водитель_полностью</text:user-field-get> <text:s text:c="31"/></text:p>
        <text:p text:style-name="P40">фамилия, имя, отчество</text:p>
        <text:p text:style-name="P23"><text:span text:style-name="T3">Удостоверение:</text:span> <text:user-field-get text:name="Удостоверение">Удостоверение</text:user-field-get> <text:s text:c="49"/></text:p>
        <text:p text:style-name="P27">стандартная, ограниченная</text:p>
        <text:p text:style-name="P32">Лицензионная карточка <text:s text:c="12"/>ненужное зачеркнуть</text:p>
        <text:p text:style-name="P32">Регистрационный номер______________________________</text:p>
        <text:p text:style-name="P33">Задание водителю<text:tab/><text:tab/><text:tab/></text:p>
        <text:p text:style-name="P33">В распоряжение АО «<text:span text:style-name="T15">Организация</text:span>»</text:p>
        <text:p text:style-name="P33">АО «<text:span text:style-name="T15">Организация</text:span>»</text:p>
        <text:p text:style-name="P34">организация</text:p>
        <text:p text:style-name="P43"><text:span text:style-name="T5">Адрес подачи:</text:span><text:span text:style-name="T6"> </text:span><text:span text:style-name="T6"><text:user-field-get text:name="Адрес_Подачи">Адрес_Подачи</text:user-field-get></text:span><text:span text:style-name="T6">_________________________________________</text:span></text:p>
        <text:p text:style-name="P28">______________________________________________________________</text:p>
        <text:p text:style-name="P28"><text:line-break/></text:p>
        <text:p text:style-name="P29"><text:span text:style-name="T3">Диспетчер-нарядчик </text:span><text:s text:c="41"/><text:span text:style-name="T4"><text:user-field-get text:name="ФИО_Механик">ФИО_Механик</text:user-field-get></text:span></text:p>
        <text:p text:style-name="P41">Подпись, расшифровка подписи</text:p>
        <text:p text:style-name="P41">при выезде на начало месяца</text:p>
        <text:p text:style-name="P29"><text:span text:style-name="T3">Диспетчер-нарядчик </text:span><text:s text:c="42"/><text:span text:style-name="T4"><text:user-field-get text:name="ФИО_Механик">ФИО_Механик</text:user-field-get></text:span></text:p>
        <text:p text:style-name="P42">Подпись, расшифровка подписи</text:p>
        <text:p text:style-name="P46">при выезде на конец месяца</text:p>
        <text:p text:style-name="P46"/>
        <text:p text:style-name="P35">Опоздания, ожидания, простои в пути, прочие отметки_________________________________________________________________________________________________________________________________________________________________________________________________________________________________________________</text:p>
        <text:p text:style-name="P35"/>
        <text:p text:style-name="P35">Автомобиль сдал</text:p>
        <text:p text:style-name="P35">Водитель _____________<text:user-field-get text:name="ФИО_Водитель">ФИО_Водитель</text:user-field-get></text:p>
        <text:p text:style-name="P35">Подпись расшифровка подписи</text:p>
        <text:p text:style-name="P35">М.П.</text:p>
        <text:p text:style-name="P47"/>
        <text:p text:style-name="P30"/>
        <text:p text:style-name="P30"/>
        <text:p text:style-name="P30"/>
        <text:p text:style-name="P30"/>
        <text:p text:style-name="P30"/>
        <text:p text:style-name="P30"/>
        <text:p text:style-name="P30"/>
        <text:p text:style-name="P44"><text:span text:style-name="T8">Класс</text:span><text:span text:style-name="T9">: </text:span><text:span text:style-name="T7"><text:s text:c="2"/></text:span><text:span text:style-name="T7"><text:user-field-get text:name="Категория_Прав">Категория_Прав</text:user-field-get></text:span><text:span text:style-name="T10">________</text:span></text:p>
        <text:p text:style-name="P37"/>
        <text:p text:style-name="P31"/>
        <text:p text:style-name="P36">Серия___________________________________</text:p>
        <text:p text:style-name="P38"/>
        <text:p text:style-name="P48">Автомобиль технически исправен</text:p>
        <table:table table:name="Таблица1" table:style-name="Таблица1">
          <table:table-column table:style-name="Таблица1.A"/>
          <table:table-column table:style-name="Таблица1.B"/>
          <table:table-column table:style-name="Таблица1.C"/>
          <table:table-row table:style-name="Таблица1.1">
            <table:table-cell table:style-name="Таблица1.A1" office:value-type="string">
              <text:p text:style-name="P49">Показания спидометра</text:p>
            </table:table-cell>
            <table:table-cell table:style-name="Таблица1.A1" office:value-type="string">
              <text:p text:style-name="P18"/>
            </table:table-cell>
            <table:table-cell table:style-name="Таблица1.A1" office:value-type="string">
              <text:p text:style-name="P18"/>
            </table:table-cell>
          </table:table-row>
          <table:table-row table:style-name="Таблица1.2">
            <table:table-cell table:style-name="Таблица1.A1" office:value-type="string">
              <text:p text:style-name="P65">на начало месяца, км</text:p>
            </table:table-cell>
            <table:table-cell table:style-name="Таблица1.A1" office:value-type="string">
              <text:p text:style-name="P1"><text:user-field-get text:name="Спидометр_НачМесяц">Спидометр_НачМесяц</text:user-field-get></text:p>
            </table:table-cell>
            <table:table-cell table:style-name="Таблица1.A1" office:value-type="string">
              <text:p text:style-name="P2"/>
            </table:table-cell>
          </table:table-row>
        </table:table>
        <text:p text:style-name="P50">Выезд разрешен</text:p>
        <text:p text:style-name="P56">Механик_____________________________<text:user-field-get text:name="ФИО_Механик">ФИО_Механик</text:user-field-get></text:p>
        <text:p text:style-name="P52">подпись расшифровка подписи</text:p>
        <text:p text:style-name="P53">Автомобиль в технически <text:line-break/>исправном состоянии принял</text:p>
        <text:p text:style-name="P51">Водитель ________________________<text:span text:style-name="T5"><text:user-field-get text:name="ФИО_Водитель">ФИО_Водитель</text:user-field-get></text:span></text:p>
        <text:p text:style-name="P52">подпись расшифровка подписи</text:p>
        <table:table table:name="Таблица2" table:style-name="Таблица2">
          <table:table-column table:style-name="Таблица2.A"/>
          <table:table-column table:style-name="Таблица2.B"/>
          <table:table-column table:style-name="Таблица2.C"/>
          <table:table-row table:style-name="Таблица2.1">
            <table:table-cell table:style-name="Таблица2.A1" office:value-type="string">
              <text:p text:style-name="P58">Горючее</text:p>
            </table:table-cell>
            <table:table-cell table:style-name="Таблица2.B1" office:value-type="string">
              <text:p text:style-name="P19">Марка</text:p>
            </table:table-cell>
            <table:table-cell table:style-name="Таблица2.C1" office:value-type="string">
              <text:p text:style-name="P19">А<text:span text:style-name="T12">И</text:span></text:p>
            </table:table-cell>
          </table:table-row>
          <table:table-row table:style-name="Таблица2.1">
            <table:table-cell table:style-name="Таблица2.A1" office:value-type="string">
              <text:p text:style-name="P66"/>
            </table:table-cell>
            <table:table-cell table:style-name="Таблица2.B2" office:value-type="string">
              <text:p text:style-name="P3"><text:user-field-get text:name="Марка_Горючего">Марка_Горючего</text:user-field-get></text:p>
            </table:table-cell>
            <table:table-cell table:style-name="Таблица2.C2" office:value-type="string">
              <text:p text:style-name="P4"/>
            </table:table-cell>
          </table:table-row>
        </table:table>
        <text:p text:style-name="P54">Движение горючего</text:p>
        <table:table table:name="Таблица3" table:style-name="Таблица3">
          <table:table-column table:style-name="Таблица3.A"/>
          <table:table-column table:style-name="Таблица3.B"/>
          <table:table-row table:style-name="Таблица3.1">
            <table:table-cell table:style-name="Таблица3.A1" office:value-type="string">
              <text:p text:style-name="P22"/>
            </table:table-cell>
            <table:table-cell table:style-name="Таблица3.B1" office:value-type="string">
              <text:p text:style-name="P20">Количество,л</text:p>
            </table:table-cell>
          </table:table-row>
          <table:table-row table:style-name="Таблица3.2">
            <table:table-cell table:style-name="Таблица3.A1" office:value-type="string">
              <text:p text:style-name="P59">Выдано за месяц</text:p>
            </table:table-cell>
            <table:table-cell table:style-name="Таблица3.B2" office:value-type="string">
              <text:p text:style-name="P5"><text:user-field-get text:name="Выдано_ЗаМесяц">Выдано_ЗаМесяц</text:user-field-get></text:p>
            </table:table-cell>
          </table:table-row>
          <table:table-row table:style-name="Таблица3.3">
            <table:table-cell table:style-name="Таблица3.A1" office:value-type="string">
              <text:p text:style-name="P60">Остаток : <text:s/>при выезде</text:p>
            </table:table-cell>
            <table:table-cell table:style-name="Таблица3.B2" office:value-type="string">
              <text:p text:style-name="P5"><text:user-field-get text:name="Остаток_ПриВыезде">Остаток_ПриВыезде</text:user-field-get></text:p>
            </table:table-cell>
          </table:table-row>
          <table:table-row table:style-name="Таблица3.4">
            <table:table-cell table:style-name="Таблица3.A1" office:value-type="string">
              <text:p text:style-name="P61"><text:span text:style-name="T13">п</text:span>ри возвращении</text:p>
            </table:table-cell>
            <table:table-cell table:style-name="Таблица3.B2" office:value-type="string">
              <text:p text:style-name="P5"><text:user-field-get text:name="Остаток_ПриВозвращении">Остаток_ПриВозвращении</text:user-field-get></text:p>
            </table:table-cell>
          </table:table-row>
          <table:table-row table:style-name="Таблица3.5">
            <table:table-cell table:style-name="Таблица3.A1" office:value-type="string">
              <text:p text:style-name="P60">Расход<text:span text:style-name="T13">:</text:span> по норме</text:p>
            </table:table-cell>
            <table:table-cell table:style-name="Таблица3.B2" office:value-type="string">
              <text:p text:style-name="P5"><text:user-field-get text:name="Расход_ПоНорме">Расход_ПоНорме</text:user-field-get></text:p>
            </table:table-cell>
          </table:table-row>
          <table:table-row table:style-name="Таблица3.6">
            <table:table-cell table:style-name="Таблица3.A1" office:value-type="string">
              <text:p text:style-name="P61"><text:span text:style-name="T13">ф</text:span>актический за месяц</text:p>
            </table:table-cell>
            <table:table-cell table:style-name="Таблица3.B2" office:value-type="string">
              <text:p text:style-name="P5"><text:user-field-get text:name="Расход_ФактЗаМесяц">Расход_ФактЗаМесяц</text:user-field-get></text:p>
            </table:table-cell>
          </table:table-row>
          <table:table-row table:style-name="Таблица3.5">
            <table:table-cell table:style-name="Таблица3.A1" office:value-type="string">
              <text:p text:style-name="P62">Экономия</text:p>
            </table:table-cell>
            <table:table-cell table:style-name="Таблица3.B2" office:value-type="string">
              <text:p text:style-name="P6"/>
            </table:table-cell>
          </table:table-row>
          <table:table-row table:style-name="Таблица3.5">
            <table:table-cell table:style-name="Таблица3.A1" office:value-type="string">
              <text:p text:style-name="P62">Перерасход</text:p>
            </table:table-cell>
            <table:table-cell table:style-name="Таблица3.B2" office:value-type="string">
              <text:p text:style-name="P17"/>
            </table:table-cell>
          </table:table-row>
        </table:table>
        <text:p text:style-name="P55">Автомобиль принял.</text:p>
        <table:table table:name="Таблица4" table:style-name="Таблица4">
          <table:table-column table:style-name="Таблица4.A"/>
          <table:table-column table:style-name="Таблица4.B"/>
          <table:table-column table:style-name="Таблица4.C"/>
          <table:table-row table:style-name="Таблица4.1">
            <table:table-cell table:style-name="Таблица4.A1" office:value-type="string">
              <text:p text:style-name="P22">Показания спидометра</text:p>
            </table:table-cell>
            <table:table-cell table:style-name="Таблица4.A1" office:value-type="string">
              <text:p text:style-name="P21"/>
            </table:table-cell>
            <table:table-cell table:style-name="Таблица4.A1" office:value-type="string">
              <text:p text:style-name="P21"/>
            </table:table-cell>
          </table:table-row>
          <table:table-row table:style-name="Таблица4.2">
            <table:table-cell table:style-name="Таблица4.A1" office:value-type="string">
              <text:p text:style-name="P63"><text:span text:style-name="T11">на </text:span><text:span text:style-name="T14">конец</text:span><text:span text:style-name="T11"> месяца, км</text:span></text:p>
            </table:table-cell>
            <table:table-cell table:style-name="Таблица4.A1" office:value-type="string">
              <text:p text:style-name="P7"><text:user-field-get text:name="Спидометр_КонецМесяц">Спидометр_КонецМесяц</text:user-field-get></text:p>
            </table:table-cell>
            <table:table-cell table:style-name="Таблица4.A1" office:value-type="string">
              <text:p text:style-name="P9"/>
            </table:table-cell>
          </table:table-row>
        </table:table>
        <text:p text:style-name="P64">Механик ______________________________________<text:user-field-get text:name="ФИО_Механик">ФИО_Механик</text:user-field-get></text:p>
        <text:p text:style-name="P57">подпись расшифровка подписи</text:p>
        <table:table table:name="Таблица5" table:style-name="Таблица5">
          <table:table-column table:style-name="Таблица5.A" table:number-columns-repeated="5"/>
          <table:table-column table:style-name="Таблица5.F"/>
          <table:table-row>
            <table:table-cell table:style-name="Таблица5.A1" table:number-rows-spanned="2" office:value-type="string">
              <text:p text:style-name="P10">Дата</text:p>
            </table:table-cell>
            <table:table-cell table:style-name="Таблица5.A1" table:number-columns-spanned="2" office:value-type="string">
              <text:p text:style-name="P10">Место</text:p>
            </table:table-cell>
            <table:covered-table-cell/>
            <table:table-cell table:style-name="Таблица5.A1" table:number-columns-spanned="2" office:value-type="string">
              <text:p text:style-name="P10">Показания спидометра</text:p>
            </table:table-cell>
            <table:covered-table-cell/>
            <table:table-cell table:style-name="Таблица5.F1" table:number-rows-spanned="2" office:value-type="string">
              <text:p text:style-name="P10">Пройдено,</text:p>
              <text:p text:style-name="P10">км</text:p>
            </table:table-cell>
          </table:table-row>
          <table:table-row>
            <table:covered-table-cell/>
            <table:table-cell table:style-name="Таблица5.B2" office:value-type="string">
              <text:p text:style-name="P10">отправления</text:p>
            </table:table-cell>
            <table:table-cell table:style-name="Таблица5.B2" office:value-type="string">
              <text:p text:style-name="P10">назначения</text:p>
            </table:table-cell>
            <table:table-cell table:style-name="Таблица5.B2" office:value-type="string">
              <text:p text:style-name="P10">на начало дня</text:p>
            </table:table-cell>
            <table:table-cell table:style-name="Таблица5.B2" office:value-type="string">
              <text:p text:style-name="P10">на конец дня</text:p>
            </table:table-cell>
            <table:covered-table-cell/>
          </table:table-row>
          <table:table-row>
            <table:table-cell table:style-name="Таблица5.B2" office:value-type="string">
              <text:p text:style-name="P11"><text:user-field-get text:name="Дата1">Дата1</text:user-field-get></text:p>
            </table:table-cell>
            <table:table-cell table:style-name="Таблица5.B2" office:value-type="string">
              <text:p text:style-name="P11"><text:user-field-get text:name="Старт1">Старт1</text:user-field-get></text:p>
            </table:table-cell>
            <table:table-cell table:style-name="Таблица5.B2" office:value-type="string">
              <text:p text:style-name="P11"><text:user-field-get text:name="Финиш1">Финиш1</text:user-field-get></text:p>
            </table:table-cell>
            <table:table-cell table:style-name="Таблица5.B2" office:value-type="string">
              <text:p text:style-name="P11"><text:user-field-get text:name="Км_Начало1">Км_Начало1</text:user-field-get></text:p>
            </table:table-cell>
            <table:table-cell table:style-name="Таблица5.B2" office:value-type="string">
              <text:p text:style-name="P11"><text:user-field-get text:name="Км_Конец1">Км_Конец1</text:user-field-get></text:p>
            </table:table-cell>
            <table:table-cell table:style-name="Таблица5.F3" office:value-type="string">
              <text:p text:style-name="P11"><text:user-field-get text:name="Пройдено1">Пройдено1</text:user-field-get></text:p>
            </table:table-cell>
          </table:table-row>
          <table:table-row>
            <table:table-cell table:style-name="Таблица5.B2" office:value-type="string">
              <text:p text:style-name="P11"><text:user-field-get text:name="Дата2">Дата2</text:user-field-get></text:p>
            </table:table-cell>
            <table:table-cell table:style-name="Таблица5.B2" office:value-type="string">
              <text:p text:style-name="P11"><text:user-field-get text:name="Старт2">Старт2</text:user-field-get></text:p>
            </table:table-cell>
            <table:table-cell table:style-name="Таблица5.B2" office:value-type="string">
              <text:p text:style-name="P13"><text:user-field-get text:name="Финиш2">Финиш2</text:user-field-get></text:p>
            </table:table-cell>
            <table:table-cell table:style-name="Таблица5.B2" office:value-type="string">
              <text:p text:style-name="P11"><text:user-field-get text:name="Км_Начало2">Км_Начало2</text:user-field-get></text:p>
            </table:table-cell>
            <table:table-cell table:style-name="Таблица5.B2" office:value-type="string">
              <text:p text:style-name="P11"><text:user-field-get text:name="Км_Конец2">Км_Конец2</text:user-field-get></text:p>
            </table:table-cell>
            <table:table-cell table:style-name="Таблица5.F3" office:value-type="string">
              <text:p text:style-name="P11"><text:user-field-get text:name="Пройдено2">Пройдено2</text:user-field-get></text:p>
            </table:table-cell>
          </table:table-row>
          <table:table-row>
            <table:table-cell table:style-name="Таблица5.B2" office:value-type="string">
              <text:p text:style-name="P11"><text:user-field-get text:name="Дата3">Дата3</text:user-field-get></text:p>
            </table:table-cell>
            <table:table-cell table:style-name="Таблица5.B2" office:value-type="string">
              <text:p text:style-name="P11"><text:user-field-get text:name="Старт3">Старт3</text:user-field-get></text:p>
            </table:table-cell>
            <table:table-cell table:style-name="Таблица5.B2" office:value-type="string">
              <text:p text:style-name="P11"><text:user-field-get text:name="Финиш3">Финиш3</text:user-field-get></text:p>
            </table:table-cell>
            <table:table-cell table:style-name="Таблица5.B2" office:value-type="string">
              <text:p text:style-name="P11"><text:user-field-get text:name="Км_Начало3">Км_Начало3</text:user-field-get></text:p>
            </table:table-cell>
            <table:table-cell table:style-name="Таблица5.B2" office:value-type="string">
              <text:p text:style-name="P11"><text:user-field-get text:name="Км_Конец3">Км_Конец3</text:user-field-get></text:p>
            </table:table-cell>
            <table:table-cell table:style-name="Таблица5.F3" office:value-type="string">
              <text:p text:style-name="P11"><text:user-field-get text:name="Пройдено3">Пройдено3</text:user-field-get></text:p>
            </table:table-cell>
          </table:table-row>
          <table:table-row>
            <table:table-cell table:style-name="Таблица5.B2" office:value-type="string">
              <text:p text:style-name="P11"><text:user-field-get text:name="Дата4">Дата4</text:user-field-get></text:p>
            </table:table-cell>
            <table:table-cell table:style-name="Таблица5.B2" office:value-type="string">
              <text:p text:style-name="P11"><text:user-field-get text:name="Старт4">Старт4</text:user-field-get></text:p>
            </table:table-cell>
            <table:table-cell table:style-name="Таблица5.B2" office:value-type="string">
              <text:p text:style-name="P11"><text:user-field-get text:name="Финиш4">Финиш4</text:user-field-get></text:p>
            </table:table-cell>
            <table:table-cell table:style-name="Таблица5.B2" office:value-type="string">
              <text:p text:style-name="P11"><text:user-field-get text:name="Км_Начало4">Км_Начало4</text:user-field-get></text:p>
            </table:table-cell>
            <table:table-cell table:style-name="Таблица5.B2" office:value-type="string">
              <text:p text:style-name="P11"><text:user-field-get text:name="Км_Конец4">Км_Конец4</text:user-field-get></text:p>
            </table:table-cell>
            <table:table-cell table:style-name="Таблица5.F3" office:value-type="string">
              <text:p text:style-name="P11"><text:user-field-get text:name="Пройдено4">Пройдено4</text:user-field-get></text:p>
            </table:table-cell>
          </table:table-row>
          <table:table-row>
            <table:table-cell table:style-name="Таблица5.B2" office:value-type="string">
              <text:p text:style-name="P11"><text:user-field-get text:name="Дата5">Дата5</text:user-field-get></text:p>
            </table:table-cell>
            <table:table-cell table:style-name="Таблица5.B2" office:value-type="string">
              <text:p text:style-name="P11"><text:user-field-get text:name="Старт5">Старт5</text:user-field-get></text:p>
            </table:table-cell>
            <table:table-cell table:style-name="Таблица5.B2" office:value-type="string">
              <text:p text:style-name="P11"><text:user-field-get text:name="Финиш5">Финиш5</text:user-field-get></text:p>
            </table:table-cell>
            <table:table-cell table:style-name="Таблица5.B2" office:value-type="string">
              <text:p text:style-name="P11"><text:user-field-get text:name="Км_Начало5">Км_Начало5</text:user-field-get></text:p>
            </table:table-cell>
            <table:table-cell table:style-name="Таблица5.B2" office:value-type="string">
              <text:p text:style-name="P11"><text:user-field-get text:name="Км_Конец5">Км_Конец5</text:user-field-get></text:p>
            </table:table-cell>
            <table:table-cell table:style-name="Таблица5.F3" office:value-type="string">
              <text:p text:style-name="P11"><text:user-field-get text:name="Пройдено5">Пройдено5</text:user-field-get></text:p>
            </table:table-cell>
          </table:table-row>
          <table:table-row>
            <table:table-cell table:style-name="Таблица5.B2" office:value-type="string">
              <text:p text:style-name="P11"><text:user-field-get text:name="Дата6">Дата6</text:user-field-get></text:p>
            </table:table-cell>
            <table:table-cell table:style-name="Таблица5.B2" office:value-type="string">
              <text:p text:style-name="P11"><text:user-field-get text:name="Старт6">Старт6</text:user-field-get></text:p>
            </table:table-cell>
            <table:table-cell table:style-name="Таблица5.B2" office:value-type="string">
              <text:p text:style-name="P11"><text:user-field-get text:name="Финиш6">Финиш6</text:user-field-get></text:p>
            </table:table-cell>
            <table:table-cell table:style-name="Таблица5.B2" office:value-type="string">
              <text:p text:style-name="P11"><text:user-field-get text:name="Км_Начало6">Км_Начало6</text:user-field-get></text:p>
            </table:table-cell>
            <table:table-cell table:style-name="Таблица5.B2" office:value-type="string">
              <text:p text:style-name="P11"><text:user-field-get text:name="Км_Конец6">Км_Конец6</text:user-field-get></text:p>
            </table:table-cell>
            <table:table-cell table:style-name="Таблица5.F3" office:value-type="string">
              <text:p text:style-name="P11"><text:user-field-get text:name="Пройдено6">Пройдено6</text:user-field-get></text:p>
            </table:table-cell>
          </table:table-row>
          <table:table-row>
            <table:table-cell table:style-name="Таблица5.B2" office:value-type="string">
              <text:p text:style-name="P11"><text:user-field-get text:name="Дата7">Дата7</text:user-field-get></text:p>
            </table:table-cell>
            <table:table-cell table:style-name="Таблица5.B2" office:value-type="string">
              <text:p text:style-name="P11"><text:user-field-get text:name="Старт7">Старт7</text:user-field-get></text:p>
            </table:table-cell>
            <table:table-cell table:style-name="Таблица5.B2" office:value-type="string">
              <text:p text:style-name="P11"><text:user-field-get text:name="Финиш7">Финиш7</text:user-field-get></text:p>
            </table:table-cell>
            <table:table-cell table:style-name="Таблица5.B2" office:value-type="string">
              <text:p text:style-name="P11"><text:user-field-get text:name="Км_Начало7">Км_Начало7</text:user-field-get></text:p>
            </table:table-cell>
            <table:table-cell table:style-name="Таблица5.B2" office:value-type="string">
              <text:p text:style-name="P11"><text:user-field-get text:name="Км_Конец7">Км_Конец7</text:user-field-get></text:p>
            </table:table-cell>
            <table:table-cell table:style-name="Таблица5.F3" office:value-type="string">
              <text:p text:style-name="P11"><text:user-field-get text:name="Пройдено7">Пройдено7</text:user-field-get></text:p>
            </table:table-cell>
          </table:table-row>
          <table:table-row>
            <table:table-cell table:style-name="Таблица5.B2" office:value-type="string">
              <text:p text:style-name="P11"><text:user-field-get text:name="Дата8">Дата8</text:user-field-get></text:p>
            </table:table-cell>
            <table:table-cell table:style-name="Таблица5.B2" office:value-type="string">
              <text:p text:style-name="P11"><text:user-field-get text:name="Старт8">Старт8</text:user-field-get></text:p>
            </table:table-cell>
            <table:table-cell table:style-name="Таблица5.B2" office:value-type="string">
              <text:p text:style-name="P11"><text:user-field-get text:name="Финиш8">Финиш8</text:user-field-get></text:p>
            </table:table-cell>
            <table:table-cell table:style-name="Таблица5.B2" office:value-type="string">
              <text:p text:style-name="P11"><text:user-field-get text:name="Км_Начало8">Км_Начало8</text:user-field-get></text:p>
            </table:table-cell>
            <table:table-cell table:style-name="Таблица5.B2" office:value-type="string">
              <text:p text:style-name="P11"><text:user-field-get text:name="Км_Конец8">Км_Конец8</text:user-field-get></text:p>
            </table:table-cell>
            <table:table-cell table:style-name="Таблица5.F3" office:value-type="string">
              <text:p text:style-name="P11"><text:user-field-get text:name="Пройдено8">Пройдено8</text:user-field-get></text:p>
            </table:table-cell>
          </table:table-row>
          <table:table-row>
            <table:table-cell table:style-name="Таблица5.B2" office:value-type="string">
              <text:p text:style-name="P11"><text:user-field-get text:name="Дата9">Дата9</text:user-field-get></text:p>
            </table:table-cell>
            <table:table-cell table:style-name="Таблица5.B2" office:value-type="string">
              <text:p text:style-name="P11"><text:user-field-get text:name="Старт9">Старт9</text:user-field-get></text:p>
            </table:table-cell>
            <table:table-cell table:style-name="Таблица5.B2" office:value-type="string">
              <text:p text:style-name="P11"><text:user-field-get text:name="Финиш9">Финиш9</text:user-field-get></text:p>
            </table:table-cell>
            <table:table-cell table:style-name="Таблица5.B2" office:value-type="string">
              <text:p text:style-name="P11"><text:user-field-get text:name="Км_Начало9">Км_Начало9</text:user-field-get></text:p>
            </table:table-cell>
            <table:table-cell table:style-name="Таблица5.B2" office:value-type="string">
              <text:p text:style-name="P11"><text:user-field-get text:name="Км_Конец9">Км_Конец9</text:user-field-get></text:p>
            </table:table-cell>
            <table:table-cell table:style-name="Таблица5.F3" office:value-type="string">
              <text:p text:style-name="P11"><text:user-field-get text:name="Пройдено9">Пройдено9</text:user-field-get></text:p>
            </table:table-cell>
          </table:table-row>
          <table:table-row>
            <table:table-cell table:style-name="Таблица5.B2" office:value-type="string">
              <text:p text:style-name="P11"><text:user-field-get text:name="Дата10">Дата10</text:user-field-get></text:p>
            </table:table-cell>
            <table:table-cell table:style-name="Таблица5.B2" office:value-type="string">
              <text:p text:style-name="P11"><text:user-field-get text:name="Старт10">Старт10</text:user-field-get></text:p>
            </table:table-cell>
            <table:table-cell table:style-name="Таблица5.B2" office:value-type="string">
              <text:p text:style-name="P11"><text:user-field-get text:name="Финиш10">Финиш10</text:user-field-get></text:p>
            </table:table-cell>
            <table:table-cell table:style-name="Таблица5.B2" office:value-type="string">
              <text:p text:style-name="P14"><text:user-field-get text:name="Км_Начало10">Км_Начало10</text:user-field-get></text:p>
            </table:table-cell>
            <table:table-cell table:style-name="Таблица5.B2" office:value-type="string">
              <text:p text:style-name="P14"><text:user-field-get text:name="Км_Конец10">Км_Конец10</text:user-field-get></text:p>
            </table:table-cell>
            <table:table-cell table:style-name="Таблица5.F3" office:value-type="string">
              <text:p text:style-name="P11"><text:user-field-get text:name="Пройдено10">Пройдено10</text:user-field-get></text:p>
            </table:table-cell>
          </table:table-row>
          <table:table-row>
            <table:table-cell table:style-name="Таблица5.B2" office:value-type="string">
              <text:p text:style-name="P11"><text:user-field-get text:name="Дата11">Дата11</text:user-field-get></text:p>
            </table:table-cell>
            <table:table-cell table:style-name="Таблица5.B2" office:value-type="string">
              <text:p text:style-name="P11"><text:user-field-get text:name="Старт11">Старт11</text:user-field-get></text:p>
            </table:table-cell>
            <table:table-cell table:style-name="Таблица5.B2" office:value-type="string">
              <text:p text:style-name="P11"><text:user-field-get text:name="Финиш11">Финиш11</text:user-field-get></text:p>
            </table:table-cell>
            <table:table-cell table:style-name="Таблица5.B2" office:value-type="string">
              <text:p text:style-name="P14"><text:user-field-get text:name="Км_Начало11">Км_Начало11</text:user-field-get></text:p>
            </table:table-cell>
            <table:table-cell table:style-name="Таблица5.B2" office:value-type="string">
              <text:p text:style-name="P14"><text:user-field-get text:name="Км_Конец11">Км_Конец11</text:user-field-get></text:p>
            </table:table-cell>
            <table:table-cell table:style-name="Таблица5.F3" office:value-type="string">
              <text:p text:style-name="P11"><text:user-field-get text:name="Пройдено11">Пройдено11</text:user-field-get></text:p>
            </table:table-cell>
          </table:table-row>
          <table:table-row>
            <table:table-cell table:style-name="Таблица5.B2" office:value-type="string">
              <text:p text:style-name="P11"><text:user-field-get text:name="Дата12">Дата12</text:user-field-get></text:p>
            </table:table-cell>
            <table:table-cell table:style-name="Таблица5.B2" office:value-type="string">
              <text:p text:style-name="P11"><text:user-field-get text:name="Старт12">Старт12</text:user-field-get></text:p>
            </table:table-cell>
            <table:table-cell table:style-name="Таблица5.B2" office:value-type="string">
              <text:p text:style-name="P11"><text:user-field-get text:name="Финиш12">Финиш12</text:user-field-get></text:p>
            </table:table-cell>
            <table:table-cell table:style-name="Таблица5.B2" office:value-type="string">
              <text:p text:style-name="P11"><text:user-field-get text:name="Км_Начало12">Км_Начало12</text:user-field-get></text:p>
            </table:table-cell>
            <table:table-cell table:style-name="Таблица5.B2" office:value-type="string">
              <text:p text:style-name="P11"><text:user-field-get text:name="Км_Конец12">Км_Конец12</text:user-field-get></text:p>
            </table:table-cell>
            <table:table-cell table:style-name="Таблица5.F3" office:value-type="string">
              <text:p text:style-name="P11"><text:user-field-get text:name="Пройдено12">Пройдено12</text:user-field-get></text:p>
            </table:table-cell>
          </table:table-row>
          <table:table-row>
            <table:table-cell table:style-name="Таблица5.B2" office:value-type="string">
              <text:p text:style-name="P11"><text:user-field-get text:name="Дата13">Дата13</text:user-field-get></text:p>
            </table:table-cell>
            <table:table-cell table:style-name="Таблица5.B2" office:value-type="string">
              <text:p text:style-name="P11"><text:user-field-get text:name="Старт13">Старт13</text:user-field-get></text:p>
            </table:table-cell>
            <table:table-cell table:style-name="Таблица5.B2" office:value-type="string">
              <text:p text:style-name="P11"><text:user-field-get text:name="Финиш13">Финиш13</text:user-field-get></text:p>
            </table:table-cell>
            <table:table-cell table:style-name="Таблица5.B2" office:value-type="string">
              <text:p text:style-name="P11"><text:user-field-get text:name="Км_Начало13">Км_Начало13</text:user-field-get></text:p>
            </table:table-cell>
            <table:table-cell table:style-name="Таблица5.B2" office:value-type="string">
              <text:p text:style-name="P11"><text:user-field-get text:name="Км_Конец13">Км_Конец13</text:user-field-get></text:p>
            </table:table-cell>
            <table:table-cell table:style-name="Таблица5.F3" office:value-type="string">
              <text:p text:style-name="P11"><text:user-field-get text:name="Пройдено13">Пройдено13</text:user-field-get></text:p>
            </table:table-cell>
          </table:table-row>
          <table:table-row>
            <table:table-cell table:style-name="Таблица5.B2" office:value-type="string">
              <text:p text:style-name="P11"><text:user-field-get text:name="Дата14">Дата14</text:user-field-get></text:p>
            </table:table-cell>
            <table:table-cell table:style-name="Таблица5.B2" office:value-type="string">
              <text:p text:style-name="P11"><text:user-field-get text:name="Старт14">Старт14</text:user-field-get></text:p>
            </table:table-cell>
            <table:table-cell table:style-name="Таблица5.B2" office:value-type="string">
              <text:p text:style-name="P11"><text:user-field-get text:name="Финиш14">Финиш14</text:user-field-get></text:p>
            </table:table-cell>
            <table:table-cell table:style-name="Таблица5.B2" office:value-type="string">
              <text:p text:style-name="P11"><text:user-field-get text:name="Км_Начало14">Км_Начало14</text:user-field-get></text:p>
            </table:table-cell>
            <table:table-cell table:style-name="Таблица5.B2" office:value-type="string">
              <text:p text:style-name="P11"><text:user-field-get text:name="Км_Конец14">Км_Конец14</text:user-field-get></text:p>
            </table:table-cell>
            <table:table-cell table:style-name="Таблица5.F3" office:value-type="string">
              <text:p text:style-name="P11"><text:user-field-get text:name="Пройдено14">Пройдено14</text:user-field-get></text:p>
            </table:table-cell>
          </table:table-row>
          <table:table-row>
            <table:table-cell table:style-name="Таблица5.B2" office:value-type="string">
              <text:p text:style-name="P11"><text:user-field-get text:name="Дата15">Дата15</text:user-field-get></text:p>
            </table:table-cell>
            <table:table-cell table:style-name="Таблица5.B2" office:value-type="string">
              <text:p text:style-name="P11"><text:user-field-get text:name="Старт15">Старт15</text:user-field-get></text:p>
            </table:table-cell>
            <table:table-cell table:style-name="Таблица5.B2" office:value-type="string">
              <text:p text:style-name="P11"><text:user-field-get text:name="Финиш15">Финиш15</text:user-field-get></text:p>
            </table:table-cell>
            <table:table-cell table:style-name="Таблица5.B2" office:value-type="string">
              <text:p text:style-name="P11"><text:user-field-get text:name="Км_Начало15">Км_Начало15</text:user-field-get></text:p>
            </table:table-cell>
            <table:table-cell table:style-name="Таблица5.B2" office:value-type="string">
              <text:p text:style-name="P11"><text:user-field-get text:name="Км_Конец15">Км_Конец15</text:user-field-get></text:p>
            </table:table-cell>
            <table:table-cell table:style-name="Таблица5.F3" office:value-type="string">
              <text:p text:style-name="P11"><text:user-field-get text:name="Пройдено15">Пройдено15</text:user-field-get></text:p>
            </table:table-cell>
          </table:table-row>
          <table:table-row>
            <table:table-cell table:style-name="Таблица5.B2" office:value-type="string">
              <text:p text:style-name="P11"><text:user-field-get text:name="Дата16">Дата16</text:user-field-get></text:p>
            </table:table-cell>
            <table:table-cell table:style-name="Таблица5.B2" office:value-type="string">
              <text:p text:style-name="P11"><text:user-field-get text:name="Старт16">Старт16</text:user-field-get></text:p>
            </table:table-cell>
            <table:table-cell table:style-name="Таблица5.B2" office:value-type="string">
              <text:p text:style-name="P11"><text:user-field-get text:name="Финиш16">Финиш16</text:user-field-get></text:p>
            </table:table-cell>
            <table:table-cell table:style-name="Таблица5.B2" office:value-type="string">
              <text:p text:style-name="P11"><text:user-field-get text:name="Км_Начало16">Км_Начало16</text:user-field-get></text:p>
            </table:table-cell>
            <table:table-cell table:style-name="Таблица5.B2" office:value-type="string">
              <text:p text:style-name="P11"><text:user-field-get text:name="Км_Конец16">Км_Конец16</text:user-field-get></text:p>
            </table:table-cell>
            <table:table-cell table:style-name="Таблица5.F3" office:value-type="string">
              <text:p text:style-name="P11"><text:user-field-get text:name="Пройдено16">Пройдено16</text:user-field-get></text:p>
            </table:table-cell>
          </table:table-row>
          <table:table-row>
            <table:table-cell table:style-name="Таблица5.B2" office:value-type="string">
              <text:p text:style-name="P12"><text:user-field-get text:name="Дата17">Дата17</text:user-field-get></text:p>
            </table:table-cell>
            <table:table-cell table:style-name="Таблица5.B2" office:value-type="string">
              <text:p text:style-name="P11"><text:user-field-get text:name="Старт17">Старт17</text:user-field-get></text:p>
            </table:table-cell>
            <table:table-cell table:style-name="Таблица5.B2" office:value-type="string">
              <text:p text:style-name="P11"><text:user-field-get text:name="Финиш17">Финиш17</text:user-field-get></text:p>
            </table:table-cell>
            <table:table-cell table:style-name="Таблица5.B2" office:value-type="string">
              <text:p text:style-name="P11"><text:user-field-get text:name="Км_Начало17">Км_Начало17</text:user-field-get></text:p>
            </table:table-cell>
            <table:table-cell table:style-name="Таблица5.B2" office:value-type="string">
              <text:p text:style-name="P11"><text:user-field-get text:name="Км_Конец17">Км_Конец17</text:user-field-get></text:p>
            </table:table-cell>
            <table:table-cell table:style-name="Таблица5.F3" office:value-type="string">
              <text:p text:style-name="P11"><text:user-field-get text:name="Пройдено17">Пройдено17</text:user-field-get></text:p>
            </table:table-cell>
          </table:table-row>
          <table:table-row>
            <table:table-cell table:style-name="Таблица5.B2" office:value-type="string">
              <text:p text:style-name="P11"><text:user-field-get text:name="Дата18">Дата18</text:user-field-get></text:p>
            </table:table-cell>
            <table:table-cell table:style-name="Таблица5.B2" office:value-type="string">
              <text:p text:style-name="P11"><text:user-field-get text:name="Старт18">Старт18</text:user-field-get></text:p>
            </table:table-cell>
            <table:table-cell table:style-name="Таблица5.B2" office:value-type="string">
              <text:p text:style-name="P11"><text:user-field-get text:name="Финиш18">Финиш18</text:user-field-get></text:p>
            </table:table-cell>
            <table:table-cell table:style-name="Таблица5.B2" office:value-type="string">
              <text:p text:style-name="P11"><text:user-field-get text:name="Км_Начало18">Км_Начало18</text:user-field-get></text:p>
            </table:table-cell>
            <table:table-cell table:style-name="Таблица5.B2" office:value-type="string">
              <text:p text:style-name="P11"><text:user-field-get text:name="Км_Конец18">Км_Конец18</text:user-field-get></text:p>
            </table:table-cell>
            <table:table-cell table:style-name="Таблица5.F3" office:value-type="string">
              <text:p text:style-name="P11"><text:user-field-get text:name="Пройдено18">Пройдено18</text:user-field-get></text:p>
            </table:table-cell>
          </table:table-row>
          <table:table-row>
            <table:table-cell table:style-name="Таблица5.B2" office:value-type="string">
              <text:p text:style-name="P11"><text:user-field-get text:name="Дата19">Дата19</text:user-field-get></text:p>
            </table:table-cell>
            <table:table-cell table:style-name="Таблица5.B2" office:value-type="string">
              <text:p text:style-name="P11"><text:user-field-get text:name="Старт19">Старт19</text:user-field-get></text:p>
            </table:table-cell>
            <table:table-cell table:style-name="Таблица5.B2" office:value-type="string">
              <text:p text:style-name="P11"><text:user-field-get text:name="Финиш19">Финиш19</text:user-field-get></text:p>
            </table:table-cell>
            <table:table-cell table:style-name="Таблица5.B2" office:value-type="string">
              <text:p text:style-name="P11"><text:user-field-get text:name="Км_Начало19">Км_Начало19</text:user-field-get></text:p>
            </table:table-cell>
            <table:table-cell table:style-name="Таблица5.B2" office:value-type="string">
              <text:p text:style-name="P11"><text:user-field-get text:name="Км_Конец19">Км_Конец19</text:user-field-get></text:p>
            </table:table-cell>
            <table:table-cell table:style-name="Таблица5.F3" office:value-type="string">
              <text:p text:style-name="P11"><text:user-field-get text:name="Пройдено19">Пройдено19</text:user-field-get></text:p>
            </table:table-cell>
          </table:table-row>
          <table:table-row table:style-name="Таблица5.22">
            <table:table-cell table:style-name="Таблица5.B2" office:value-type="string">
              <text:p text:style-name="P11"><text:user-field-get text:name="Дата20">Дата20</text:user-field-get></text:p>
            </table:table-cell>
            <table:table-cell table:style-name="Таблица5.B2" office:value-type="string">
              <text:p text:style-name="P11"><text:user-field-get text:name="Старт20">Старт20</text:user-field-get></text:p>
            </table:table-cell>
            <table:table-cell table:style-name="Таблица5.B2" office:value-type="string">
              <text:p text:style-name="P11"><text:user-field-get text:name="Финиш20">Финиш20</text:user-field-get></text:p>
            </table:table-cell>
            <table:table-cell table:style-name="Таблица5.B2" office:value-type="string">
              <text:p text:style-name="P11"><text:user-field-get text:name="Км_Начало20">Км_Начало20</text:user-field-get></text:p>
            </table:table-cell>
            <table:table-cell table:style-name="Таблица5.B2" office:value-type="string">
              <text:p text:style-name="P11"><text:user-field-get text:name="Км_Конец20">Км_Конец20</text:user-field-get></text:p>
            </table:table-cell>
            <table:table-cell table:style-name="Таблица5.F3" office:value-type="string">
              <text:p text:style-name="P11"><text:user-field-get text:name="Пройдено20">Пройдено20</text:user-field-get></text:p>
            </table:table-cell>
          </table:table-row>
          <table:table-row>
            <table:table-cell table:style-name="Таблица5.B2" office:value-type="string">
              <text:p text:style-name="P11"><text:user-field-get text:name="Дата21">Дата21</text:user-field-get></text:p>
            </table:table-cell>
            <table:table-cell table:style-name="Таблица5.B2" office:value-type="string">
              <text:p text:style-name="P11"><text:user-field-get text:name="Старт21">Старт21</text:user-field-get></text:p>
            </table:table-cell>
            <table:table-cell table:style-name="Таблица5.B2" office:value-type="string">
              <text:p text:style-name="P11"><text:user-field-get text:name="Финиш21">Финиш21</text:user-field-get></text:p>
            </table:table-cell>
            <table:table-cell table:style-name="Таблица5.B2" office:value-type="string">
              <text:p text:style-name="P11"><text:user-field-get text:name="Км_Начало21">Км_Начало21</text:user-field-get></text:p>
            </table:table-cell>
            <table:table-cell table:style-name="Таблица5.B2" office:value-type="string">
              <text:p text:style-name="P11"><text:user-field-get text:name="Км_Конец21">Км_Конец21</text:user-field-get></text:p>
            </table:table-cell>
            <table:table-cell table:style-name="Таблица5.F3" office:value-type="string">
              <text:p text:style-name="P11"><text:user-field-get text:name="Пройдено21">Пройдено21</text:user-field-get></text:p>
            </table:table-cell>
          </table:table-row>
          <table:table-row>
            <table:table-cell table:style-name="Таблица5.B2" office:value-type="string">
              <text:p text:style-name="P11"><text:user-field-get text:name="Дата22">Дата22</text:user-field-get></text:p>
            </table:table-cell>
            <table:table-cell table:style-name="Таблица5.B2" office:value-type="string">
              <text:p text:style-name="P11"><text:user-field-get text:name="Старт22">Старт22</text:user-field-get></text:p>
            </table:table-cell>
            <table:table-cell table:style-name="Таблица5.B2" office:value-type="string">
              <text:p text:style-name="P11"><text:user-field-get text:name="Финиш22">Финиш22</text:user-field-get></text:p>
            </table:table-cell>
            <table:table-cell table:style-name="Таблица5.B2" office:value-type="string">
              <text:p text:style-name="P11"><text:user-field-get text:name="Км_Начало22">Км_Начало22</text:user-field-get></text:p>
            </table:table-cell>
            <table:table-cell table:style-name="Таблица5.B2" office:value-type="string">
              <text:p text:style-name="P11"><text:user-field-get text:name="Км_Конец22">Км_Конец22</text:user-field-get></text:p>
            </table:table-cell>
            <table:table-cell table:style-name="Таблица5.F3" office:value-type="string">
              <text:p text:style-name="P11"><text:user-field-get text:name="Пройдено22">Пройдено22</text:user-field-get></text:p>
            </table:table-cell>
          </table:table-row>
          <table:table-row>
            <table:table-cell table:style-name="Таблица5.B2" office:value-type="string">
              <text:p text:style-name="P11"><text:user-field-get text:name="Дата23">Дата23</text:user-field-get></text:p>
            </table:table-cell>
            <table:table-cell table:style-name="Таблица5.B2" office:value-type="string">
              <text:p text:style-name="P11"><text:user-field-get text:name="Старт23">Старт23</text:user-field-get></text:p>
            </table:table-cell>
            <table:table-cell table:style-name="Таблица5.B2" office:value-type="string">
              <text:p text:style-name="P11"><text:user-field-get text:name="Финиш23">Финиш23</text:user-field-get></text:p>
            </table:table-cell>
            <table:table-cell table:style-name="Таблица5.B2" office:value-type="string">
              <text:p text:style-name="P11"><text:user-field-get text:name="Км_Начало23">Км_Начало23</text:user-field-get></text:p>
            </table:table-cell>
            <table:table-cell table:style-name="Таблица5.B2" office:value-type="string">
              <text:p text:style-name="P11"><text:user-field-get text:name="Км_Конец23">Км_Конец23</text:user-field-get></text:p>
            </table:table-cell>
            <table:table-cell table:style-name="Таблица5.F3" office:value-type="string">
              <text:p text:style-name="P11"><text:user-field-get text:name="Пройдено23">Пройдено23</text:user-field-get></text:p>
            </table:table-cell>
          </table:table-row>
          <table:table-row>
            <table:table-cell table:style-name="Таблица5.B2" office:value-type="string">
              <text:p text:style-name="P11"><text:user-field-get text:name="Дата24">Дата24</text:user-field-get></text:p>
            </table:table-cell>
            <table:table-cell table:style-name="Таблица5.B2" office:value-type="string">
              <text:p text:style-name="P11"><text:user-field-get text:name="Старт24">Старт24</text:user-field-get></text:p>
            </table:table-cell>
            <table:table-cell table:style-name="Таблица5.B2" office:value-type="string">
              <text:p text:style-name="P11"><text:user-field-get text:name="Финиш24">Финиш24</text:user-field-get></text:p>
            </table:table-cell>
            <table:table-cell table:style-name="Таблица5.B2" office:value-type="string">
              <text:p text:style-name="P11"><text:user-field-get text:name="Км_Начало24">Км_Начало24</text:user-field-get></text:p>
            </table:table-cell>
            <table:table-cell table:style-name="Таблица5.B2" office:value-type="string">
              <text:p text:style-name="P11"><text:user-field-get text:name="Км_Конец24">Км_Конец24</text:user-field-get></text:p>
            </table:table-cell>
            <table:table-cell table:style-name="Таблица5.F3" office:value-type="string">
              <text:p text:style-name="P11"><text:user-field-get text:name="Пройдено24">Пройдено24</text:user-field-get></text:p>
            </table:table-cell>
          </table:table-row>
          <table:table-row>
            <table:table-cell table:style-name="Таблица5.B2" office:value-type="string">
              <text:p text:style-name="P11"><text:user-field-get text:name="Дата25">Дата25</text:user-field-get></text:p>
            </table:table-cell>
            <table:table-cell table:style-name="Таблица5.B2" office:value-type="string">
              <text:p text:style-name="P11"><text:user-field-get text:name="Старт25">Старт25</text:user-field-get></text:p>
            </table:table-cell>
            <table:table-cell table:style-name="Таблица5.B2" office:value-type="string">
              <text:p text:style-name="P11"><text:user-field-get text:name="Финиш25">Финиш25</text:user-field-get></text:p>
            </table:table-cell>
            <table:table-cell table:style-name="Таблица5.B2" office:value-type="string">
              <text:p text:style-name="P11"><text:user-field-get text:name="Км_Начало25">Км_Начало25</text:user-field-get></text:p>
            </table:table-cell>
            <table:table-cell table:style-name="Таблица5.B2" office:value-type="string">
              <text:p text:style-name="P11"><text:user-field-get text:name="Км_Конец25">Км_Конец25</text:user-field-get></text:p>
            </table:table-cell>
            <table:table-cell table:style-name="Таблица5.F3" office:value-type="string">
              <text:p text:style-name="P11"><text:user-field-get text:name="Пройдено25">Пройдено25</text:user-field-get></text:p>
            </table:table-cell>
          </table:table-row>
          <table:table-row>
            <table:table-cell table:style-name="Таблица5.B2" office:value-type="string">
              <text:p text:style-name="P11"><text:user-field-get text:name="Дата26">Дата26</text:user-field-get></text:p>
            </table:table-cell>
            <table:table-cell table:style-name="Таблица5.B2" office:value-type="string">
              <text:p text:style-name="P11"><text:user-field-get text:name="Старт26">Старт26</text:user-field-get></text:p>
            </table:table-cell>
            <table:table-cell table:style-name="Таблица5.B2" office:value-type="string">
              <text:p text:style-name="P11"><text:user-field-get text:name="Финиш26">Финиш26</text:user-field-get></text:p>
            </table:table-cell>
            <table:table-cell table:style-name="Таблица5.B2" office:value-type="string">
              <text:p text:style-name="P11"><text:user-field-get text:name="Км_Начало26">Км_Начало26</text:user-field-get></text:p>
            </table:table-cell>
            <table:table-cell table:style-name="Таблица5.B2" office:value-type="string">
              <text:p text:style-name="P11"><text:user-field-get text:name="Км_Конец26">Км_Конец26</text:user-field-get></text:p>
            </table:table-cell>
            <table:table-cell table:style-name="Таблица5.F3" office:value-type="string">
              <text:p text:style-name="P11"><text:user-field-get text:name="Пройдено26">Пройдено26</text:user-field-get></text:p>
            </table:table-cell>
          </table:table-row>
          <table:table-row>
            <table:table-cell table:style-name="Таблица5.B2" office:value-type="string">
              <text:p text:style-name="P11"><text:user-field-get text:name="Дата27">Дата27</text:user-field-get></text:p>
            </table:table-cell>
            <table:table-cell table:style-name="Таблица5.B2" office:value-type="string">
              <text:p text:style-name="P11"><text:user-field-get text:name="Старт27">Старт27</text:user-field-get></text:p>
            </table:table-cell>
            <table:table-cell table:style-name="Таблица5.B2" office:value-type="string">
              <text:p text:style-name="P11"><text:user-field-get text:name="Финиш27">Финиш27</text:user-field-get></text:p>
            </table:table-cell>
            <table:table-cell table:style-name="Таблица5.B2" office:value-type="string">
              <text:p text:style-name="P11"><text:user-field-get text:name="Км_Начало27">Км_Начало27</text:user-field-get></text:p>
            </table:table-cell>
            <table:table-cell table:style-name="Таблица5.B2" office:value-type="string">
              <text:p text:style-name="P11"><text:user-field-get text:name="Км_Конец27">Км_Конец27</text:user-field-get></text:p>
            </table:table-cell>
            <table:table-cell table:style-name="Таблица5.F3" office:value-type="string">
              <text:p text:style-name="P11"><text:user-field-get text:name="Пройдено27">Пройдено27</text:user-field-get></text:p>
            </table:table-cell>
          </table:table-row>
          <table:table-row>
            <table:table-cell table:style-name="Таблица5.B2" office:value-type="string">
              <text:p text:style-name="P11"><text:user-field-get text:name="Дата28">Дата28</text:user-field-get></text:p>
            </table:table-cell>
            <table:table-cell table:style-name="Таблица5.B2" office:value-type="string">
              <text:p text:style-name="P11"><text:user-field-get text:name="Старт28">Старт28</text:user-field-get></text:p>
            </table:table-cell>
            <table:table-cell table:style-name="Таблица5.B2" office:value-type="string">
              <text:p text:style-name="P11"><text:user-field-get text:name="Финиш28">Финиш28</text:user-field-get></text:p>
            </table:table-cell>
            <table:table-cell table:style-name="Таблица5.B2" office:value-type="string">
              <text:p text:style-name="P11"><text:user-field-get text:name="Км_Начало28">Км_Начало28</text:user-field-get></text:p>
            </table:table-cell>
            <table:table-cell table:style-name="Таблица5.B2" office:value-type="string">
              <text:p text:style-name="P11"><text:user-field-get text:name="Км_Конец28">Км_Конец28</text:user-field-get></text:p>
            </table:table-cell>
            <table:table-cell table:style-name="Таблица5.F3" office:value-type="string">
              <text:p text:style-name="P11"><text:user-field-get text:name="Пройдено28">Пройдено28</text:user-field-get></text:p>
            </table:table-cell>
          </table:table-row>
          <table:table-row>
            <table:table-cell table:style-name="Таблица5.B2" office:value-type="string">
              <text:p text:style-name="P11"><text:user-field-get text:name="Дата29">Дата29</text:user-field-get></text:p>
            </table:table-cell>
            <table:table-cell table:style-name="Таблица5.B2" office:value-type="string">
              <text:p text:style-name="P11"><text:user-field-get text:name="Старт29">Старт29</text:user-field-get></text:p>
            </table:table-cell>
            <table:table-cell table:style-name="Таблица5.B2" office:value-type="string">
              <text:p text:style-name="P11"><text:user-field-get text:name="Финиш29">Финиш29</text:user-field-get></text:p>
            </table:table-cell>
            <table:table-cell table:style-name="Таблица5.B2" office:value-type="string">
              <text:p text:style-name="P11"><text:user-field-get text:name="Км_Начало29">Км_Начало29</text:user-field-get></text:p>
            </table:table-cell>
            <table:table-cell table:style-name="Таблица5.B2" office:value-type="string">
              <text:p text:style-name="P11"><text:user-field-get text:name="Км_Конец29">Км_Конец29</text:user-field-get></text:p>
            </table:table-cell>
            <table:table-cell table:style-name="Таблица5.F3" office:value-type="string">
              <text:p text:style-name="P11"><text:user-field-get text:name="Пройдено29">Пройдено29</text:user-field-get></text:p>
            </table:table-cell>
          </table:table-row>
        </table:table>
        <text:p text:style-name="P23"/>
      </text:section>
      <text:section text:style-name="Sect2" text:name="Раздел2">
        <text:p text:style-name="Standard"><text:soft-page-break/></text:p>
        <table:table table:name="Таблица6" table:style-name="Таблица6">
          <table:table-column table:style-name="Таблица6.A" table:number-columns-repeated="5"/>
          <table:table-column table:style-name="Таблица6.F"/>
          <table:table-row>
            <table:table-cell table:style-name="Таблица6.A1" table:number-rows-spanned="2" office:value-type="string">
              <text:p text:style-name="P10">Дата</text:p>
            </table:table-cell>
            <table:table-cell table:style-name="Таблица6.A1" table:number-columns-spanned="2" office:value-type="string">
              <text:p text:style-name="P10">Место</text:p>
            </table:table-cell>
            <table:covered-table-cell/>
            <table:table-cell table:style-name="Таблица6.A1" table:number-columns-spanned="2" office:value-type="string">
              <text:p text:style-name="P10">Показания спидометра</text:p>
            </table:table-cell>
            <table:covered-table-cell/>
            <table:table-cell table:style-name="Таблица6.F1" table:number-rows-spanned="2" office:value-type="string">
              <text:p text:style-name="P10">Пройдено,</text:p>
              <text:p text:style-name="P10">км</text:p>
            </table:table-cell>
          </table:table-row>
          <table:table-row>
            <table:covered-table-cell/>
            <table:table-cell table:style-name="Таблица6.B2" office:value-type="string">
              <text:p text:style-name="P10">отправления</text:p>
            </table:table-cell>
            <table:table-cell table:style-name="Таблица6.B2" office:value-type="string">
              <text:p text:style-name="P10">назначения</text:p>
            </table:table-cell>
            <table:table-cell table:style-name="Таблица6.B2" office:value-type="string">
              <text:p text:style-name="P10">на начало дня</text:p>
            </table:table-cell>
            <table:table-cell table:style-name="Таблица6.B2" office:value-type="string">
              <text:p text:style-name="P10">на конец дня</text:p>
            </table:table-cell>
            <table:covered-table-cell/>
          </table:table-row>
          <table:table-row>
            <table:table-cell table:style-name="Таблица6.B2" office:value-type="string">
              <text:p text:style-name="P15"><text:user-field-get text:name="Дата30">Дата30</text:user-field-get></text:p>
            </table:table-cell>
            <table:table-cell table:style-name="Таблица6.B2" office:value-type="string">
              <text:p text:style-name="P11"><text:user-field-get text:name="Старт30">Старт30</text:user-field-get></text:p>
            </table:table-cell>
            <table:table-cell table:style-name="Таблица6.B2" office:value-type="string">
              <text:p text:style-name="P11"><text:user-field-get text:name="Финиш30">Финиш30</text:user-field-get></text:p>
            </table:table-cell>
            <table:table-cell table:style-name="Таблица6.B2" office:value-type="string">
              <text:p text:style-name="P11"><text:user-field-get text:name="Км_Начало30">Км_Начало30</text:user-field-get></text:p>
            </table:table-cell>
            <table:table-cell table:style-name="Таблица6.B2" office:value-type="string">
              <text:p text:style-name="P11"><text:user-field-get text:name="Км_Конец30">Км_Конец30</text:user-field-get></text:p>
            </table:table-cell>
            <table:table-cell table:style-name="Таблица6.F3" office:value-type="string">
              <text:p text:style-name="P16"><text:user-field-get text:name="Пройдено30">Пройдено30</text:user-field-get></text:p>
            </table:table-cell>
          </table:table-row>
          <table:table-row>
            <table:table-cell table:style-name="Таблица6.B2" office:value-type="string">
              <text:p text:style-name="P7"><text:user-field-get text:name="Дата31">Дата31</text:user-field-get></text:p>
            </table:table-cell>
            <table:table-cell table:style-name="Таблица6.B2" office:value-type="string">
              <text:p text:style-name="P7"><text:user-field-get text:name="Старт31">Старт31</text:user-field-get></text:p>
            </table:table-cell>
            <table:table-cell table:style-name="Таблица6.B2" office:value-type="string">
              <text:p text:style-name="P7"><text:user-field-get text:name="Финиш31">Финиш31</text:user-field-get></text:p>
            </table:table-cell>
            <table:table-cell table:style-name="Таблица6.B2" office:value-type="string">
              <text:p text:style-name="P7"><text:user-field-get text:name="Км_Начало31">Км_Начало31</text:user-field-get></text:p>
            </table:table-cell>
            <table:table-cell table:style-name="Таблица6.B2" office:value-type="string">
              <text:p text:style-name="P7"><text:user-field-get text:name="Км_Конец31">Км_Конец31</text:user-field-get></text:p>
            </table:table-cell>
            <table:table-cell table:style-name="Таблица6.F3" office:value-type="string">
              <text:p text:style-name="P7"><text:user-field-get text:name="Пройдено31">Пройдено31</text:user-field-get></text:p>
            </table:table-cell>
          </table:table-row>
          <table:table-row>
            <table:table-cell table:style-name="Таблица6.B2" office:value-type="string">
              <text:p text:style-name="P7"><text:user-field-get text:name="Дата32">Дата32</text:user-field-get></text:p>
            </table:table-cell>
            <table:table-cell table:style-name="Таблица6.B2" office:value-type="string">
              <text:p text:style-name="P7"><text:user-field-get text:name="Старт32">Старт32</text:user-field-get></text:p>
            </table:table-cell>
            <table:table-cell table:style-name="Таблица6.B2" office:value-type="string">
              <text:p text:style-name="P7"><text:user-field-get text:name="Финиш32">Финиш32</text:user-field-get></text:p>
            </table:table-cell>
            <table:table-cell table:style-name="Таблица6.B2" office:value-type="string">
              <text:p text:style-name="P7"><text:user-field-get text:name="Км_Начало32">Км_Начало32</text:user-field-get></text:p>
            </table:table-cell>
            <table:table-cell table:style-name="Таблица6.B2" office:value-type="string">
              <text:p text:style-name="P7"><text:user-field-get text:name="Км_Конец32">Км_Конец32</text:user-field-get></text:p>
            </table:table-cell>
            <table:table-cell table:style-name="Таблица6.F3" office:value-type="string">
              <text:p text:style-name="P7"><text:user-field-get text:name="Пройдено32">Пройдено32</text:user-field-get></text:p>
            </table:table-cell>
          </table:table-row>
          <table:table-row>
            <table:table-cell table:style-name="Таблица6.B2" office:value-type="string">
              <text:p text:style-name="P7"><text:user-field-get text:name="Дата33">Дата33</text:user-field-get></text:p>
            </table:table-cell>
            <table:table-cell table:style-name="Таблица6.B2" office:value-type="string">
              <text:p text:style-name="P7"><text:user-field-get text:name="Старт33">Старт33</text:user-field-get></text:p>
            </table:table-cell>
            <table:table-cell table:style-name="Таблица6.B2" office:value-type="string">
              <text:p text:style-name="P7"><text:user-field-get text:name="Финиш33">Финиш33</text:user-field-get></text:p>
            </table:table-cell>
            <table:table-cell table:style-name="Таблица6.B2" office:value-type="string">
              <text:p text:style-name="P7"><text:user-field-get text:name="Км_Начало33">Км_Начало33</text:user-field-get></text:p>
            </table:table-cell>
            <table:table-cell table:style-name="Таблица6.B2" office:value-type="string">
              <text:p text:style-name="P7"><text:user-field-get text:name="Км_Конец33">Км_Конец33</text:user-field-get></text:p>
            </table:table-cell>
            <table:table-cell table:style-name="Таблица6.F3" office:value-type="string">
              <text:p text:style-name="P7"><text:user-field-get text:name="Пройдено33">Пройдено33</text:user-field-get></text:p>
            </table:table-cell>
          </table:table-row>
          <table:table-row>
            <table:table-cell table:style-name="Таблица6.B2" office:value-type="string">
              <text:p text:style-name="P7"><text:user-field-get text:name="Дата34">Дата34</text:user-field-get></text:p>
            </table:table-cell>
            <table:table-cell table:style-name="Таблица6.B2" office:value-type="string">
              <text:p text:style-name="P7"><text:user-field-get text:name="Старт34">Старт34</text:user-field-get></text:p>
            </table:table-cell>
            <table:table-cell table:style-name="Таблица6.B2" office:value-type="string">
              <text:p text:style-name="P7"><text:user-field-get text:name="Финиш34">Финиш34</text:user-field-get></text:p>
            </table:table-cell>
            <table:table-cell table:style-name="Таблица6.B2" office:value-type="string">
              <text:p text:style-name="P7"><text:user-field-get text:name="Км_Начало34">Км_Начало34</text:user-field-get></text:p>
            </table:table-cell>
            <table:table-cell table:style-name="Таблица6.B2" office:value-type="string">
              <text:p text:style-name="P7"><text:user-field-get text:name="Км_Конец34">Км_Конец34</text:user-field-get></text:p>
            </table:table-cell>
            <table:table-cell table:style-name="Таблица6.F3" office:value-type="string">
              <text:p text:style-name="P7"><text:user-field-get text:name="Пройдено34">Пройдено34</text:user-field-get></text:p>
            </table:table-cell>
          </table:table-row>
          <table:table-row>
            <table:table-cell table:style-name="Таблица6.B2" office:value-type="string">
              <text:p text:style-name="P7"><text:user-field-get text:name="Дата35">Дата35</text:user-field-get></text:p>
            </table:table-cell>
            <table:table-cell table:style-name="Таблица6.B2" office:value-type="string">
              <text:p text:style-name="P7"><text:user-field-get text:name="Старт35">Старт35</text:user-field-get></text:p>
            </table:table-cell>
            <table:table-cell table:style-name="Таблица6.B2" office:value-type="string">
              <text:p text:style-name="P7"><text:user-field-get text:name="Финиш35">Финиш35</text:user-field-get></text:p>
            </table:table-cell>
            <table:table-cell table:style-name="Таблица6.B2" office:value-type="string">
              <text:p text:style-name="P7"><text:user-field-get text:name="Км_Начало35">Км_Начало35</text:user-field-get></text:p>
            </table:table-cell>
            <table:table-cell table:style-name="Таблица6.B2" office:value-type="string">
              <text:p text:style-name="P7"><text:user-field-get text:name="Км_Конец35">Км_Конец35</text:user-field-get></text:p>
            </table:table-cell>
            <table:table-cell table:style-name="Таблица6.F3" office:value-type="string">
              <text:p text:style-name="P7"><text:user-field-get text:name="Пройдено35">Пройдено35</text:user-field-get></text:p>
            </table:table-cell>
          </table:table-row>
          <table:table-row>
            <table:table-cell table:style-name="Таблица6.B2" office:value-type="string">
              <text:p text:style-name="P7"><text:user-field-get text:name="Дата36">Дата36</text:user-field-get></text:p>
            </table:table-cell>
            <table:table-cell table:style-name="Таблица6.B2" office:value-type="string">
              <text:p text:style-name="P7"><text:user-field-get text:name="Старт36">Старт36</text:user-field-get></text:p>
            </table:table-cell>
            <table:table-cell table:style-name="Таблица6.B2" office:value-type="string">
              <text:p text:style-name="P7"><text:user-field-get text:name="Финиш36">Финиш36</text:user-field-get></text:p>
            </table:table-cell>
            <table:table-cell table:style-name="Таблица6.B2" office:value-type="string">
              <text:p text:style-name="P7"><text:user-field-get text:name="Км_Начало36">Км_Начало36</text:user-field-get></text:p>
            </table:table-cell>
            <table:table-cell table:style-name="Таблица6.B2" office:value-type="string">
              <text:p text:style-name="P7"><text:user-field-get text:name="Км_Конец36">Км_Конец36</text:user-field-get></text:p>
            </table:table-cell>
            <table:table-cell table:style-name="Таблица6.F3" office:value-type="string">
              <text:p text:style-name="P7"><text:user-field-get text:name="Пройдено36">Пройдено36</text:user-field-get></text:p>
            </table:table-cell>
          </table:table-row>
          <table:table-row>
            <table:table-cell table:style-name="Таблица6.B2" office:value-type="string">
              <text:p text:style-name="P7"><text:user-field-get text:name="Дата37">Дата37</text:user-field-get></text:p>
            </table:table-cell>
            <table:table-cell table:style-name="Таблица6.B2" office:value-type="string">
              <text:p text:style-name="P7"><text:user-field-get text:name="Старт37">Старт37</text:user-field-get></text:p>
            </table:table-cell>
            <table:table-cell table:style-name="Таблица6.B2" office:value-type="string">
              <text:p text:style-name="P7"><text:user-field-get text:name="Финиш37">Финиш37</text:user-field-get></text:p>
            </table:table-cell>
            <table:table-cell table:style-name="Таблица6.B2" office:value-type="string">
              <text:p text:style-name="P7"><text:user-field-get text:name="Км_Начало37">Км_Начало37</text:user-field-get></text:p>
            </table:table-cell>
            <table:table-cell table:style-name="Таблица6.B2" office:value-type="string">
              <text:p text:style-name="P7"><text:user-field-get text:name="Км_Конец37">Км_Конец37</text:user-field-get></text:p>
            </table:table-cell>
            <table:table-cell table:style-name="Таблица6.F3" office:value-type="string">
              <text:p text:style-name="P7"><text:user-field-get text:name="Пройдено37">Пройдено37</text:user-field-get></text:p>
            </table:table-cell>
          </table:table-row>
          <table:table-row>
            <table:table-cell table:style-name="Таблица6.B2" office:value-type="string">
              <text:p text:style-name="P7"><text:user-field-get text:name="Дата38">Дата38</text:user-field-get></text:p>
            </table:table-cell>
            <table:table-cell table:style-name="Таблица6.B2" office:value-type="string">
              <text:p text:style-name="P7"><text:user-field-get text:name="Старт38">Старт38</text:user-field-get></text:p>
            </table:table-cell>
            <table:table-cell table:style-name="Таблица6.B2" office:value-type="string">
              <text:p text:style-name="P7"><text:user-field-get text:name="Финиш38">Финиш38</text:user-field-get></text:p>
            </table:table-cell>
            <table:table-cell table:style-name="Таблица6.B2" office:value-type="string">
              <text:p text:style-name="P7"><text:user-field-get text:name="Км_Начало38">Км_Начало38</text:user-field-get></text:p>
            </table:table-cell>
            <table:table-cell table:style-name="Таблица6.B2" office:value-type="string">
              <text:p text:style-name="P7"><text:user-field-get text:name="Км_Конец38">Км_Конец38</text:user-field-get></text:p>
            </table:table-cell>
            <table:table-cell table:style-name="Таблица6.F3" office:value-type="string">
              <text:p text:style-name="P7"><text:user-field-get text:name="Пройдено38">Пройдено38</text:user-field-get></text:p>
            </table:table-cell>
          </table:table-row>
          <table:table-row>
            <table:table-cell table:style-name="Таблица6.B2" office:value-type="string">
              <text:p text:style-name="P7"><text:user-field-get text:name="Дата39">Дата39</text:user-field-get></text:p>
            </table:table-cell>
            <table:table-cell table:style-name="Таблица6.B2" office:value-type="string">
              <text:p text:style-name="P7"><text:user-field-get text:name="Старт39">Старт39</text:user-field-get></text:p>
            </table:table-cell>
            <table:table-cell table:style-name="Таблица6.B2" office:value-type="string">
              <text:p text:style-name="P7"><text:user-field-get text:name="Финиш39">Финиш39</text:user-field-get></text:p>
            </table:table-cell>
            <table:table-cell table:style-name="Таблица6.B2" office:value-type="string">
              <text:p text:style-name="P7"><text:user-field-get text:name="Км_Начало39">Км_Начало39</text:user-field-get></text:p>
            </table:table-cell>
            <table:table-cell table:style-name="Таблица6.B2" office:value-type="string">
              <text:p text:style-name="P7"><text:user-field-get text:name="Км_Конец39">Км_Конец39</text:user-field-get></text:p>
            </table:table-cell>
            <table:table-cell table:style-name="Таблица6.F3" office:value-type="string">
              <text:p text:style-name="P7"><text:user-field-get text:name="Пройдено39">Пройдено39</text:user-field-get></text:p>
            </table:table-cell>
          </table:table-row>
          <table:table-row>
            <table:table-cell table:style-name="Таблица6.B2" office:value-type="string">
              <text:p text:style-name="P7"><text:user-field-get text:name="Дата40">Дата40</text:user-field-get></text:p>
            </table:table-cell>
            <table:table-cell table:style-name="Таблица6.B2" office:value-type="string">
              <text:p text:style-name="P7"><text:user-field-get text:name="Старт40">Старт40</text:user-field-get></text:p>
            </table:table-cell>
            <table:table-cell table:style-name="Таблица6.B2" office:value-type="string">
              <text:p text:style-name="P7"><text:user-field-get text:name="Финиш40">Финиш40</text:user-field-get></text:p>
            </table:table-cell>
            <table:table-cell table:style-name="Таблица6.B2" office:value-type="string">
              <text:p text:style-name="P7"><text:user-field-get text:name="Км_Начало40">Км_Начало40</text:user-field-get></text:p>
            </table:table-cell>
            <table:table-cell table:style-name="Таблица6.B2" office:value-type="string">
              <text:p text:style-name="P7"><text:user-field-get text:name="Км_Конец40">Км_Конец40</text:user-field-get></text:p>
            </table:table-cell>
            <table:table-cell table:style-name="Таблица6.F3" office:value-type="string">
              <text:p text:style-name="P7"><text:user-field-get text:name="Пройдено40">Пройдено40</text:user-field-get></text:p>
            </table:table-cell>
          </table:table-row>
          <table:table-row>
            <table:table-cell table:style-name="Таблица6.B2" office:value-type="string">
              <text:p text:style-name="P7"><text:user-field-get text:name="Дата41">Дата41</text:user-field-get></text:p>
            </table:table-cell>
            <table:table-cell table:style-name="Таблица6.B2" office:value-type="string">
              <text:p text:style-name="P7"><text:user-field-get text:name="Старт41">Старт41</text:user-field-get></text:p>
            </table:table-cell>
            <table:table-cell table:style-name="Таблица6.B2" office:value-type="string">
              <text:p text:style-name="P7"><text:user-field-get text:name="Финиш41">Финиш41</text:user-field-get></text:p>
            </table:table-cell>
            <table:table-cell table:style-name="Таблица6.B2" office:value-type="string">
              <text:p text:style-name="P7"><text:user-field-get text:name="Км_Начало41">Км_Начало41</text:user-field-get></text:p>
            </table:table-cell>
            <table:table-cell table:style-name="Таблица6.B2" office:value-type="string">
              <text:p text:style-name="P7"><text:user-field-get text:name="Км_Конец41">Км_Конец41</text:user-field-get></text:p>
            </table:table-cell>
            <table:table-cell table:style-name="Таблица6.F3" office:value-type="string">
              <text:p text:style-name="P7"><text:user-field-get text:name="Пройдено41">Пройдено41</text:user-field-get></text:p>
            </table:table-cell>
          </table:table-row>
          <table:table-row>
            <table:table-cell table:style-name="Таблица6.B2" office:value-type="string">
              <text:p text:style-name="P7"><text:user-field-get text:name="Дата42">Дата42</text:user-field-get></text:p>
            </table:table-cell>
            <table:table-cell table:style-name="Таблица6.B2" office:value-type="string">
              <text:p text:style-name="P7"><text:user-field-get text:name="Старт42">Старт42</text:user-field-get></text:p>
            </table:table-cell>
            <table:table-cell table:style-name="Таблица6.B2" office:value-type="string">
              <text:p text:style-name="P7"><text:user-field-get text:name="Финиш42">Финиш42</text:user-field-get></text:p>
            </table:table-cell>
            <table:table-cell table:style-name="Таблица6.B2" office:value-type="string">
              <text:p text:style-name="P7"><text:user-field-get text:name="Км_Начало42">Км_Начало42</text:user-field-get></text:p>
            </table:table-cell>
            <table:table-cell table:style-name="Таблица6.B2" office:value-type="string">
              <text:p text:style-name="P7"><text:user-field-get text:name="Км_Конец42">Км_Конец42</text:user-field-get></text:p>
            </table:table-cell>
            <table:table-cell table:style-name="Таблица6.F3" office:value-type="string">
              <text:p text:style-name="P7"><text:user-field-get text:name="Пройдено42">Пройдено42</text:user-field-get></text:p>
            </table:table-cell>
          </table:table-row>
          <table:table-row>
            <table:table-cell table:style-name="Таблица6.B2" office:value-type="string">
              <text:p text:style-name="P7"><text:user-field-get text:name="Дата43">Дата43</text:user-field-get></text:p>
            </table:table-cell>
            <table:table-cell table:style-name="Таблица6.B2" office:value-type="string">
              <text:p text:style-name="P7"><text:user-field-get text:name="Старт43">Старт43</text:user-field-get></text:p>
            </table:table-cell>
            <table:table-cell table:style-name="Таблица6.B2" office:value-type="string">
              <text:p text:style-name="P7"><text:user-field-get text:name="Финиш43">Финиш43</text:user-field-get></text:p>
            </table:table-cell>
            <table:table-cell table:style-name="Таблица6.B2" office:value-type="string">
              <text:p text:style-name="P7"><text:user-field-get text:name="Км_Начало43">Км_Начало43</text:user-field-get></text:p>
            </table:table-cell>
            <table:table-cell table:style-name="Таблица6.B2" office:value-type="string">
              <text:p text:style-name="P7"><text:user-field-get text:name="Км_Конец43">Км_Конец43</text:user-field-get></text:p>
            </table:table-cell>
            <table:table-cell table:style-name="Таблица6.F3" office:value-type="string">
              <text:p text:style-name="P7"><text:user-field-get text:name="Пройдено43">Пройдено43</text:user-field-get></text:p>
            </table:table-cell>
          </table:table-row>
          <table:table-row>
            <table:table-cell table:style-name="Таблица6.B2" office:value-type="string">
              <text:p text:style-name="P7"><text:user-field-get text:name="Дата44">Дата44</text:user-field-get></text:p>
            </table:table-cell>
            <table:table-cell table:style-name="Таблица6.B2" office:value-type="string">
              <text:p text:style-name="P7"><text:user-field-get text:name="Старт44">Старт44</text:user-field-get></text:p>
            </table:table-cell>
            <table:table-cell table:style-name="Таблица6.B2" office:value-type="string">
              <text:p text:style-name="P7"><text:user-field-get text:name="Финиш44">Финиш44</text:user-field-get></text:p>
            </table:table-cell>
            <table:table-cell table:style-name="Таблица6.B2" office:value-type="string">
              <text:p text:style-name="P7"><text:user-field-get text:name="Км_Начало44">Км_Начало44</text:user-field-get></text:p>
            </table:table-cell>
            <table:table-cell table:style-name="Таблица6.B2" office:value-type="string">
              <text:p text:style-name="P7"><text:user-field-get text:name="Км_Конец44">Км_Конец44</text:user-field-get></text:p>
            </table:table-cell>
            <table:table-cell table:style-name="Таблица6.F3" office:value-type="string">
              <text:p text:style-name="P7"><text:user-field-get text:name="Пройдено44">Пройдено44</text:user-field-get></text:p>
            </table:table-cell>
          </table:table-row>
          <table:table-row>
            <table:table-cell table:style-name="Таблица6.B2" office:value-type="string">
              <text:p text:style-name="P7"><text:user-field-get text:name="Дата45">Дата45</text:user-field-get></text:p>
            </table:table-cell>
            <table:table-cell table:style-name="Таблица6.B2" office:value-type="string">
              <text:p text:style-name="P7"><text:user-field-get text:name="Старт45">Старт45</text:user-field-get></text:p>
            </table:table-cell>
            <table:table-cell table:style-name="Таблица6.B2" office:value-type="string">
              <text:p text:style-name="P7"><text:user-field-get text:name="Финиш45">Финиш45</text:user-field-get></text:p>
            </table:table-cell>
            <table:table-cell table:style-name="Таблица6.B2" office:value-type="string">
              <text:p text:style-name="P7"><text:user-field-get text:name="Км_Начало45">Км_Начало45</text:user-field-get></text:p>
            </table:table-cell>
            <table:table-cell table:style-name="Таблица6.B2" office:value-type="string">
              <text:p text:style-name="P7"><text:user-field-get text:name="Км_Конец45">Км_Конец45</text:user-field-get></text:p>
            </table:table-cell>
            <table:table-cell table:style-name="Таблица6.F3" office:value-type="string">
              <text:p text:style-name="P7"><text:user-field-get text:name="Пройдено45">Пройдено45</text:user-field-get></text:p>
            </table:table-cell>
          </table:table-row>
          <table:table-row>
            <table:table-cell table:style-name="Таблица6.B2" office:value-type="string">
              <text:p text:style-name="P7"><text:user-field-get text:name="Дата46">Дата46</text:user-field-get></text:p>
            </table:table-cell>
            <table:table-cell table:style-name="Таблица6.B2" office:value-type="string">
              <text:p text:style-name="P7"><text:user-field-get text:name="Старт46">Старт46</text:user-field-get></text:p>
            </table:table-cell>
            <table:table-cell table:style-name="Таблица6.B2" office:value-type="string">
              <text:p text:style-name="P7"><text:user-field-get text:name="Финиш46">Финиш46</text:user-field-get></text:p>
            </table:table-cell>
            <table:table-cell table:style-name="Таблица6.B2" office:value-type="string">
              <text:p text:style-name="P7"><text:user-field-get text:name="Км_Начало46">Км_Начало46</text:user-field-get></text:p>
            </table:table-cell>
            <table:table-cell table:style-name="Таблица6.B2" office:value-type="string">
              <text:p text:style-name="P7"><text:user-field-get text:name="Км_Конец46">Км_Конец46</text:user-field-get></text:p>
            </table:table-cell>
            <table:table-cell table:style-name="Таблица6.F3" office:value-type="string">
              <text:p text:style-name="P7"><text:user-field-get text:name="Пройдено46">Пройдено46</text:user-field-get></text:p>
            </table:table-cell>
          </table:table-row>
          <table:table-row>
            <table:table-cell table:style-name="Таблица6.B2" office:value-type="string">
              <text:p text:style-name="P7"><text:user-field-get text:name="Дата47">Дата47</text:user-field-get></text:p>
            </table:table-cell>
            <table:table-cell table:style-name="Таблица6.B2" office:value-type="string">
              <text:p text:style-name="P7"><text:user-field-get text:name="Старт47">Старт47</text:user-field-get></text:p>
            </table:table-cell>
            <table:table-cell table:style-name="Таблица6.B2" office:value-type="string">
              <text:p text:style-name="P7"><text:user-field-get text:name="Финиш47">Финиш47</text:user-field-get></text:p>
            </table:table-cell>
            <table:table-cell table:style-name="Таблица6.B2" office:value-type="string">
              <text:p text:style-name="P7"><text:user-field-get text:name="Км_Начало47">Км_Начало47</text:user-field-get></text:p>
            </table:table-cell>
            <table:table-cell table:style-name="Таблица6.B2" office:value-type="string">
              <text:p text:style-name="P7"><text:user-field-get text:name="Км_Конец47">Км_Конец47</text:user-field-get></text:p>
            </table:table-cell>
            <table:table-cell table:style-name="Таблица6.F3" office:value-type="string">
              <text:p text:style-name="P7"><text:user-field-get text:name="Пройдено47">Пройдено47</text:user-field-get></text:p>
            </table:table-cell>
          </table:table-row>
          <table:table-row>
            <table:table-cell table:style-name="Таблица6.B2" office:value-type="string">
              <text:p text:style-name="P7"><text:user-field-get text:name="Дата48">Дата48</text:user-field-get></text:p>
            </table:table-cell>
            <table:table-cell table:style-name="Таблица6.B2" office:value-type="string">
              <text:p text:style-name="P7"><text:user-field-get text:name="Старт48">Старт48</text:user-field-get></text:p>
            </table:table-cell>
            <table:table-cell table:style-name="Таблица6.B2" office:value-type="string">
              <text:p text:style-name="P7"><text:user-field-get text:name="Финиш48">Финиш48</text:user-field-get></text:p>
            </table:table-cell>
            <table:table-cell table:style-name="Таблица6.B2" office:value-type="string">
              <text:p text:style-name="P7"><text:user-field-get text:name="Км_Начало48">Км_Начало48</text:user-field-get></text:p>
            </table:table-cell>
            <table:table-cell table:style-name="Таблица6.B2" office:value-type="string">
              <text:p text:style-name="P7"><text:user-field-get text:name="Км_Конец48">Км_Конец48</text:user-field-get></text:p>
            </table:table-cell>
            <table:table-cell table:style-name="Таблица6.F3" office:value-type="string">
              <text:p text:style-name="P7"><text:user-field-get text:name="Пройдено48">Пройдено48</text:user-field-get></text:p>
            </table:table-cell>
          </table:table-row>
          <table:table-row table:style-name="Таблица6.22">
            <table:table-cell table:style-name="Таблица6.B2" office:value-type="string">
              <text:p text:style-name="P7"><text:user-field-get text:name="Дата49">Дата49</text:user-field-get></text:p>
            </table:table-cell>
            <table:table-cell table:style-name="Таблица6.B2" office:value-type="string">
              <text:p text:style-name="P7"><text:user-field-get text:name="Старт49">Старт49</text:user-field-get></text:p>
            </table:table-cell>
            <table:table-cell table:style-name="Таблица6.B2" office:value-type="string">
              <text:p text:style-name="P7"><text:user-field-get text:name="Финиш49">Финиш49</text:user-field-get></text:p>
            </table:table-cell>
            <table:table-cell table:style-name="Таблица6.B2" office:value-type="string">
              <text:p text:style-name="P7"><text:user-field-get text:name="Км_Начало49">Км_Начало49</text:user-field-get></text:p>
            </table:table-cell>
            <table:table-cell table:style-name="Таблица6.B2" office:value-type="string">
              <text:p text:style-name="P7"><text:user-field-get text:name="Км_Конец49">Км_Конец49</text:user-field-get></text:p>
            </table:table-cell>
            <table:table-cell table:style-name="Таблица6.F3" office:value-type="string">
              <text:p text:style-name="P7"><text:user-field-get text:name="Пройдено49">Пройдено49</text:user-field-get></text:p>
            </table:table-cell>
          </table:table-row>
          <table:table-row>
            <table:table-cell table:style-name="Таблица6.B2" office:value-type="string">
              <text:p text:style-name="P7"><text:user-field-get text:name="Дата50">Дата50</text:user-field-get></text:p>
            </table:table-cell>
            <table:table-cell table:style-name="Таблица6.B2" office:value-type="string">
              <text:p text:style-name="P7"><text:user-field-get text:name="Старт50">Старт50</text:user-field-get></text:p>
            </table:table-cell>
            <table:table-cell table:style-name="Таблица6.B2" office:value-type="string">
              <text:p text:style-name="P7"><text:user-field-get text:name="Финиш50">Финиш50</text:user-field-get></text:p>
            </table:table-cell>
            <table:table-cell table:style-name="Таблица6.B2" office:value-type="string">
              <text:p text:style-name="P7"><text:user-field-get text:name="Км_Начало50">Км_Начало50</text:user-field-get></text:p>
            </table:table-cell>
            <table:table-cell table:style-name="Таблица6.B2" office:value-type="string">
              <text:p text:style-name="P7"><text:user-field-get text:name="Км_Конец50">Км_Конец50</text:user-field-get></text:p>
            </table:table-cell>
            <table:table-cell table:style-name="Таблица6.F3" office:value-type="string">
              <text:p text:style-name="P7"><text:user-field-get text:name="Пройдено50">Пройдено50</text:user-field-get></text:p>
            </table:table-cell>
          </table:table-row>
          <table:table-row>
            <table:table-cell table:style-name="Таблица6.B2" office:value-type="string">
              <text:p text:style-name="P7"><text:user-field-get text:name="Дата51">Дата51</text:user-field-get></text:p>
            </table:table-cell>
            <table:table-cell table:style-name="Таблица6.B2" office:value-type="string">
              <text:p text:style-name="P7"><text:user-field-get text:name="Старт51">Старт51</text:user-field-get></text:p>
            </table:table-cell>
            <table:table-cell table:style-name="Таблица6.B2" office:value-type="string">
              <text:p text:style-name="P7"><text:user-field-get text:name="Финиш51">Финиш51</text:user-field-get></text:p>
            </table:table-cell>
            <table:table-cell table:style-name="Таблица6.B2" office:value-type="string">
              <text:p text:style-name="P7"><text:user-field-get text:name="Км_Начало51">Км_Начало51</text:user-field-get></text:p>
            </table:table-cell>
            <table:table-cell table:style-name="Таблица6.B2" office:value-type="string">
              <text:p text:style-name="P7"><text:user-field-get text:name="Км_Конец51">Км_Конец51</text:user-field-get></text:p>
            </table:table-cell>
            <table:table-cell table:style-name="Таблица6.F3" office:value-type="string">
              <text:p text:style-name="P7"><text:user-field-get text:name="Пройдено51">Пройдено51</text:user-field-get></text:p>
            </table:table-cell>
          </table:table-row>
          <table:table-row>
            <table:table-cell table:style-name="Таблица6.B2" office:value-type="string">
              <text:p text:style-name="P7"><text:user-field-get text:name="Дата52">Дата52</text:user-field-get></text:p>
            </table:table-cell>
            <table:table-cell table:style-name="Таблица6.B2" office:value-type="string">
              <text:p text:style-name="P7"><text:user-field-get text:name="Старт52">Старт52</text:user-field-get></text:p>
            </table:table-cell>
            <table:table-cell table:style-name="Таблица6.B2" office:value-type="string">
              <text:p text:style-name="P7"><text:user-field-get text:name="Финиш52">Финиш52</text:user-field-get></text:p>
            </table:table-cell>
            <table:table-cell table:style-name="Таблица6.B2" office:value-type="string">
              <text:p text:style-name="P7"><text:user-field-get text:name="Км_Начало52">Км_Начало52</text:user-field-get></text:p>
            </table:table-cell>
            <table:table-cell table:style-name="Таблица6.B2" office:value-type="string">
              <text:p text:style-name="P7"><text:user-field-get text:name="Км_Конец52">Км_Конец52</text:user-field-get></text:p>
            </table:table-cell>
            <table:table-cell table:style-name="Таблица6.F3" office:value-type="string">
              <text:p text:style-name="P7"><text:user-field-get text:name="Пройдено52">Пройдено52</text:user-field-get></text:p>
            </table:table-cell>
          </table:table-row>
          <table:table-row>
            <table:table-cell table:style-name="Таблица6.B2" office:value-type="string">
              <text:p text:style-name="P7"><text:user-field-get text:name="Дата53">Дата53</text:user-field-get></text:p>
            </table:table-cell>
            <table:table-cell table:style-name="Таблица6.B2" office:value-type="string">
              <text:p text:style-name="P7"><text:user-field-get text:name="Старт53">Старт53</text:user-field-get></text:p>
            </table:table-cell>
            <table:table-cell table:style-name="Таблица6.B2" office:value-type="string">
              <text:p text:style-name="P7"><text:user-field-get text:name="Финиш53">Финиш53</text:user-field-get></text:p>
            </table:table-cell>
            <table:table-cell table:style-name="Таблица6.B2" office:value-type="string">
              <text:p text:style-name="P7"><text:user-field-get text:name="Км_Начало53">Км_Начало53</text:user-field-get></text:p>
            </table:table-cell>
            <table:table-cell table:style-name="Таблица6.B2" office:value-type="string">
              <text:p text:style-name="P7"><text:user-field-get text:name="Км_Конец53">Км_Конец53</text:user-field-get></text:p>
            </table:table-cell>
            <table:table-cell table:style-name="Таблица6.F3" office:value-type="string">
              <text:p text:style-name="P7"><text:user-field-get text:name="Пройдено53">Пройдено53</text:user-field-get></text:p>
            </table:table-cell>
          </table:table-row>
          <table:table-row>
            <table:table-cell table:style-name="Таблица6.B2" office:value-type="string">
              <text:p text:style-name="P7"><text:user-field-get text:name="Дата54">Дата54</text:user-field-get></text:p>
            </table:table-cell>
            <table:table-cell table:style-name="Таблица6.B2" office:value-type="string">
              <text:p text:style-name="P7"><text:user-field-get text:name="Старт54">Старт54</text:user-field-get></text:p>
            </table:table-cell>
            <table:table-cell table:style-name="Таблица6.B2" office:value-type="string">
              <text:p text:style-name="P7"><text:user-field-get text:name="Финиш54">Финиш54</text:user-field-get></text:p>
            </table:table-cell>
            <table:table-cell table:style-name="Таблица6.B2" office:value-type="string">
              <text:p text:style-name="P7"><text:user-field-get text:name="Км_Начало54">Км_Начало54</text:user-field-get></text:p>
            </table:table-cell>
            <table:table-cell table:style-name="Таблица6.B2" office:value-type="string">
              <text:p text:style-name="P7"><text:user-field-get text:name="Км_Конец54">Км_Конец54</text:user-field-get></text:p>
            </table:table-cell>
            <table:table-cell table:style-name="Таблица6.F3" office:value-type="string">
              <text:p text:style-name="P7"><text:user-field-get text:name="Пройдено54">Пройдено54</text:user-field-get></text:p>
            </table:table-cell>
          </table:table-row>
          <table:table-row>
            <table:table-cell table:style-name="Таблица6.B2" office:value-type="string">
              <text:p text:style-name="P7"><text:user-field-get text:name="Дата55">Дата55</text:user-field-get></text:p>
            </table:table-cell>
            <table:table-cell table:style-name="Таблица6.B2" office:value-type="string">
              <text:p text:style-name="P7"><text:user-field-get text:name="Старт55">Старт55</text:user-field-get></text:p>
            </table:table-cell>
            <table:table-cell table:style-name="Таблица6.B2" office:value-type="string">
              <text:p text:style-name="P7"><text:user-field-get text:name="Финиш55">Финиш55</text:user-field-get></text:p>
            </table:table-cell>
            <table:table-cell table:style-name="Таблица6.B2" office:value-type="string">
              <text:p text:style-name="P7"><text:user-field-get text:name="Км_Начало55">Км_Начало55</text:user-field-get></text:p>
            </table:table-cell>
            <table:table-cell table:style-name="Таблица6.B2" office:value-type="string">
              <text:p text:style-name="P7"><text:user-field-get text:name="Км_Конец55">Км_Конец55</text:user-field-get></text:p>
            </table:table-cell>
            <table:table-cell table:style-name="Таблица6.F3" office:value-type="string">
              <text:p text:style-name="P7"><text:user-field-get text:name="Пройдено55">Пройдено55</text:user-field-get></text:p>
            </table:table-cell>
          </table:table-row>
          <table:table-row>
            <table:table-cell table:style-name="Таблица6.B2" office:value-type="string">
              <text:p text:style-name="P7"><text:user-field-get text:name="Дата56">Дата56</text:user-field-get></text:p>
            </table:table-cell>
            <table:table-cell table:style-name="Таблица6.B2" office:value-type="string">
              <text:p text:style-name="P7"><text:user-field-get text:name="Старт56">Старт56</text:user-field-get></text:p>
            </table:table-cell>
            <table:table-cell table:style-name="Таблица6.B2" office:value-type="string">
              <text:p text:style-name="P7"><text:user-field-get text:name="Финиш56">Финиш56</text:user-field-get></text:p>
            </table:table-cell>
            <table:table-cell table:style-name="Таблица6.B2" office:value-type="string">
              <text:p text:style-name="P7"><text:user-field-get text:name="Км_Начало56">Км_Начало56</text:user-field-get></text:p>
            </table:table-cell>
            <table:table-cell table:style-name="Таблица6.B2" office:value-type="string">
              <text:p text:style-name="P7"><text:user-field-get text:name="Км_Конец56">Км_Конец56</text:user-field-get></text:p>
            </table:table-cell>
            <table:table-cell table:style-name="Таблица6.F3" office:value-type="string">
              <text:p text:style-name="P7"><text:user-field-get text:name="Пройдено56">Пройдено56</text:user-field-get></text:p>
            </table:table-cell>
          </table:table-row>
          <table:table-row>
            <table:table-cell table:style-name="Таблица6.B2" office:value-type="string">
              <text:p text:style-name="P7"><text:user-field-get text:name="Дата57">Дата57</text:user-field-get></text:p>
            </table:table-cell>
            <table:table-cell table:style-name="Таблица6.B2" office:value-type="string">
              <text:p text:style-name="P7"><text:user-field-get text:name="Старт57">Старт57</text:user-field-get></text:p>
            </table:table-cell>
            <table:table-cell table:style-name="Таблица6.B2" office:value-type="string">
              <text:p text:style-name="P7"><text:user-field-get text:name="Финиш57">Финиш57</text:user-field-get></text:p>
            </table:table-cell>
            <table:table-cell table:style-name="Таблица6.B2" office:value-type="string">
              <text:p text:style-name="P7"><text:user-field-get text:name="Км_Начало57">Км_Начало57</text:user-field-get></text:p>
            </table:table-cell>
            <table:table-cell table:style-name="Таблица6.B2" office:value-type="string">
              <text:p text:style-name="P7"><text:user-field-get text:name="Км_Конец57">Км_Конец57</text:user-field-get></text:p>
            </table:table-cell>
            <table:table-cell table:style-name="Таблица6.F3" office:value-type="string">
              <text:p text:style-name="P7"><text:user-field-get text:name="Пройдено57">Пройдено57</text:user-field-get></text:p>
            </table:table-cell>
          </table:table-row>
          <table:table-row>
            <table:table-cell table:style-name="Таблица6.B2" office:value-type="string">
              <text:p text:style-name="P15"><text:user-field-get text:name="Дата58">Дата58</text:user-field-get></text:p>
            </table:table-cell>
            <table:table-cell table:style-name="Таблица6.B2" office:value-type="string">
              <text:p text:style-name="P11"><text:user-field-get text:name="Старт58">Старт58</text:user-field-get></text:p>
            </table:table-cell>
            <table:table-cell table:style-name="Таблица6.B2" office:value-type="string">
              <text:p text:style-name="P11"><text:user-field-get text:name="Финиш58">Финиш58</text:user-field-get></text:p>
            </table:table-cell>
            <table:table-cell table:style-name="Таблица6.B2" office:value-type="string">
              <text:p text:style-name="P11"><text:user-field-get text:name="Км_Начало58">Км_Начало58</text:user-field-get></text:p>
            </table:table-cell>
            <table:table-cell table:style-name="Таблица6.B2" office:value-type="string">
              <text:p text:style-name="P11"><text:user-field-get text:name="Км_Конец58">Км_Конец58</text:user-field-get></text:p>
            </table:table-cell>
            <table:table-cell table:style-name="Таблица6.F3" office:value-type="string">
              <text:p text:style-name="P16"><text:user-field-get text:name="Пройдено58">Пройдено58</text:user-field-get></text:p>
            </table:table-cell>
          </table:table-row>
        </table:table>
        <text:p text:style-name="P45"/>
        <table:table table:name="Таблица7" table:style-name="Таблица7">
          <table:table-column table:style-name="Таблица7.A" table:number-columns-repeated="5"/>
          <table:table-column table:style-name="Таблица7.F"/>
          <table:table-row>
            <table:table-cell table:style-name="Таблица7.A1" table:number-rows-spanned="2" office:value-type="string">
              <text:p text:style-name="P10">Дата</text:p>
            </table:table-cell>
            <table:table-cell table:style-name="Таблица7.A1" table:number-columns-spanned="2" office:value-type="string">
              <text:p text:style-name="P10">Место</text:p>
            </table:table-cell>
            <table:covered-table-cell/>
            <table:table-cell table:style-name="Таблица7.A1" table:number-columns-spanned="2" office:value-type="string">
              <text:p text:style-name="P10">Показания спидометра</text:p>
            </table:table-cell>
            <table:covered-table-cell/>
            <table:table-cell table:style-name="Таблица7.F1" table:number-rows-spanned="2" office:value-type="string">
              <text:p text:style-name="P10">Пройдено,</text:p>
              <text:p text:style-name="P10">км</text:p>
            </table:table-cell>
          </table:table-row>
          <table:table-row>
            <table:covered-table-cell/>
            <table:table-cell table:style-name="Таблица7.B2" office:value-type="string">
              <text:p text:style-name="P10">отправления</text:p>
            </table:table-cell>
            <table:table-cell table:style-name="Таблица7.B2" office:value-type="string">
              <text:p text:style-name="P10">назначения</text:p>
            </table:table-cell>
            <table:table-cell table:style-name="Таблица7.B2" office:value-type="string">
              <text:p text:style-name="P10">на начало дня</text:p>
            </table:table-cell>
            <table:table-cell table:style-name="Таблица7.B2" office:value-type="string">
              <text:p text:style-name="P10">на конец дня</text:p>
            </table:table-cell>
            <table:covered-table-cell/>
          </table:table-row>
          <table:table-row>
            <table:table-cell table:style-name="Таблица7.B2" office:value-type="string">
              <text:p text:style-name="P15"><text:user-field-get text:name="Дата59">Дата59</text:user-field-get></text:p>
            </table:table-cell>
            <table:table-cell table:style-name="Таблица7.B2" office:value-type="string">
              <text:p text:style-name="P11"><text:user-field-get text:name="Старт59">Старт59</text:user-field-get></text:p>
            </table:table-cell>
            <table:table-cell table:style-name="Таблица7.B2" office:value-type="string">
              <text:p text:style-name="P11"><text:user-field-get text:name="Финиш59">Финиш59</text:user-field-get></text:p>
            </table:table-cell>
            <table:table-cell table:style-name="Таблица7.B2" office:value-type="string">
              <text:p text:style-name="P11"><text:user-field-get text:name="Км_Начало59">Км_Начало59</text:user-field-get></text:p>
            </table:table-cell>
            <table:table-cell table:style-name="Таблица7.B2" office:value-type="string">
              <text:p text:style-name="P11"><text:user-field-get text:name="Км_Конец59">Км_Конец59</text:user-field-get></text:p>
            </table:table-cell>
            <table:table-cell table:style-name="Таблица7.F3" office:value-type="string">
              <text:p text:style-name="P16"><text:user-field-get text:name="Пройдено59">Пройдено59</text:user-field-get></text:p>
            </table:table-cell>
          </table:table-row>
          <table:table-row>
            <table:table-cell table:style-name="Таблица7.B2" office:value-type="string">
              <text:p text:style-name="P7"><text:user-field-get text:name="Дата60">Дата60</text:user-field-get></text:p>
            </table:table-cell>
            <table:table-cell table:style-name="Таблица7.B2" office:value-type="string">
              <text:p text:style-name="P7"><text:user-field-get text:name="Старт60">Старт60</text:user-field-get></text:p>
            </table:table-cell>
            <table:table-cell table:style-name="Таблица7.B2" office:value-type="string">
              <text:p text:style-name="P7"><text:user-field-get text:name="Финиш60">Финиш60</text:user-field-get></text:p>
            </table:table-cell>
            <table:table-cell table:style-name="Таблица7.B2" office:value-type="string">
              <text:p text:style-name="P7"><text:user-field-get text:name="Км_Начало60">Км_Начало60</text:user-field-get></text:p>
            </table:table-cell>
            <table:table-cell table:style-name="Таблица7.B2" office:value-type="string">
              <text:p text:style-name="P7"><text:user-field-get text:name="Км_Конец60">Км_Конец60</text:user-field-get></text:p>
            </table:table-cell>
            <table:table-cell table:style-name="Таблица7.F3" office:value-type="string">
              <text:p text:style-name="P7"><text:user-field-get text:name="Пройдено60">Пройдено60</text:user-field-get></text:p>
            </table:table-cell>
          </table:table-row>
          <table:table-row>
            <table:table-cell table:style-name="Таблица7.B2" office:value-type="string">
              <text:p text:style-name="P8"><text:user-field-get text:name="Дата61">Дата61</text:user-field-get></text:p>
            </table:table-cell>
            <table:table-cell table:style-name="Таблица7.B2" office:value-type="string">
              <text:p text:style-name="P7"><text:user-field-get text:name="Старт61">Старт61</text:user-field-get></text:p>
            </table:table-cell>
            <table:table-cell table:style-name="Таблица7.B2" office:value-type="string">
              <text:p text:style-name="P7"><text:user-field-get text:name="Финиш61">Финиш61</text:user-field-get></text:p>
            </table:table-cell>
            <table:table-cell table:style-name="Таблица7.B2" office:value-type="string">
              <text:p text:style-name="P7"><text:user-field-get text:name="Км_Начало61">Км_Начало61</text:user-field-get></text:p>
            </table:table-cell>
            <table:table-cell table:style-name="Таблица7.B2" office:value-type="string">
              <text:p text:style-name="P7"><text:user-field-get text:name="Км_Конец61">Км_Конец61</text:user-field-get></text:p>
            </table:table-cell>
            <table:table-cell table:style-name="Таблица7.F3" office:value-type="string">
              <text:p text:style-name="P7"><text:user-field-get text:name="Пройдено61">Пройдено61</text:user-field-get></text:p>
            </table:table-cell>
          </table:table-row>
          <table:table-row>
            <table:table-cell table:style-name="Таблица7.B2" office:value-type="string">
              <text:p text:style-name="P7"><text:user-field-get text:name="Дата62">Дата62</text:user-field-get></text:p>
            </table:table-cell>
            <table:table-cell table:style-name="Таблица7.B2" office:value-type="string">
              <text:p text:style-name="P7"><text:user-field-get text:name="Старт62">Старт62</text:user-field-get></text:p>
            </table:table-cell>
            <table:table-cell table:style-name="Таблица7.B2" office:value-type="string">
              <text:p text:style-name="P7"><text:user-field-get text:name="Финиш62">Финиш62</text:user-field-get></text:p>
            </table:table-cell>
            <table:table-cell table:style-name="Таблица7.B2" office:value-type="string">
              <text:p text:style-name="P7"><text:user-field-get text:name="Км_Начало62">Км_Начало62</text:user-field-get></text:p>
            </table:table-cell>
            <table:table-cell table:style-name="Таблица7.B2" office:value-type="string">
              <text:p text:style-name="P7"><text:user-field-get text:name="Км_Конец62">Км_Конец62</text:user-field-get></text:p>
            </table:table-cell>
            <table:table-cell table:style-name="Таблица7.F3" office:value-type="string">
              <text:p text:style-name="P7"><text:user-field-get text:name="Пройдено62">Пройдено62</text:user-field-get></text:p>
            </table:table-cell>
          </table:table-row>
          <table:table-row>
            <table:table-cell table:style-name="Таблица7.B2" office:value-type="string">
              <text:p text:style-name="P7"><text:user-field-get text:name="Дата63">Дата63</text:user-field-get></text:p>
            </table:table-cell>
            <table:table-cell table:style-name="Таблица7.B2" office:value-type="string">
              <text:p text:style-name="P7"><text:user-field-get text:name="Старт63">Старт63</text:user-field-get></text:p>
            </table:table-cell>
            <table:table-cell table:style-name="Таблица7.B2" office:value-type="string">
              <text:p text:style-name="P7"><text:user-field-get text:name="Финиш63">Финиш63</text:user-field-get></text:p>
            </table:table-cell>
            <table:table-cell table:style-name="Таблица7.B2" office:value-type="string">
              <text:p text:style-name="P7"><text:user-field-get text:name="Км_Начало63">Км_Начало63</text:user-field-get></text:p>
            </table:table-cell>
            <table:table-cell table:style-name="Таблица7.B2" office:value-type="string">
              <text:p text:style-name="P7"><text:user-field-get text:name="Км_Конец63">Км_Конец63</text:user-field-get></text:p>
            </table:table-cell>
            <table:table-cell table:style-name="Таблица7.F3" office:value-type="string">
              <text:p text:style-name="P7"><text:user-field-get text:name="Пройдено63">Пройдено63</text:user-field-get></text:p>
            </table:table-cell>
          </table:table-row>
          <table:table-row>
            <table:table-cell table:style-name="Таблица7.B2" office:value-type="string">
              <text:p text:style-name="P8"><text:user-field-get text:name="Дата64">Дата64</text:user-field-get></text:p>
            </table:table-cell>
            <table:table-cell table:style-name="Таблица7.B2" office:value-type="string">
              <text:p text:style-name="P7"><text:user-field-get text:name="Старт64">Старт64</text:user-field-get></text:p>
            </table:table-cell>
            <table:table-cell table:style-name="Таблица7.B2" office:value-type="string">
              <text:p text:style-name="P7"><text:user-field-get text:name="Финиш64">Финиш64</text:user-field-get></text:p>
            </table:table-cell>
            <table:table-cell table:style-name="Таблица7.B2" office:value-type="string">
              <text:p text:style-name="P7"><text:user-field-get text:name="Км_Начало64">Км_Начало64</text:user-field-get></text:p>
            </table:table-cell>
            <table:table-cell table:style-name="Таблица7.B2" office:value-type="string">
              <text:p text:style-name="P7"><text:user-field-get text:name="Км_Конец64">Км_Конец64</text:user-field-get></text:p>
            </table:table-cell>
            <table:table-cell table:style-name="Таблица7.F3" office:value-type="string">
              <text:p text:style-name="P7"><text:user-field-get text:name="Пройдено64">Пройдено64</text:user-field-get></text:p>
            </table:table-cell>
          </table:table-row>
          <table:table-row>
            <table:table-cell table:style-name="Таблица7.B2" office:value-type="string">
              <text:p text:style-name="P7"><text:user-field-get text:name="Дата65">Дата65</text:user-field-get></text:p>
            </table:table-cell>
            <table:table-cell table:style-name="Таблица7.B2" office:value-type="string">
              <text:p text:style-name="P7"><text:user-field-get text:name="Старт65">Старт65</text:user-field-get></text:p>
            </table:table-cell>
            <table:table-cell table:style-name="Таблица7.B2" office:value-type="string">
              <text:p text:style-name="P7"><text:user-field-get text:name="Финиш65">Финиш65</text:user-field-get></text:p>
            </table:table-cell>
            <table:table-cell table:style-name="Таблица7.B2" office:value-type="string">
              <text:p text:style-name="P7"><text:user-field-get text:name="Км_Начало65">Км_Начало65</text:user-field-get></text:p>
            </table:table-cell>
            <table:table-cell table:style-name="Таблица7.B2" office:value-type="string">
              <text:p text:style-name="P7"><text:user-field-get text:name="Км_Конец65">Км_Конец65</text:user-field-get></text:p>
            </table:table-cell>
            <table:table-cell table:style-name="Таблица7.F3" office:value-type="string">
              <text:p text:style-name="P7"><text:user-field-get text:name="Пройдено65">Пройдено65</text:user-field-get></text:p>
            </table:table-cell>
          </table:table-row>
          <table:table-row>
            <table:table-cell table:style-name="Таблица7.B2" office:value-type="string">
              <text:p text:style-name="P7"><text:user-field-get text:name="Дата66">Дата66</text:user-field-get></text:p>
            </table:table-cell>
            <table:table-cell table:style-name="Таблица7.B2" office:value-type="string">
              <text:p text:style-name="P7"><text:user-field-get text:name="Старт66">Старт66</text:user-field-get></text:p>
            </table:table-cell>
            <table:table-cell table:style-name="Таблица7.B2" office:value-type="string">
              <text:p text:style-name="P7"><text:user-field-get text:name="Финиш66">Финиш66</text:user-field-get></text:p>
            </table:table-cell>
            <table:table-cell table:style-name="Таблица7.B2" office:value-type="string">
              <text:p text:style-name="P7"><text:user-field-get text:name="Км_Начало66">Км_Начало66</text:user-field-get></text:p>
            </table:table-cell>
            <table:table-cell table:style-name="Таблица7.B2" office:value-type="string">
              <text:p text:style-name="P7"><text:user-field-get text:name="Км_Конец66">Км_Конец66</text:user-field-get></text:p>
            </table:table-cell>
            <table:table-cell table:style-name="Таблица7.F3" office:value-type="string">
              <text:p text:style-name="P7"><text:user-field-get text:name="Пройдено66">Пройдено66</text:user-field-get></text:p>
            </table:table-cell>
          </table:table-row>
          <table:table-row>
            <table:table-cell table:style-name="Таблица7.B2" office:value-type="string">
              <text:p text:style-name="P7"><text:user-field-get text:name="Дата67">Дата67</text:user-field-get></text:p>
            </table:table-cell>
            <table:table-cell table:style-name="Таблица7.B2" office:value-type="string">
              <text:p text:style-name="P7"><text:user-field-get text:name="Старт67">Старт67</text:user-field-get></text:p>
            </table:table-cell>
            <table:table-cell table:style-name="Таблица7.B2" office:value-type="string">
              <text:p text:style-name="P7"><text:user-field-get text:name="Финиш67">Финиш67</text:user-field-get></text:p>
            </table:table-cell>
            <table:table-cell table:style-name="Таблица7.B2" office:value-type="string">
              <text:p text:style-name="P7"><text:user-field-get text:name="Км_Начало67">Км_Начало67</text:user-field-get></text:p>
            </table:table-cell>
            <table:table-cell table:style-name="Таблица7.B2" office:value-type="string">
              <text:p text:style-name="P7"><text:user-field-get text:name="Км_Конец67">Км_Конец67</text:user-field-get></text:p>
            </table:table-cell>
            <table:table-cell table:style-name="Таблица7.F3" office:value-type="string">
              <text:p text:style-name="P7"><text:user-field-get text:name="Пройдено67">Пройдено67</text:user-field-get></text:p>
            </table:table-cell>
          </table:table-row>
          <table:table-row>
            <table:table-cell table:style-name="Таблица7.B2" office:value-type="string">
              <text:p text:style-name="P7"><text:user-field-get text:name="Дата68">Дата68</text:user-field-get></text:p>
            </table:table-cell>
            <table:table-cell table:style-name="Таблица7.B2" office:value-type="string">
              <text:p text:style-name="P7"><text:user-field-get text:name="Старт68">Старт68</text:user-field-get></text:p>
            </table:table-cell>
            <table:table-cell table:style-name="Таблица7.B2" office:value-type="string">
              <text:p text:style-name="P7"><text:user-field-get text:name="Финиш68">Финиш68</text:user-field-get></text:p>
            </table:table-cell>
            <table:table-cell table:style-name="Таблица7.B2" office:value-type="string">
              <text:p text:style-name="P7"><text:user-field-get text:name="Км_Начало68">Км_Начало68</text:user-field-get></text:p>
            </table:table-cell>
            <table:table-cell table:style-name="Таблица7.B2" office:value-type="string">
              <text:p text:style-name="P7"><text:user-field-get text:name="Км_Конец68">Км_Конец68</text:user-field-get></text:p>
            </table:table-cell>
            <table:table-cell table:style-name="Таблица7.F3" office:value-type="string">
              <text:p text:style-name="P7"><text:user-field-get text:name="Пройдено68">Пройдено68</text:user-field-get></text:p>
            </table:table-cell>
          </table:table-row>
          <table:table-row>
            <table:table-cell table:style-name="Таблица7.B2" office:value-type="string">
              <text:p text:style-name="P8"><text:user-field-get text:name="Дата69">Дата69</text:user-field-get></text:p>
            </table:table-cell>
            <table:table-cell table:style-name="Таблица7.B2" office:value-type="string">
              <text:p text:style-name="P7"><text:user-field-get text:name="Старт69">Старт69</text:user-field-get></text:p>
            </table:table-cell>
            <table:table-cell table:style-name="Таблица7.B2" office:value-type="string">
              <text:p text:style-name="P7"><text:user-field-get text:name="Финиш69">Финиш69</text:user-field-get></text:p>
            </table:table-cell>
            <table:table-cell table:style-name="Таблица7.B2" office:value-type="string">
              <text:p text:style-name="P7"><text:user-field-get text:name="Км_Начало69">Км_Начало69</text:user-field-get></text:p>
            </table:table-cell>
            <table:table-cell table:style-name="Таблица7.B2" office:value-type="string">
              <text:p text:style-name="P7"><text:user-field-get text:name="Км_Конец69">Км_Конец69</text:user-field-get></text:p>
            </table:table-cell>
            <table:table-cell table:style-name="Таблица7.F3" office:value-type="string">
              <text:p text:style-name="P7"><text:user-field-get text:name="Пройдено69">Пройдено69</text:user-field-get></text:p>
            </table:table-cell>
          </table:table-row>
          <table:table-row>
            <table:table-cell table:style-name="Таблица7.B2" office:value-type="string">
              <text:p text:style-name="P7"><text:user-field-get text:name="Дата70">Дата70</text:user-field-get></text:p>
            </table:table-cell>
            <table:table-cell table:style-name="Таблица7.B2" office:value-type="string">
              <text:p text:style-name="P7"><text:user-field-get text:name="Старт70">Старт70</text:user-field-get></text:p>
            </table:table-cell>
            <table:table-cell table:style-name="Таблица7.B2" office:value-type="string">
              <text:p text:style-name="P7"><text:user-field-get text:name="Финиш70">Финиш70</text:user-field-get></text:p>
            </table:table-cell>
            <table:table-cell table:style-name="Таблица7.B2" office:value-type="string">
              <text:p text:style-name="P7"><text:user-field-get text:name="Км_Начало70">Км_Начало70</text:user-field-get></text:p>
            </table:table-cell>
            <table:table-cell table:style-name="Таблица7.B2" office:value-type="string">
              <text:p text:style-name="P7"><text:user-field-get text:name="Км_Конец70">Км_Конец70</text:user-field-get></text:p>
            </table:table-cell>
            <table:table-cell table:style-name="Таблица7.F3" office:value-type="string">
              <text:p text:style-name="P7"><text:user-field-get text:name="Пройдено70">Пройдено70</text:user-field-get></text:p>
            </table:table-cell>
          </table:table-row>
          <table:table-row>
            <table:table-cell table:style-name="Таблица7.B2" office:value-type="string">
              <text:p text:style-name="P7"><text:user-field-get text:name="Дата71">Дата71</text:user-field-get></text:p>
            </table:table-cell>
            <table:table-cell table:style-name="Таблица7.B2" office:value-type="string">
              <text:p text:style-name="P7"><text:user-field-get text:name="Старт71">Старт71</text:user-field-get></text:p>
            </table:table-cell>
            <table:table-cell table:style-name="Таблица7.B2" office:value-type="string">
              <text:p text:style-name="P7"><text:user-field-get text:name="Финиш71">Финиш71</text:user-field-get></text:p>
            </table:table-cell>
            <table:table-cell table:style-name="Таблица7.B2" office:value-type="string">
              <text:p text:style-name="P7"><text:user-field-get text:name="Км_Начало71">Км_Начало71</text:user-field-get></text:p>
            </table:table-cell>
            <table:table-cell table:style-name="Таблица7.B2" office:value-type="string">
              <text:p text:style-name="P7"><text:user-field-get text:name="Км_Конец71">Км_Конец71</text:user-field-get></text:p>
            </table:table-cell>
            <table:table-cell table:style-name="Таблица7.F3" office:value-type="string">
              <text:p text:style-name="P7"><text:user-field-get text:name="Пройдено71">Пройдено71</text:user-field-get></text:p>
            </table:table-cell>
          </table:table-row>
          <table:table-row>
            <table:table-cell table:style-name="Таблица7.B2" office:value-type="string">
              <text:p text:style-name="P7"><text:user-field-get text:name="Дата72">Дата72</text:user-field-get></text:p>
            </table:table-cell>
            <table:table-cell table:style-name="Таблица7.B2" office:value-type="string">
              <text:p text:style-name="P7"><text:user-field-get text:name="Старт72">Старт72</text:user-field-get></text:p>
            </table:table-cell>
            <table:table-cell table:style-name="Таблица7.B2" office:value-type="string">
              <text:p text:style-name="P7"><text:user-field-get text:name="Финиш72">Финиш72</text:user-field-get></text:p>
            </table:table-cell>
            <table:table-cell table:style-name="Таблица7.B2" office:value-type="string">
              <text:p text:style-name="P7"><text:user-field-get text:name="Км_Начало72">Км_Начало72</text:user-field-get></text:p>
            </table:table-cell>
            <table:table-cell table:style-name="Таблица7.B2" office:value-type="string">
              <text:p text:style-name="P7"><text:user-field-get text:name="Км_Конец72">Км_Конец72</text:user-field-get></text:p>
            </table:table-cell>
            <table:table-cell table:style-name="Таблица7.F3" office:value-type="string">
              <text:p text:style-name="P7"><text:user-field-get text:name="Пройдено72">Пройдено72</text:user-field-get></text:p>
            </table:table-cell>
          </table:table-row>
          <table:table-row>
            <table:table-cell table:style-name="Таблица7.B2" office:value-type="string">
              <text:p text:style-name="P7"><text:user-field-get text:name="Дата73">Дата73</text:user-field-get></text:p>
            </table:table-cell>
            <table:table-cell table:style-name="Таблица7.B2" office:value-type="string">
              <text:p text:style-name="P7"><text:user-field-get text:name="Старт73">Старт73</text:user-field-get></text:p>
            </table:table-cell>
            <table:table-cell table:style-name="Таблица7.B2" office:value-type="string">
              <text:p text:style-name="P7"><text:user-field-get text:name="Финиш73">Финиш73</text:user-field-get></text:p>
            </table:table-cell>
            <table:table-cell table:style-name="Таблица7.B2" office:value-type="string">
              <text:p text:style-name="P7"><text:user-field-get text:name="Км_Начало73">Км_Начало73</text:user-field-get></text:p>
            </table:table-cell>
            <table:table-cell table:style-name="Таблица7.B2" office:value-type="string">
              <text:p text:style-name="P7"><text:user-field-get text:name="Км_Конец73">Км_Конец73</text:user-field-get></text:p>
            </table:table-cell>
            <table:table-cell table:style-name="Таблица7.F3" office:value-type="string">
              <text:p text:style-name="P7"><text:user-field-get text:name="Пройдено73">Пройдено73</text:user-field-get></text:p>
            </table:table-cell>
          </table:table-row>
          <table:table-row>
            <table:table-cell table:style-name="Таблица7.B2" office:value-type="string">
              <text:p text:style-name="P7"><text:user-field-get text:name="Дата74">Дата74</text:user-field-get></text:p>
            </table:table-cell>
            <table:table-cell table:style-name="Таблица7.B2" office:value-type="string">
              <text:p text:style-name="P7"><text:user-field-get text:name="Старт74">Старт74</text:user-field-get></text:p>
            </table:table-cell>
            <table:table-cell table:style-name="Таблица7.B2" office:value-type="string">
              <text:p text:style-name="P7"><text:user-field-get text:name="Финиш74">Финиш74</text:user-field-get></text:p>
            </table:table-cell>
            <table:table-cell table:style-name="Таблица7.B2" office:value-type="string">
              <text:p text:style-name="P7"><text:user-field-get text:name="Км_Начало74">Км_Начало74</text:user-field-get></text:p>
            </table:table-cell>
            <table:table-cell table:style-name="Таблица7.B2" office:value-type="string">
              <text:p text:style-name="P7"><text:user-field-get text:name="Км_Конец74">Км_Конец74</text:user-field-get></text:p>
            </table:table-cell>
            <table:table-cell table:style-name="Таблица7.F3" office:value-type="string">
              <text:p text:style-name="P7"><text:user-field-get text:name="Пройдено74">Пройдено74</text:user-field-get></text:p>
            </table:table-cell>
          </table:table-row>
          <table:table-row>
            <table:table-cell table:style-name="Таблица7.B2" office:value-type="string">
              <text:p text:style-name="P8"><text:user-field-get text:name="Дата75">Дата75</text:user-field-get></text:p>
            </table:table-cell>
            <table:table-cell table:style-name="Таблица7.B2" office:value-type="string">
              <text:p text:style-name="P7"><text:user-field-get text:name="Старт75">Старт75</text:user-field-get></text:p>
            </table:table-cell>
            <table:table-cell table:style-name="Таблица7.B2" office:value-type="string">
              <text:p text:style-name="P7"><text:user-field-get text:name="Финиш75">Финиш75</text:user-field-get></text:p>
            </table:table-cell>
            <table:table-cell table:style-name="Таблица7.B2" office:value-type="string">
              <text:p text:style-name="P7"><text:user-field-get text:name="Км_Начало75">Км_Начало75</text:user-field-get></text:p>
            </table:table-cell>
            <table:table-cell table:style-name="Таблица7.B2" office:value-type="string">
              <text:p text:style-name="P7"><text:user-field-get text:name="Км_Конец75">Км_Конец75</text:user-field-get></text:p>
            </table:table-cell>
            <table:table-cell table:style-name="Таблица7.F3" office:value-type="string">
              <text:p text:style-name="P7"><text:user-field-get text:name="Пройдено75">Пройдено75</text:user-field-get></text:p>
            </table:table-cell>
          </table:table-row>
          <table:table-row>
            <table:table-cell table:style-name="Таблица7.B2" office:value-type="string">
              <text:p text:style-name="P7"><text:user-field-get text:name="Дата76">Дата76</text:user-field-get></text:p>
            </table:table-cell>
            <table:table-cell table:style-name="Таблица7.B2" office:value-type="string">
              <text:p text:style-name="P7"><text:user-field-get text:name="Старт76">Старт76</text:user-field-get></text:p>
            </table:table-cell>
            <table:table-cell table:style-name="Таблица7.B2" office:value-type="string">
              <text:p text:style-name="P7"><text:user-field-get text:name="Финиш76">Финиш76</text:user-field-get></text:p>
            </table:table-cell>
            <table:table-cell table:style-name="Таблица7.B2" office:value-type="string">
              <text:p text:style-name="P7"><text:user-field-get text:name="Км_Начало76">Км_Начало76</text:user-field-get></text:p>
            </table:table-cell>
            <table:table-cell table:style-name="Таблица7.B2" office:value-type="string">
              <text:p text:style-name="P7"><text:user-field-get text:name="Км_Конец76">Км_Конец76</text:user-field-get></text:p>
            </table:table-cell>
            <table:table-cell table:style-name="Таблица7.F3" office:value-type="string">
              <text:p text:style-name="P7"><text:user-field-get text:name="Пройдено76">Пройдено76</text:user-field-get></text:p>
            </table:table-cell>
          </table:table-row>
          <table:table-row>
            <table:table-cell table:style-name="Таблица7.B2" office:value-type="string">
              <text:p text:style-name="P8"><text:user-field-get text:name="Дата77">Дата77</text:user-field-get></text:p>
            </table:table-cell>
            <table:table-cell table:style-name="Таблица7.B2" office:value-type="string">
              <text:p text:style-name="P7"><text:user-field-get text:name="Старт77">Старт77</text:user-field-get></text:p>
            </table:table-cell>
            <table:table-cell table:style-name="Таблица7.B2" office:value-type="string">
              <text:p text:style-name="P7"><text:user-field-get text:name="Финиш77">Финиш77</text:user-field-get></text:p>
            </table:table-cell>
            <table:table-cell table:style-name="Таблица7.B2" office:value-type="string">
              <text:p text:style-name="P7"><text:user-field-get text:name="Км_Начало77">Км_Начало77</text:user-field-get></text:p>
            </table:table-cell>
            <table:table-cell table:style-name="Таблица7.B2" office:value-type="string">
              <text:p text:style-name="P7"><text:user-field-get text:name="Км_Конец77">Км_Конец77</text:user-field-get></text:p>
            </table:table-cell>
            <table:table-cell table:style-name="Таблица7.F3" office:value-type="string">
              <text:p text:style-name="P7"><text:user-field-get text:name="Пройдено77">Пройдено77</text:user-field-get></text:p>
            </table:table-cell>
          </table:table-row>
          <table:table-row table:style-name="Таблица7.22">
            <table:table-cell table:style-name="Таблица7.B2" office:value-type="string">
              <text:p text:style-name="P8"><text:user-field-get text:name="Дата78">Дата78</text:user-field-get></text:p>
            </table:table-cell>
            <table:table-cell table:style-name="Таблица7.B2" office:value-type="string">
              <text:p text:style-name="P7"><text:user-field-get text:name="Старт78">Старт78</text:user-field-get></text:p>
            </table:table-cell>
            <table:table-cell table:style-name="Таблица7.B2" office:value-type="string">
              <text:p text:style-name="P7"><text:user-field-get text:name="Финиш78">Финиш78</text:user-field-get></text:p>
            </table:table-cell>
            <table:table-cell table:style-name="Таблица7.B2" office:value-type="string">
              <text:p text:style-name="P7"><text:user-field-get text:name="Км_Начало78">Км_Начало78</text:user-field-get></text:p>
            </table:table-cell>
            <table:table-cell table:style-name="Таблица7.B2" office:value-type="string">
              <text:p text:style-name="P7"><text:user-field-get text:name="Км_Конец78">Км_Конец78</text:user-field-get></text:p>
            </table:table-cell>
            <table:table-cell table:style-name="Таблица7.F3" office:value-type="string">
              <text:p text:style-name="P7"><text:user-field-get text:name="Пройдено78">Пройдено78</text:user-field-get></text:p>
            </table:table-cell>
          </table:table-row>
          <table:table-row>
            <table:table-cell table:style-name="Таблица7.B2" office:value-type="string">
              <text:p text:style-name="P7"><text:user-field-get text:name="Дата79">Дата79</text:user-field-get></text:p>
            </table:table-cell>
            <table:table-cell table:style-name="Таблица7.B2" office:value-type="string">
              <text:p text:style-name="P7"><text:user-field-get text:name="Старт79">Старт79</text:user-field-get></text:p>
            </table:table-cell>
            <table:table-cell table:style-name="Таблица7.B2" office:value-type="string">
              <text:p text:style-name="P7"><text:user-field-get text:name="Финиш79">Финиш79</text:user-field-get></text:p>
            </table:table-cell>
            <table:table-cell table:style-name="Таблица7.B2" office:value-type="string">
              <text:p text:style-name="P7"><text:user-field-get text:name="Км_Начало79">Км_Начало79</text:user-field-get></text:p>
            </table:table-cell>
            <table:table-cell table:style-name="Таблица7.B2" office:value-type="string">
              <text:p text:style-name="P7"><text:user-field-get text:name="Км_Конец79">Км_Конец79</text:user-field-get></text:p>
            </table:table-cell>
            <table:table-cell table:style-name="Таблица7.F3" office:value-type="string">
              <text:p text:style-name="P7"><text:user-field-get text:name="Пройдено79">Пройдено79</text:user-field-get></text:p>
            </table:table-cell>
          </table:table-row>
          <table:table-row>
            <table:table-cell table:style-name="Таблица7.B2" office:value-type="string">
              <text:p text:style-name="P7"><text:user-field-get text:name="Дата80">Дата80</text:user-field-get></text:p>
            </table:table-cell>
            <table:table-cell table:style-name="Таблица7.B2" office:value-type="string">
              <text:p text:style-name="P7"><text:user-field-get text:name="Старт80">Старт80</text:user-field-get></text:p>
            </table:table-cell>
            <table:table-cell table:style-name="Таблица7.B2" office:value-type="string">
              <text:p text:style-name="P7"><text:user-field-get text:name="Финиш80">Финиш80</text:user-field-get></text:p>
            </table:table-cell>
            <table:table-cell table:style-name="Таблица7.B2" office:value-type="string">
              <text:p text:style-name="P7"><text:user-field-get text:name="Км_Начало80">Км_Начало80</text:user-field-get></text:p>
            </table:table-cell>
            <table:table-cell table:style-name="Таблица7.B2" office:value-type="string">
              <text:p text:style-name="P7"><text:user-field-get text:name="Км_Конец80">Км_Конец80</text:user-field-get></text:p>
            </table:table-cell>
            <table:table-cell table:style-name="Таблица7.F3" office:value-type="string">
              <text:p text:style-name="P7"><text:user-field-get text:name="Пройдено80">Пройдено80</text:user-field-get></text:p>
            </table:table-cell>
          </table:table-row>
          <table:table-row>
            <table:table-cell table:style-name="Таблица7.B2" office:value-type="string">
              <text:p text:style-name="P7"><text:user-field-get text:name="Дата81">Дата81</text:user-field-get></text:p>
            </table:table-cell>
            <table:table-cell table:style-name="Таблица7.B2" office:value-type="string">
              <text:p text:style-name="P7"><text:user-field-get text:name="Старт81">Старт81</text:user-field-get></text:p>
            </table:table-cell>
            <table:table-cell table:style-name="Таблица7.B2" office:value-type="string">
              <text:p text:style-name="P7"><text:user-field-get text:name="Финиш81">Финиш81</text:user-field-get></text:p>
            </table:table-cell>
            <table:table-cell table:style-name="Таблица7.B2" office:value-type="string">
              <text:p text:style-name="P7"><text:user-field-get text:name="Км_Начало81">Км_Начало81</text:user-field-get></text:p>
            </table:table-cell>
            <table:table-cell table:style-name="Таблица7.B2" office:value-type="string">
              <text:p text:style-name="P7"><text:user-field-get text:name="Км_Конец81">Км_Конец81</text:user-field-get></text:p>
            </table:table-cell>
            <table:table-cell table:style-name="Таблица7.F3" office:value-type="string">
              <text:p text:style-name="P7"><text:user-field-get text:name="Пройдено81">Пройдено81</text:user-field-get></text:p>
            </table:table-cell>
          </table:table-row>
          <table:table-row>
            <table:table-cell table:style-name="Таблица7.B2" office:value-type="string">
              <text:p text:style-name="P8"><text:user-field-get text:name="Дата82">Дата82</text:user-field-get></text:p>
            </table:table-cell>
            <table:table-cell table:style-name="Таблица7.B2" office:value-type="string">
              <text:p text:style-name="P7"><text:user-field-get text:name="Старт82">Старт82</text:user-field-get></text:p>
            </table:table-cell>
            <table:table-cell table:style-name="Таблица7.B2" office:value-type="string">
              <text:p text:style-name="P7"><text:user-field-get text:name="Финиш82">Финиш82</text:user-field-get></text:p>
            </table:table-cell>
            <table:table-cell table:style-name="Таблица7.B2" office:value-type="string">
              <text:p text:style-name="P7"><text:user-field-get text:name="Км_Начало82">Км_Начало82</text:user-field-get></text:p>
            </table:table-cell>
            <table:table-cell table:style-name="Таблица7.B2" office:value-type="string">
              <text:p text:style-name="P7"><text:user-field-get text:name="Км_Конец82">Км_Конец82</text:user-field-get></text:p>
            </table:table-cell>
            <table:table-cell table:style-name="Таблица7.F3" office:value-type="string">
              <text:p text:style-name="P7"><text:user-field-get text:name="Пройдено82">Пройдено82</text:user-field-get></text:p>
            </table:table-cell>
          </table:table-row>
          <table:table-row>
            <table:table-cell table:style-name="Таблица7.B2" office:value-type="string">
              <text:p text:style-name="P8"><text:user-field-get text:name="Дата83">Дата83</text:user-field-get></text:p>
            </table:table-cell>
            <table:table-cell table:style-name="Таблица7.B2" office:value-type="string">
              <text:p text:style-name="P7"><text:user-field-get text:name="Старт83">Старт83</text:user-field-get></text:p>
            </table:table-cell>
            <table:table-cell table:style-name="Таблица7.B2" office:value-type="string">
              <text:p text:style-name="P7"><text:user-field-get text:name="Финиш83">Финиш83</text:user-field-get></text:p>
            </table:table-cell>
            <table:table-cell table:style-name="Таблица7.B2" office:value-type="string">
              <text:p text:style-name="P7"><text:user-field-get text:name="Км_Начало83">Км_Начало83</text:user-field-get></text:p>
            </table:table-cell>
            <table:table-cell table:style-name="Таблица7.B2" office:value-type="string">
              <text:p text:style-name="P7"><text:user-field-get text:name="Км_Конец83">Км_Конец83</text:user-field-get></text:p>
            </table:table-cell>
            <table:table-cell table:style-name="Таблица7.F3" office:value-type="string">
              <text:p text:style-name="P7"><text:user-field-get text:name="Пройдено83">Пройдено83</text:user-field-get></text:p>
            </table:table-cell>
          </table:table-row>
          <table:table-row>
            <table:table-cell table:style-name="Таблица7.B2" office:value-type="string">
              <text:p text:style-name="P7"><text:user-field-get text:name="Дата84">Дата84</text:user-field-get></text:p>
            </table:table-cell>
            <table:table-cell table:style-name="Таблица7.B2" office:value-type="string">
              <text:p text:style-name="P7"><text:user-field-get text:name="Старт84">Старт84</text:user-field-get></text:p>
            </table:table-cell>
            <table:table-cell table:style-name="Таблица7.B2" office:value-type="string">
              <text:p text:style-name="P7"><text:user-field-get text:name="Финиш84">Финиш84</text:user-field-get></text:p>
            </table:table-cell>
            <table:table-cell table:style-name="Таблица7.B2" office:value-type="string">
              <text:p text:style-name="P7"><text:user-field-get text:name="Км_Начало84">Км_Начало84</text:user-field-get></text:p>
            </table:table-cell>
            <table:table-cell table:style-name="Таблица7.B2" office:value-type="string">
              <text:p text:style-name="P7"><text:user-field-get text:name="Км_Конец84">Км_Конец84</text:user-field-get></text:p>
            </table:table-cell>
            <table:table-cell table:style-name="Таблица7.F3" office:value-type="string">
              <text:p text:style-name="P7"><text:user-field-get text:name="Пройдено84">Пройдено84</text:user-field-get></text:p>
            </table:table-cell>
          </table:table-row>
          <table:table-row>
            <table:table-cell table:style-name="Таблица7.B2" office:value-type="string">
              <text:p text:style-name="P7"><text:user-field-get text:name="Дата85">Дата85</text:user-field-get></text:p>
            </table:table-cell>
            <table:table-cell table:style-name="Таблица7.B2" office:value-type="string">
              <text:p text:style-name="P7"><text:user-field-get text:name="Старт85">Старт85</text:user-field-get></text:p>
            </table:table-cell>
            <table:table-cell table:style-name="Таблица7.B2" office:value-type="string">
              <text:p text:style-name="P7"><text:user-field-get text:name="Финиш85">Финиш85</text:user-field-get></text:p>
            </table:table-cell>
            <table:table-cell table:style-name="Таблица7.B2" office:value-type="string">
              <text:p text:style-name="P7"><text:user-field-get text:name="Км_Начало85">Км_Начало85</text:user-field-get></text:p>
            </table:table-cell>
            <table:table-cell table:style-name="Таблица7.B2" office:value-type="string">
              <text:p text:style-name="P7"><text:user-field-get text:name="Км_Конец85">Км_Конец85</text:user-field-get></text:p>
            </table:table-cell>
            <table:table-cell table:style-name="Таблица7.F3" office:value-type="string">
              <text:p text:style-name="P7"><text:user-field-get text:name="Пройдено85">Пройдено85</text:user-field-get></text:p>
            </table:table-cell>
          </table:table-row>
          <table:table-row>
            <table:table-cell table:style-name="Таблица7.B2" office:value-type="string">
              <text:p text:style-name="P7"><text:user-field-get text:name="Дата86">Дата86</text:user-field-get></text:p>
            </table:table-cell>
            <table:table-cell table:style-name="Таблица7.B2" office:value-type="string">
              <text:p text:style-name="P7"><text:user-field-get text:name="Старт86">Старт86</text:user-field-get></text:p>
            </table:table-cell>
            <table:table-cell table:style-name="Таблица7.B2" office:value-type="string">
              <text:p text:style-name="P7"><text:user-field-get text:name="Финиш86">Финиш86</text:user-field-get></text:p>
            </table:table-cell>
            <table:table-cell table:style-name="Таблица7.B2" office:value-type="string">
              <text:p text:style-name="P7"><text:user-field-get text:name="Км_Начало86">Км_Начало86</text:user-field-get></text:p>
            </table:table-cell>
            <table:table-cell table:style-name="Таблица7.B2" office:value-type="string">
              <text:p text:style-name="P7"><text:user-field-get text:name="Км_Конец86">Км_Конец86</text:user-field-get></text:p>
            </table:table-cell>
            <table:table-cell table:style-name="Таблица7.F3" office:value-type="string">
              <text:p text:style-name="P7"><text:user-field-get text:name="Пройдено86">Пройдено86</text:user-field-get></text:p>
            </table:table-cell>
          </table:table-row>
          <table:table-row>
            <table:table-cell table:style-name="Таблица7.B2" office:value-type="string">
              <text:p text:style-name="P15"><text:user-field-get text:name="Дата87">Дата87</text:user-field-get></text:p>
            </table:table-cell>
            <table:table-cell table:style-name="Таблица7.B2" office:value-type="string">
              <text:p text:style-name="P11"><text:user-field-get text:name="Старт87">Старт87</text:user-field-get></text:p>
            </table:table-cell>
            <table:table-cell table:style-name="Таблица7.B2" office:value-type="string">
              <text:p text:style-name="P11"><text:user-field-get text:name="Финиш87">Финиш87</text:user-field-get></text:p>
            </table:table-cell>
            <table:table-cell table:style-name="Таблица7.B2" office:value-type="string">
              <text:p text:style-name="P11"><text:user-field-get text:name="Км_Начало87">Км_Начало87</text:user-field-get></text:p>
            </table:table-cell>
            <table:table-cell table:style-name="Таблица7.B2" office:value-type="string">
              <text:p text:style-name="P11"><text:user-field-get text:name="Км_Конец87">Км_Конец87</text:user-field-get></text:p>
            </table:table-cell>
            <table:table-cell table:style-name="Таблица7.F3" office:value-type="string">
              <text:p text:style-name="P16"><text:user-field-get text:name="Пройдено87">Пройдено87</text:user-field-get></text:p>
            </table:table-cell>
          </table:table-row>
        </table:table>
        <text:p text:style-name="P45"><text:soft-page-break/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 Unicode MS2" svg:font-family="'Arial Unicode M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Lucida Sans Unicode" svg:font-family="'Lucida Sans Unicode'" style:font-family-generic="swiss" style:font-pitch="variable"/>
    <style:font-face style:name="Arial Unicode MS1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Arial Unicode M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Arial Unicode MS2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0.499cm" fo:margin-bottom="0.499cm" fo:margin-left="0.499cm" fo:margin-right="0.499cm" style:writing-mode="lr-tb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9T19:08:48.14</meta:creation-date>
    <dc:date>2016-11-14T22:44:54.83</dc:date>
    <meta:editing-duration>PT50M7S</meta:editing-duration>
    <meta:editing-cycles>14</meta:editing-cycles>
    <meta:generator>LibreOffice/4.0.4.2$Windows_x86 LibreOffice_project/9e9821abd0ffdbc09cd8c52eaa574fa09eb08f2</meta:generator>
    <meta:document-statistic meta:table-count="7" meta:image-count="0" meta:object-count="0" meta:page-count="3" meta:paragraph-count="616" meta:word-count="730" meta:character-count="6871" meta:non-whitespace-character-count="6486"/>
  </office:meta>
</office:document-meta>
</file>